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66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Index</text:p>
          </table:table-cell>
          <table:table-cell office:value-type="string">
            <text:p>Bin 125</text:p>
          </table:table-cell>
          <table:table-cell office:value-type="string">
            <text:p>Bin 250</text:p>
          </table:table-cell>
          <table:table-cell office:value-type="string">
            <text:p>Bin 500</text:p>
          </table:table-cell>
          <table:table-cell office:value-type="string">
            <text:p>Bin 1000</text:p>
          </table:table-cell>
          <table:table-cell office:value-type="string">
            <text:p>Bin 2000</text:p>
          </table:table-cell>
          <table:table-cell office:value-type="string">
            <text:p>Bin 4000</text:p>
          </table:table-cell>
          <table:table-cell office:value-type="string">
            <text:p>Bin 8000</text:p>
          </table:table-cell>
          <table:table-cell office:value-type="string">
            <text:p>Bin 16000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4">
            <text:p>5' RACE (mixed-stage embryos) Genes overlapping MRNAs</text:p>
          </table:table-cell>
          <table:table-cell office:value-type="float" office:value="9477.44">
            <text:p>9477.44</text:p>
          </table:table-cell>
          <table:table-cell office:value-type="float" office:value="68992.303">
            <text:p>68992.3</text:p>
          </table:table-cell>
          <table:table-cell office:value-type="float" office:value="30527.288">
            <text:p>30527.29</text:p>
          </table:table-cell>
          <table:table-cell office:value-type="float" office:value="7316.503">
            <text:p>7316.5</text:p>
          </table:table-cell>
          <table:table-cell office:value-type="float" office:value="3869.411">
            <text:p>3869.41</text:p>
          </table:table-cell>
          <table:table-cell office:value-type="float" office:value="3455.783">
            <text:p>3455.78</text:p>
          </table:table-cell>
          <table:table-cell office:value-type="float" office:value="2646.859">
            <text:p>2646.86</text:p>
          </table:table-cell>
          <table:table-cell office:value-type="float" office:value="2385.049">
            <text:p>2385.05</text:p>
          </table:table-cell>
          <table:table-cell office:value-type="float" office:value="2385.913">
            <text:p>2385.91</text:p>
          </table:table-cell>
          <table:table-cell/>
        </table:table-row>
        <table:table-row table:style-name="ro1">
          <table:covered-table-cell/>
          <table:table-cell office:value-type="float" office:value="9493.154">
            <text:p>9493.15</text:p>
          </table:table-cell>
          <table:table-cell office:value-type="float" office:value="26730.752">
            <text:p>26730.75</text:p>
          </table:table-cell>
          <table:table-cell office:value-type="float" office:value="14011.325">
            <text:p>14011.33</text:p>
          </table:table-cell>
          <table:table-cell office:value-type="float" office:value="5427.941">
            <text:p>5427.94</text:p>
          </table:table-cell>
          <table:table-cell office:value-type="float" office:value="3384.008">
            <text:p>3384.01</text:p>
          </table:table-cell>
          <table:table-cell office:value-type="float" office:value="3373.355">
            <text:p>3373.36</text:p>
          </table:table-cell>
          <table:table-cell office:value-type="float" office:value="2587.24">
            <text:p>2587.24</text:p>
          </table:table-cell>
          <table:table-cell office:value-type="float" office:value="2332.488">
            <text:p>2332.49</text:p>
          </table:table-cell>
          <table:table-cell office:value-type="float" office:value="2340.47">
            <text:p>2340.47</text:p>
          </table:table-cell>
          <table:table-cell/>
        </table:table-row>
        <table:table-row table:style-name="ro1">
          <table:covered-table-cell/>
          <table:table-cell office:value-type="float" office:value="9456.25">
            <text:p>9456.25</text:p>
          </table:table-cell>
          <table:table-cell office:value-type="float" office:value="26815.579">
            <text:p>26815.58</text:p>
          </table:table-cell>
          <table:table-cell office:value-type="float" office:value="14027.263">
            <text:p>14027.26</text:p>
          </table:table-cell>
          <table:table-cell office:value-type="float" office:value="5452.995">
            <text:p>5453</text:p>
          </table:table-cell>
          <table:table-cell office:value-type="float" office:value="3369.403">
            <text:p>3369.4</text:p>
          </table:table-cell>
          <table:table-cell office:value-type="float" office:value="3380.397">
            <text:p>3380.4</text:p>
          </table:table-cell>
          <table:table-cell office:value-type="float" office:value="2583.17">
            <text:p>2583.17</text:p>
          </table:table-cell>
          <table:table-cell office:value-type="float" office:value="2341.736">
            <text:p>2341.74</text:p>
          </table:table-cell>
          <table:table-cell office:value-type="float" office:value="2344.017">
            <text:p>2344.02</text:p>
          </table:table-cell>
          <table:table-cell/>
        </table:table-row>
        <table:table-row table:style-name="ro1">
          <table:covered-table-cell/>
          <table:table-cell office:value-type="float" office:value="9472.813">
            <text:p>9472.81</text:p>
          </table:table-cell>
          <table:table-cell office:value-type="float" office:value="26396.927">
            <text:p>26396.93</text:p>
          </table:table-cell>
          <table:table-cell office:value-type="float" office:value="14037.739">
            <text:p>14037.74</text:p>
          </table:table-cell>
          <table:table-cell office:value-type="float" office:value="5452.034">
            <text:p>5452.03</text:p>
          </table:table-cell>
          <table:table-cell office:value-type="float" office:value="3372.934">
            <text:p>3372.93</text:p>
          </table:table-cell>
          <table:table-cell office:value-type="float" office:value="3385.835">
            <text:p>3385.84</text:p>
          </table:table-cell>
          <table:table-cell office:value-type="float" office:value="2584.446">
            <text:p>2584.45</text:p>
          </table:table-cell>
          <table:table-cell office:value-type="float" office:value="2337.181">
            <text:p>2337.18</text:p>
          </table:table-cell>
          <table:table-cell office:value-type="float" office:value="2337.968">
            <text:p>2337.97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4">
            <text:p>5' RACE (mixed-stage embryos) Exons overlapping ESTs</text:p>
          </table:table-cell>
          <table:table-cell office:value-type="float" office:value="19145.102">
            <text:p>19145.1</text:p>
          </table:table-cell>
          <table:table-cell office:value-type="float" office:value="4844.75">
            <text:p>4844.75</text:p>
          </table:table-cell>
          <table:table-cell office:value-type="float" office:value="3633.39">
            <text:p>3633.39</text:p>
          </table:table-cell>
          <table:table-cell office:value-type="float" office:value="2993.106">
            <text:p>2993.11</text:p>
          </table:table-cell>
          <table:table-cell office:value-type="float" office:value="1833.417">
            <text:p>1833.42</text:p>
          </table:table-cell>
          <table:table-cell office:value-type="float" office:value="1107.872">
            <text:p>1107.87</text:p>
          </table:table-cell>
          <table:table-cell office:value-type="float" office:value="1642.152">
            <text:p>1642.15</text:p>
          </table:table-cell>
          <table:table-cell office:value-type="float" office:value="1301.414">
            <text:p>1301.41</text:p>
          </table:table-cell>
          <table:table-cell office:value-type="float" office:value="1625.771">
            <text:p>1625.77</text:p>
          </table:table-cell>
          <table:table-cell/>
        </table:table-row>
        <table:table-row table:style-name="ro1">
          <table:covered-table-cell/>
          <table:table-cell office:value-type="float" office:value="18847.568">
            <text:p>18847.57</text:p>
          </table:table-cell>
          <table:table-cell office:value-type="float" office:value="3083.197">
            <text:p>3083.2</text:p>
          </table:table-cell>
          <table:table-cell office:value-type="float" office:value="2215.279">
            <text:p>2215.28</text:p>
          </table:table-cell>
          <table:table-cell office:value-type="float" office:value="1777.624">
            <text:p>1777.62</text:p>
          </table:table-cell>
          <table:table-cell office:value-type="float" office:value="1575.692">
            <text:p>1575.69</text:p>
          </table:table-cell>
          <table:table-cell office:value-type="float" office:value="1043.23">
            <text:p>1043.23</text:p>
          </table:table-cell>
          <table:table-cell office:value-type="float" office:value="1320.975">
            <text:p>1320.98</text:p>
          </table:table-cell>
          <table:table-cell office:value-type="float" office:value="1246.104">
            <text:p>1246.1</text:p>
          </table:table-cell>
          <table:table-cell office:value-type="float" office:value="1571.805">
            <text:p>1571.81</text:p>
          </table:table-cell>
          <table:table-cell/>
        </table:table-row>
        <table:table-row table:style-name="ro1">
          <table:covered-table-cell/>
          <table:table-cell office:value-type="float" office:value="18808.245">
            <text:p>18808.25</text:p>
          </table:table-cell>
          <table:table-cell office:value-type="float" office:value="3062.602">
            <text:p>3062.6</text:p>
          </table:table-cell>
          <table:table-cell office:value-type="float" office:value="2191.047">
            <text:p>2191.05</text:p>
          </table:table-cell>
          <table:table-cell office:value-type="float" office:value="1751.356">
            <text:p>1751.36</text:p>
          </table:table-cell>
          <table:table-cell office:value-type="float" office:value="1545.809">
            <text:p>1545.81</text:p>
          </table:table-cell>
          <table:table-cell office:value-type="float" office:value="1024.212">
            <text:p>1024.21</text:p>
          </table:table-cell>
          <table:table-cell office:value-type="float" office:value="1300.652">
            <text:p>1300.65</text:p>
          </table:table-cell>
          <table:table-cell office:value-type="float" office:value="1227.49">
            <text:p>1227.49</text:p>
          </table:table-cell>
          <table:table-cell office:value-type="float" office:value="1525.975">
            <text:p>1525.98</text:p>
          </table:table-cell>
          <table:table-cell/>
        </table:table-row>
        <table:table-row table:style-name="ro1">
          <table:covered-table-cell/>
          <table:table-cell office:value-type="float" office:value="18833.26">
            <text:p>18833.26</text:p>
          </table:table-cell>
          <table:table-cell office:value-type="float" office:value="3069.39">
            <text:p>3069.39</text:p>
          </table:table-cell>
          <table:table-cell office:value-type="float" office:value="2186.251">
            <text:p>2186.25</text:p>
          </table:table-cell>
          <table:table-cell office:value-type="float" office:value="1750.976">
            <text:p>1750.98</text:p>
          </table:table-cell>
          <table:table-cell office:value-type="float" office:value="1547.776">
            <text:p>1547.78</text:p>
          </table:table-cell>
          <table:table-cell office:value-type="float" office:value="1029.149">
            <text:p>1029.15</text:p>
          </table:table-cell>
          <table:table-cell office:value-type="float" office:value="1302.579">
            <text:p>1302.58</text:p>
          </table:table-cell>
          <table:table-cell office:value-type="float" office:value="1222.355">
            <text:p>1222.36</text:p>
          </table:table-cell>
          <table:table-cell office:value-type="float" office:value="1532.501">
            <text:p>1532.5</text:p>
          </table:table-cell>
          <table:table-cell/>
        </table:table-row>
        <table:table-row table:style-name="ro1">
          <table:table-cell table:style-name="ce3" office:value-type="string" table:number-columns-spanned="1" table:number-rows-spanned="4">
            <text:p>AdultMale_H3K4Me3 2kb upstream</text:p>
          </table:table-cell>
          <table:table-cell office:value-type="float" office:value="40507.708">
            <text:p>40507.71</text:p>
          </table:table-cell>
          <table:table-cell office:value-type="float" office:value="147550.282">
            <text:p>147550.28</text:p>
          </table:table-cell>
          <table:table-cell office:value-type="float" office:value="66712.041">
            <text:p>66712.04</text:p>
          </table:table-cell>
          <table:table-cell office:value-type="float" office:value="39703.735">
            <text:p>39703.74</text:p>
          </table:table-cell>
          <table:table-cell office:value-type="float" office:value="30685.281">
            <text:p>30685.28</text:p>
          </table:table-cell>
          <table:table-cell office:value-type="float" office:value="20414.588">
            <text:p>20414.59</text:p>
          </table:table-cell>
          <table:table-cell office:value-type="float" office:value="17503.502">
            <text:p>17503.5</text:p>
          </table:table-cell>
          <table:table-cell office:value-type="float" office:value="16975.328">
            <text:p>16975.33</text:p>
          </table:table-cell>
          <table:table-cell office:value-type="float" office:value="18654.45">
            <text:p>18654.45</text:p>
          </table:table-cell>
          <table:table-cell/>
        </table:table-row>
        <table:table-row table:style-name="ro1">
          <table:covered-table-cell/>
          <table:table-cell office:value-type="float" office:value="40468.321">
            <text:p>40468.32</text:p>
          </table:table-cell>
          <table:table-cell office:value-type="float" office:value="145690.936">
            <text:p>145690.94</text:p>
          </table:table-cell>
          <table:table-cell office:value-type="float" office:value="63314.363">
            <text:p>63314.36</text:p>
          </table:table-cell>
          <table:table-cell office:value-type="float" office:value="37458.159">
            <text:p>37458.16</text:p>
          </table:table-cell>
          <table:table-cell office:value-type="float" office:value="27800.939">
            <text:p>27800.94</text:p>
          </table:table-cell>
          <table:table-cell office:value-type="float" office:value="20124.758">
            <text:p>20124.76</text:p>
          </table:table-cell>
          <table:table-cell office:value-type="float" office:value="17261.359">
            <text:p>17261.36</text:p>
          </table:table-cell>
          <table:table-cell office:value-type="float" office:value="16728.288">
            <text:p>16728.29</text:p>
          </table:table-cell>
          <table:table-cell office:value-type="float" office:value="18472.145">
            <text:p>18472.15</text:p>
          </table:table-cell>
          <table:table-cell/>
        </table:table-row>
        <table:table-row table:style-name="ro1">
          <table:covered-table-cell/>
          <table:table-cell office:value-type="float" office:value="40552.318">
            <text:p>40552.32</text:p>
          </table:table-cell>
          <table:table-cell office:value-type="float" office:value="145981.384">
            <text:p>145981.38</text:p>
          </table:table-cell>
          <table:table-cell office:value-type="float" office:value="63288.19">
            <text:p>63288.19</text:p>
          </table:table-cell>
          <table:table-cell office:value-type="float" office:value="37388.456">
            <text:p>37388.46</text:p>
          </table:table-cell>
          <table:table-cell office:value-type="float" office:value="27743.461">
            <text:p>27743.46</text:p>
          </table:table-cell>
          <table:table-cell office:value-type="float" office:value="20126.337">
            <text:p>20126.34</text:p>
          </table:table-cell>
          <table:table-cell office:value-type="float" office:value="17153.086">
            <text:p>17153.09</text:p>
          </table:table-cell>
          <table:table-cell office:value-type="float" office:value="16709.098">
            <text:p>16709.1</text:p>
          </table:table-cell>
          <table:table-cell office:value-type="float" office:value="18411.342">
            <text:p>18411.34</text:p>
          </table:table-cell>
          <table:table-cell/>
        </table:table-row>
        <table:table-row table:style-name="ro1">
          <table:covered-table-cell/>
          <table:table-cell office:value-type="float" office:value="40569.637">
            <text:p>40569.64</text:p>
          </table:table-cell>
          <table:table-cell office:value-type="float" office:value="145706.132">
            <text:p>145706.13</text:p>
          </table:table-cell>
          <table:table-cell office:value-type="float" office:value="63472.21">
            <text:p>63472.21</text:p>
          </table:table-cell>
          <table:table-cell office:value-type="float" office:value="37446.498">
            <text:p>37446.5</text:p>
          </table:table-cell>
          <table:table-cell office:value-type="float" office:value="27676.171">
            <text:p>27676.17</text:p>
          </table:table-cell>
          <table:table-cell office:value-type="float" office:value="20112.548">
            <text:p>20112.55</text:p>
          </table:table-cell>
          <table:table-cell office:value-type="float" office:value="17125.034">
            <text:p>17125.03</text:p>
          </table:table-cell>
          <table:table-cell office:value-type="float" office:value="16724.801">
            <text:p>16724.8</text:p>
          </table:table-cell>
          <table:table-cell office:value-type="float" office:value="18347.495">
            <text:p>18347.5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4">
            <text:p>dmg3 rtpcr ESTs 5kb downstream</text:p>
          </table:table-cell>
          <table:table-cell office:value-type="float" office:value="1612.795">
            <text:p>1612.8</text:p>
          </table:table-cell>
          <table:table-cell office:value-type="float" office:value="105757.574">
            <text:p>105757.57</text:p>
          </table:table-cell>
          <table:table-cell office:value-type="float" office:value="7320.965">
            <text:p>7320.97</text:p>
          </table:table-cell>
          <table:table-cell office:value-type="float" office:value="4602.13">
            <text:p>4602.13</text:p>
          </table:table-cell>
          <table:table-cell office:value-type="float" office:value="4445.811">
            <text:p>4445.81</text:p>
          </table:table-cell>
          <table:table-cell office:value-type="float" office:value="2548.983">
            <text:p>2548.98</text:p>
          </table:table-cell>
          <table:table-cell office:value-type="float" office:value="2490.277">
            <text:p>2490.28</text:p>
          </table:table-cell>
          <table:table-cell office:value-type="float" office:value="2751.831">
            <text:p>2751.83</text:p>
          </table:table-cell>
          <table:table-cell office:value-type="float" office:value="3330.24">
            <text:p>3330.24</text:p>
          </table:table-cell>
          <table:table-cell/>
        </table:table-row>
        <table:table-row table:style-name="ro1">
          <table:covered-table-cell/>
          <table:table-cell office:value-type="float" office:value="1515.778">
            <text:p>1515.78</text:p>
          </table:table-cell>
          <table:table-cell office:value-type="float" office:value="105317.71">
            <text:p>105317.71</text:p>
          </table:table-cell>
          <table:table-cell office:value-type="float" office:value="4337.696">
            <text:p>4337.7</text:p>
          </table:table-cell>
          <table:table-cell office:value-type="float" office:value="3435.627">
            <text:p>3435.63</text:p>
          </table:table-cell>
          <table:table-cell office:value-type="float" office:value="2797.442">
            <text:p>2797.44</text:p>
          </table:table-cell>
          <table:table-cell office:value-type="float" office:value="2511.988">
            <text:p>2511.99</text:p>
          </table:table-cell>
          <table:table-cell office:value-type="float" office:value="2441.042">
            <text:p>2441.04</text:p>
          </table:table-cell>
          <table:table-cell office:value-type="float" office:value="2703.072">
            <text:p>2703.07</text:p>
          </table:table-cell>
          <table:table-cell office:value-type="float" office:value="3298.803">
            <text:p>3298.8</text:p>
          </table:table-cell>
          <table:table-cell/>
        </table:table-row>
        <table:table-row table:style-name="ro1">
          <table:covered-table-cell/>
          <table:table-cell office:value-type="float" office:value="1518.422">
            <text:p>1518.42</text:p>
          </table:table-cell>
          <table:table-cell office:value-type="float" office:value="105641.758">
            <text:p>105641.76</text:p>
          </table:table-cell>
          <table:table-cell office:value-type="float" office:value="4383.088">
            <text:p>4383.09</text:p>
          </table:table-cell>
          <table:table-cell office:value-type="float" office:value="3437.008">
            <text:p>3437.01</text:p>
          </table:table-cell>
          <table:table-cell office:value-type="float" office:value="2799.472">
            <text:p>2799.47</text:p>
          </table:table-cell>
          <table:table-cell office:value-type="float" office:value="2515.188">
            <text:p>2515.19</text:p>
          </table:table-cell>
          <table:table-cell office:value-type="float" office:value="2429.644">
            <text:p>2429.64</text:p>
          </table:table-cell>
          <table:table-cell office:value-type="float" office:value="2714.921">
            <text:p>2714.92</text:p>
          </table:table-cell>
          <table:table-cell office:value-type="float" office:value="3297.562">
            <text:p>3297.56</text:p>
          </table:table-cell>
          <table:table-cell/>
        </table:table-row>
        <table:table-row table:style-name="ro1">
          <table:covered-table-cell/>
          <table:table-cell office:value-type="float" office:value="1518.302">
            <text:p>1518.3</text:p>
          </table:table-cell>
          <table:table-cell office:value-type="float" office:value="105670.937">
            <text:p>105670.94</text:p>
          </table:table-cell>
          <table:table-cell office:value-type="float" office:value="4379.885">
            <text:p>4379.89</text:p>
          </table:table-cell>
          <table:table-cell office:value-type="float" office:value="3433.913">
            <text:p>3433.91</text:p>
          </table:table-cell>
          <table:table-cell office:value-type="float" office:value="2808.293">
            <text:p>2808.29</text:p>
          </table:table-cell>
          <table:table-cell office:value-type="float" office:value="2514.178">
            <text:p>2514.18</text:p>
          </table:table-cell>
          <table:table-cell office:value-type="float" office:value="2434.876">
            <text:p>2434.88</text:p>
          </table:table-cell>
          <table:table-cell office:value-type="float" office:value="2704.383">
            <text:p>2704.38</text:p>
          </table:table-cell>
          <table:table-cell office:value-type="float" office:value="3301.358">
            <text:p>3301.36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4">
            <text:p>Dm_S2Rp_TotalRNA_p200_020-022-024_38bp Exons overlapping TranscriptRegions</text:p>
          </table:table-cell>
          <table:table-cell office:value-type="float" office:value="218177.602">
            <text:p>218177.6</text:p>
          </table:table-cell>
          <table:table-cell office:value-type="float" office:value="192933.339">
            <text:p>192933.34</text:p>
          </table:table-cell>
          <table:table-cell office:value-type="float" office:value="132131.948">
            <text:p>132131.95</text:p>
          </table:table-cell>
          <table:table-cell office:value-type="float" office:value="86521.008">
            <text:p>86521.01</text:p>
          </table:table-cell>
          <table:table-cell office:value-type="float" office:value="71289.525">
            <text:p>71289.53</text:p>
          </table:table-cell>
          <table:table-cell office:value-type="float" office:value="104463.722">
            <text:p>104463.72</text:p>
          </table:table-cell>
          <table:table-cell office:value-type="float" office:value="95879.169">
            <text:p>95879.17</text:p>
          </table:table-cell>
          <table:table-cell office:value-type="float" office:value="129765.611">
            <text:p>129765.61</text:p>
          </table:table-cell>
          <table:table-cell office:value-type="float" office:value="204074.606">
            <text:p>204074.61</text:p>
          </table:table-cell>
          <table:table-cell/>
        </table:table-row>
        <table:table-row table:style-name="ro1">
          <table:covered-table-cell/>
          <table:table-cell office:value-type="float" office:value="218284.287">
            <text:p>218284.29</text:p>
          </table:table-cell>
          <table:table-cell office:value-type="float" office:value="190096.463">
            <text:p>190096.46</text:p>
          </table:table-cell>
          <table:table-cell office:value-type="float" office:value="129762.335">
            <text:p>129762.34</text:p>
          </table:table-cell>
          <table:table-cell office:value-type="float" office:value="85475.55">
            <text:p>85475.55</text:p>
          </table:table-cell>
          <table:table-cell office:value-type="float" office:value="67933.271">
            <text:p>67933.27</text:p>
          </table:table-cell>
          <table:table-cell office:value-type="float" office:value="104452.74">
            <text:p>104452.74</text:p>
          </table:table-cell>
          <table:table-cell office:value-type="float" office:value="95089.113">
            <text:p>95089.11</text:p>
          </table:table-cell>
          <table:table-cell office:value-type="float" office:value="129222.171">
            <text:p>129222.17</text:p>
          </table:table-cell>
          <table:table-cell office:value-type="float" office:value="203333.081">
            <text:p>203333.08</text:p>
          </table:table-cell>
          <table:table-cell/>
        </table:table-row>
        <table:table-row table:style-name="ro1">
          <table:covered-table-cell/>
          <table:table-cell office:value-type="float" office:value="220297.057">
            <text:p>220297.06</text:p>
          </table:table-cell>
          <table:table-cell office:value-type="float" office:value="190200.707">
            <text:p>190200.71</text:p>
          </table:table-cell>
          <table:table-cell office:value-type="float" office:value="129755.331">
            <text:p>129755.33</text:p>
          </table:table-cell>
          <table:table-cell office:value-type="float" office:value="85115.588">
            <text:p>85115.59</text:p>
          </table:table-cell>
          <table:table-cell office:value-type="float" office:value="67933.411">
            <text:p>67933.41</text:p>
          </table:table-cell>
          <table:table-cell office:value-type="float" office:value="104090.23">
            <text:p>104090.23</text:p>
          </table:table-cell>
          <table:table-cell office:value-type="float" office:value="95014.575">
            <text:p>95014.58</text:p>
          </table:table-cell>
          <table:table-cell office:value-type="float" office:value="128621.244">
            <text:p>128621.24</text:p>
          </table:table-cell>
          <table:table-cell office:value-type="float" office:value="203384.881">
            <text:p>203384.88</text:p>
          </table:table-cell>
          <table:table-cell/>
        </table:table-row>
        <table:table-row table:style-name="ro1">
          <table:covered-table-cell/>
          <table:table-cell office:value-type="float" office:value="220320.975">
            <text:p>220320.98</text:p>
          </table:table-cell>
          <table:table-cell office:value-type="float" office:value="190106.444">
            <text:p>190106.44</text:p>
          </table:table-cell>
          <table:table-cell office:value-type="float" office:value="129902.789">
            <text:p>129902.79</text:p>
          </table:table-cell>
          <table:table-cell office:value-type="float" office:value="85256.503">
            <text:p>85256.5</text:p>
          </table:table-cell>
          <table:table-cell office:value-type="float" office:value="67957.958">
            <text:p>67957.96</text:p>
          </table:table-cell>
          <table:table-cell office:value-type="float" office:value="104008.14">
            <text:p>104008.14</text:p>
          </table:table-cell>
          <table:table-cell office:value-type="float" office:value="94918.123">
            <text:p>94918.12</text:p>
          </table:table-cell>
          <table:table-cell office:value-type="float" office:value="128524.01">
            <text:p>128524.01</text:p>
          </table:table-cell>
          <table:table-cell office:value-type="float" office:value="203691.049">
            <text:p>203691.05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4">
            <text:p>Dm_S2Rp_TotalRNA_p200_020-022-024_38bp 2kb upstream</text:p>
          </table:table-cell>
          <table:table-cell office:value-type="float" office:value="214194.494">
            <text:p>214194.49</text:p>
          </table:table-cell>
          <table:table-cell office:value-type="float" office:value="1578076.82">
            <text:p>1578076.82</text:p>
          </table:table-cell>
          <table:table-cell office:value-type="float" office:value="568263.871">
            <text:p>568263.87</text:p>
          </table:table-cell>
          <table:table-cell office:value-type="float" office:value="407259.543">
            <text:p>407259.54</text:p>
          </table:table-cell>
          <table:table-cell office:value-type="float" office:value="356367.076">
            <text:p>356367.08</text:p>
          </table:table-cell>
          <table:table-cell office:value-type="float" office:value="342520.477">
            <text:p>342520.48</text:p>
          </table:table-cell>
          <table:table-cell office:value-type="float" office:value="357564.181">
            <text:p>357564.18</text:p>
          </table:table-cell>
          <table:table-cell office:value-type="float" office:value="411190.169">
            <text:p>411190.17</text:p>
          </table:table-cell>
          <table:table-cell office:value-type="float" office:value="557487.918">
            <text:p>557487.92</text:p>
          </table:table-cell>
          <table:table-cell/>
        </table:table-row>
        <table:table-row table:style-name="ro1">
          <table:covered-table-cell/>
          <table:table-cell office:value-type="float" office:value="214122.81">
            <text:p>214122.81</text:p>
          </table:table-cell>
          <table:table-cell office:value-type="float" office:value="1538358.666">
            <text:p>1538358.67</text:p>
          </table:table-cell>
          <table:table-cell office:value-type="float" office:value="571194.297">
            <text:p>571194.3</text:p>
          </table:table-cell>
          <table:table-cell office:value-type="float" office:value="403857.692">
            <text:p>403857.69</text:p>
          </table:table-cell>
          <table:table-cell office:value-type="float" office:value="355488.092">
            <text:p>355488.09</text:p>
          </table:table-cell>
          <table:table-cell office:value-type="float" office:value="339819.762">
            <text:p>339819.76</text:p>
          </table:table-cell>
          <table:table-cell office:value-type="float" office:value="347199.863">
            <text:p>347199.86</text:p>
          </table:table-cell>
          <table:table-cell office:value-type="float" office:value="410163.94">
            <text:p>410163.94</text:p>
          </table:table-cell>
          <table:table-cell office:value-type="float" office:value="557081.051">
            <text:p>557081.05</text:p>
          </table:table-cell>
          <table:table-cell/>
        </table:table-row>
        <table:table-row table:style-name="ro1">
          <table:covered-table-cell/>
          <table:table-cell office:value-type="float" office:value="239115.266">
            <text:p>239115.27</text:p>
          </table:table-cell>
          <table:table-cell office:value-type="float" office:value="1538637.214">
            <text:p>1538637.21</text:p>
          </table:table-cell>
          <table:table-cell office:value-type="float" office:value="570548.099">
            <text:p>570548.1</text:p>
          </table:table-cell>
          <table:table-cell office:value-type="float" office:value="405825.807">
            <text:p>405825.81</text:p>
          </table:table-cell>
          <table:table-cell office:value-type="float" office:value="356240.465">
            <text:p>356240.47</text:p>
          </table:table-cell>
          <table:table-cell office:value-type="float" office:value="340915.253">
            <text:p>340915.25</text:p>
          </table:table-cell>
          <table:table-cell office:value-type="float" office:value="346508.415">
            <text:p>346508.42</text:p>
          </table:table-cell>
          <table:table-cell office:value-type="float" office:value="409924.461">
            <text:p>409924.46</text:p>
          </table:table-cell>
          <table:table-cell office:value-type="float" office:value="557824.641">
            <text:p>557824.64</text:p>
          </table:table-cell>
          <table:table-cell/>
        </table:table-row>
        <table:table-row table:style-name="ro1">
          <table:covered-table-cell/>
          <table:table-cell office:value-type="float" office:value="239137.071">
            <text:p>239137.07</text:p>
          </table:table-cell>
          <table:table-cell office:value-type="float" office:value="1537746.697">
            <text:p>1537746.7</text:p>
          </table:table-cell>
          <table:table-cell office:value-type="float" office:value="570341.398">
            <text:p>570341.4</text:p>
          </table:table-cell>
          <table:table-cell office:value-type="float" office:value="404755.882">
            <text:p>404755.88</text:p>
          </table:table-cell>
          <table:table-cell office:value-type="float" office:value="355764.522">
            <text:p>355764.52</text:p>
          </table:table-cell>
          <table:table-cell office:value-type="float" office:value="340731.415">
            <text:p>340731.42</text:p>
          </table:table-cell>
          <table:table-cell office:value-type="float" office:value="346784.544">
            <text:p>346784.54</text:p>
          </table:table-cell>
          <table:table-cell office:value-type="float" office:value="409926.226">
            <text:p>409926.23</text:p>
          </table:table-cell>
          <table:table-cell office:value-type="float" office:value="557882.369">
            <text:p>557882.37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4">
            <text:p>All LocatedSequenceFeatures overlapping Gene FBgn0000639</text:p>
          </table:table-cell>
          <table:table-cell office:value-type="float" office:value="8.514">
            <text:p>8.51</text:p>
          </table:table-cell>
          <table:table-cell office:value-type="float" office:value="1987.762">
            <text:p>1987.76</text:p>
          </table:table-cell>
          <table:table-cell office:value-type="float" office:value="1571.028">
            <text:p>1571.03</text:p>
          </table:table-cell>
          <table:table-cell office:value-type="float" office:value="1355.713">
            <text:p>1355.71</text:p>
          </table:table-cell>
          <table:table-cell office:value-type="float" office:value="146.062">
            <text:p>146.06</text:p>
          </table:table-cell>
          <table:table-cell office:value-type="float" office:value="15.756">
            <text:p>15.76</text:p>
          </table:table-cell>
          <table:table-cell office:value-type="float" office:value="14.511">
            <text:p>14.51</text:p>
          </table:table-cell>
          <table:table-cell office:value-type="float" office:value="18.848">
            <text:p>18.85</text:p>
          </table:table-cell>
          <table:table-cell office:value-type="float" office:value="16.063">
            <text:p>16.06</text:p>
          </table:table-cell>
          <table:table-cell/>
        </table:table-row>
        <table:table-row table:style-name="ro1">
          <table:covered-table-cell/>
          <table:table-cell office:value-type="float" office:value="5.935">
            <text:p>5.94</text:p>
          </table:table-cell>
          <table:table-cell office:value-type="float" office:value="77.436">
            <text:p>77.44</text:p>
          </table:table-cell>
          <table:table-cell office:value-type="float" office:value="41.892">
            <text:p>41.89</text:p>
          </table:table-cell>
          <table:table-cell office:value-type="float" office:value="24.204">
            <text:p>24.2</text:p>
          </table:table-cell>
          <table:table-cell office:value-type="float" office:value="17.242">
            <text:p>17.24</text:p>
          </table:table-cell>
          <table:table-cell office:value-type="float" office:value="12.369">
            <text:p>12.37</text:p>
          </table:table-cell>
          <table:table-cell office:value-type="float" office:value="10.485">
            <text:p>10.49</text:p>
          </table:table-cell>
          <table:table-cell office:value-type="float" office:value="15.424">
            <text:p>15.42</text:p>
          </table:table-cell>
          <table:table-cell office:value-type="float" office:value="12.862">
            <text:p>12.86</text:p>
          </table:table-cell>
          <table:table-cell/>
        </table:table-row>
        <table:table-row table:style-name="ro1">
          <table:covered-table-cell/>
          <table:table-cell office:value-type="float" office:value="6.366">
            <text:p>6.37</text:p>
          </table:table-cell>
          <table:table-cell office:value-type="float" office:value="19790.645">
            <text:p>19790.65</text:p>
          </table:table-cell>
          <table:table-cell office:value-type="float" office:value="20216.674">
            <text:p>20216.67</text:p>
          </table:table-cell>
          <table:table-cell office:value-type="float" office:value="19618.052">
            <text:p>19618.05</text:p>
          </table:table-cell>
          <table:table-cell office:value-type="float" office:value="17.345">
            <text:p>17.35</text:p>
          </table:table-cell>
          <table:table-cell office:value-type="float" office:value="12.574">
            <text:p>12.57</text:p>
          </table:table-cell>
          <table:table-cell office:value-type="float" office:value="10.66">
            <text:p>10.66</text:p>
          </table:table-cell>
          <table:table-cell office:value-type="float" office:value="15.635">
            <text:p>15.64</text:p>
          </table:table-cell>
          <table:table-cell office:value-type="float" office:value="13.161">
            <text:p>13.16</text:p>
          </table:table-cell>
          <table:table-cell/>
        </table:table-row>
        <table:table-row table:style-name="ro1">
          <table:covered-table-cell/>
          <table:table-cell office:value-type="float" office:value="6.366">
            <text:p>6.37</text:p>
          </table:table-cell>
          <table:table-cell office:value-type="float" office:value="14478.752">
            <text:p>14478.75</text:p>
          </table:table-cell>
          <table:table-cell office:value-type="float" office:value="14443.089">
            <text:p>14443.09</text:p>
          </table:table-cell>
          <table:table-cell office:value-type="float" office:value="14394.262">
            <text:p>14394.26</text:p>
          </table:table-cell>
          <table:table-cell office:value-type="float" office:value="17.364">
            <text:p>17.36</text:p>
          </table:table-cell>
          <table:table-cell office:value-type="float" office:value="12.567">
            <text:p>12.57</text:p>
          </table:table-cell>
          <table:table-cell office:value-type="float" office:value="10.664">
            <text:p>10.66</text:p>
          </table:table-cell>
          <table:table-cell office:value-type="float" office:value="15.662">
            <text:p>15.66</text:p>
          </table:table-cell>
          <table:table-cell office:value-type="float" office:value="13.056">
            <text:p>13.06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4">
            <text:p>All Genes overlapping ProteinBindingSites</text:p>
          </table:table-cell>
          <table:table-cell office:value-type="float" office:value="151256.545">
            <text:p>151256.55</text:p>
          </table:table-cell>
          <table:table-cell office:value-type="float" office:value="23524.63">
            <text:p>23524.63</text:p>
          </table:table-cell>
          <table:table-cell office:value-type="float" office:value="13350.149">
            <text:p>13350.15</text:p>
          </table:table-cell>
          <table:table-cell office:value-type="float" office:value="7959.325">
            <text:p>7959.33</text:p>
          </table:table-cell>
          <table:table-cell office:value-type="float" office:value="5774.558">
            <text:p>5774.56</text:p>
          </table:table-cell>
          <table:table-cell office:value-type="float" office:value="4388.047">
            <text:p>4388.05</text:p>
          </table:table-cell>
          <table:table-cell office:value-type="float" office:value="3780.213">
            <text:p>3780.21</text:p>
          </table:table-cell>
          <table:table-cell office:value-type="float" office:value="3727.554">
            <text:p>3727.55</text:p>
          </table:table-cell>
          <table:table-cell office:value-type="float" office:value="3860.868">
            <text:p>3860.87</text:p>
          </table:table-cell>
          <table:table-cell/>
        </table:table-row>
        <table:table-row table:style-name="ro1">
          <table:covered-table-cell/>
          <table:table-cell office:value-type="float" office:value="151298.238">
            <text:p>151298.24</text:p>
          </table:table-cell>
          <table:table-cell office:value-type="float" office:value="23134.414">
            <text:p>23134.41</text:p>
          </table:table-cell>
          <table:table-cell office:value-type="float" office:value="13031.754">
            <text:p>13031.75</text:p>
          </table:table-cell>
          <table:table-cell office:value-type="float" office:value="7878.409">
            <text:p>7878.41</text:p>
          </table:table-cell>
          <table:table-cell office:value-type="float" office:value="5554.053">
            <text:p>5554.05</text:p>
          </table:table-cell>
          <table:table-cell office:value-type="float" office:value="4359.861">
            <text:p>4359.86</text:p>
          </table:table-cell>
          <table:table-cell office:value-type="float" office:value="3755.321">
            <text:p>3755.32</text:p>
          </table:table-cell>
          <table:table-cell office:value-type="float" office:value="3709.55">
            <text:p>3709.55</text:p>
          </table:table-cell>
          <table:table-cell office:value-type="float" office:value="3824.34">
            <text:p>3824.34</text:p>
          </table:table-cell>
          <table:table-cell/>
        </table:table-row>
        <table:table-row table:style-name="ro1">
          <table:covered-table-cell/>
          <table:table-cell office:value-type="float" office:value="150837.184">
            <text:p>150837.18</text:p>
          </table:table-cell>
          <table:table-cell office:value-type="float" office:value="22648.722">
            <text:p>22648.72</text:p>
          </table:table-cell>
          <table:table-cell office:value-type="float" office:value="12573.336">
            <text:p>12573.34</text:p>
          </table:table-cell>
          <table:table-cell office:value-type="float" office:value="7377.755">
            <text:p>7377.76</text:p>
          </table:table-cell>
          <table:table-cell office:value-type="float" office:value="5036.927">
            <text:p>5036.93</text:p>
          </table:table-cell>
          <table:table-cell office:value-type="float" office:value="3852.168">
            <text:p>3852.17</text:p>
          </table:table-cell>
          <table:table-cell office:value-type="float" office:value="3256.532">
            <text:p>3256.53</text:p>
          </table:table-cell>
          <table:table-cell office:value-type="float" office:value="3186.371">
            <text:p>3186.37</text:p>
          </table:table-cell>
          <table:table-cell office:value-type="float" office:value="3322.251">
            <text:p>3322.25</text:p>
          </table:table-cell>
          <table:table-cell/>
        </table:table-row>
        <table:table-row table:style-name="ro1">
          <table:covered-table-cell/>
          <table:table-cell office:value-type="float" office:value="150541.066">
            <text:p>150541.07</text:p>
          </table:table-cell>
          <table:table-cell office:value-type="float" office:value="22639.67">
            <text:p>22639.67</text:p>
          </table:table-cell>
          <table:table-cell office:value-type="float" office:value="12545.041">
            <text:p>12545.04</text:p>
          </table:table-cell>
          <table:table-cell office:value-type="float" office:value="7378.802">
            <text:p>7378.8</text:p>
          </table:table-cell>
          <table:table-cell office:value-type="float" office:value="5039.823">
            <text:p>5039.82</text:p>
          </table:table-cell>
          <table:table-cell office:value-type="float" office:value="3839.419">
            <text:p>3839.42</text:p>
          </table:table-cell>
          <table:table-cell office:value-type="float" office:value="3265.067">
            <text:p>3265.07</text:p>
          </table:table-cell>
          <table:table-cell office:value-type="float" office:value="3193.769">
            <text:p>3193.77</text:p>
          </table:table-cell>
          <table:table-cell office:value-type="float" office:value="3327.751">
            <text:p>3327.75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4">
            <text:p>All IntergenicRegions overlapping TranscriptRegions</text:p>
          </table:table-cell>
          <table:table-cell office:value-type="float" office:value="120551.834">
            <text:p>120551.83</text:p>
          </table:table-cell>
          <table:table-cell office:value-type="float" office:value="151837.867">
            <text:p>151837.87</text:p>
          </table:table-cell>
          <table:table-cell office:value-type="float" office:value="105899.869">
            <text:p>105899.87</text:p>
          </table:table-cell>
          <table:table-cell office:value-type="float" office:value="47292.62">
            <text:p>47292.62</text:p>
          </table:table-cell>
          <table:table-cell office:value-type="float" office:value="41316.066">
            <text:p>41316.07</text:p>
          </table:table-cell>
          <table:table-cell office:value-type="float" office:value="39383.076">
            <text:p>39383.08</text:p>
          </table:table-cell>
          <table:table-cell office:value-type="float" office:value="36050.259">
            <text:p>36050.26</text:p>
          </table:table-cell>
          <table:table-cell office:value-type="float" office:value="41410.096">
            <text:p>41410.1</text:p>
          </table:table-cell>
          <table:table-cell office:value-type="float" office:value="51691.677">
            <text:p>51691.68</text:p>
          </table:table-cell>
          <table:table-cell/>
        </table:table-row>
        <table:table-row table:style-name="ro1">
          <table:covered-table-cell/>
          <table:table-cell office:value-type="float" office:value="120596.273">
            <text:p>120596.27</text:p>
          </table:table-cell>
          <table:table-cell office:value-type="float" office:value="151453.197">
            <text:p>151453.2</text:p>
          </table:table-cell>
          <table:table-cell office:value-type="float" office:value="105124.946">
            <text:p>105124.95</text:p>
          </table:table-cell>
          <table:table-cell office:value-type="float" office:value="46628.91">
            <text:p>46628.91</text:p>
          </table:table-cell>
          <table:table-cell office:value-type="float" office:value="41373.705">
            <text:p>41373.71</text:p>
          </table:table-cell>
          <table:table-cell office:value-type="float" office:value="39417.132">
            <text:p>39417.13</text:p>
          </table:table-cell>
          <table:table-cell office:value-type="float" office:value="35969.221">
            <text:p>35969.22</text:p>
          </table:table-cell>
          <table:table-cell office:value-type="float" office:value="41487.131">
            <text:p>41487.13</text:p>
          </table:table-cell>
          <table:table-cell office:value-type="float" office:value="51522.363">
            <text:p>51522.36</text:p>
          </table:table-cell>
          <table:table-cell/>
        </table:table-row>
        <table:table-row table:style-name="ro1">
          <table:covered-table-cell/>
          <table:table-cell office:value-type="float" office:value="115834.402">
            <text:p>115834.4</text:p>
          </table:table-cell>
          <table:table-cell office:value-type="float" office:value="146011.544">
            <text:p>146011.54</text:p>
          </table:table-cell>
          <table:table-cell office:value-type="float" office:value="99390.014">
            <text:p>99390.01</text:p>
          </table:table-cell>
          <table:table-cell office:value-type="float" office:value="41304.952">
            <text:p>41304.95</text:p>
          </table:table-cell>
          <table:table-cell office:value-type="float" office:value="36515.833">
            <text:p>36515.83</text:p>
          </table:table-cell>
          <table:table-cell office:value-type="float" office:value="34697.58">
            <text:p>34697.58</text:p>
          </table:table-cell>
          <table:table-cell office:value-type="float" office:value="30736.237">
            <text:p>30736.24</text:p>
          </table:table-cell>
          <table:table-cell office:value-type="float" office:value="36470.469">
            <text:p>36470.47</text:p>
          </table:table-cell>
          <table:table-cell office:value-type="float" office:value="46829.382">
            <text:p>46829.38</text:p>
          </table:table-cell>
          <table:table-cell/>
        </table:table-row>
        <table:table-row table:style-name="ro1">
          <table:covered-table-cell/>
          <table:table-cell office:value-type="float" office:value="116026.33">
            <text:p>116026.33</text:p>
          </table:table-cell>
          <table:table-cell office:value-type="float" office:value="145879.37">
            <text:p>145879.37</text:p>
          </table:table-cell>
          <table:table-cell office:value-type="float" office:value="99511.024">
            <text:p>99511.02</text:p>
          </table:table-cell>
          <table:table-cell office:value-type="float" office:value="41306.828">
            <text:p>41306.83</text:p>
          </table:table-cell>
          <table:table-cell office:value-type="float" office:value="36496.172">
            <text:p>36496.17</text:p>
          </table:table-cell>
          <table:table-cell office:value-type="float" office:value="34689.288">
            <text:p>34689.29</text:p>
          </table:table-cell>
          <table:table-cell office:value-type="float" office:value="30536.769">
            <text:p>30536.77</text:p>
          </table:table-cell>
          <table:table-cell office:value-type="float" office:value="36513.914">
            <text:p>36513.91</text:p>
          </table:table-cell>
          <table:table-cell office:value-type="float" office:value="46860.081">
            <text:p>46860.08</text:p>
          </table:table-cell>
          <table:table-cell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>
            <text:p>Index</text:p>
          </table:table-cell>
          <table:table-cell office:value-type="string">
            <text:p>Bin 125</text:p>
          </table:table-cell>
          <table:table-cell office:value-type="string">
            <text:p>Bin 250</text:p>
          </table:table-cell>
          <table:table-cell office:value-type="string">
            <text:p>Bin 500</text:p>
          </table:table-cell>
          <table:table-cell office:value-type="string">
            <text:p>Bin 1000</text:p>
          </table:table-cell>
          <table:table-cell office:value-type="string">
            <text:p>Bin 2000</text:p>
          </table:table-cell>
          <table:table-cell office:value-type="string">
            <text:p>Bin 4000</text:p>
          </table:table-cell>
          <table:table-cell office:value-type="string">
            <text:p>Bin 8000</text:p>
          </table:table-cell>
          <table:table-cell office:value-type="string">
            <text:p>Bin 16000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4">
            <text:p>5' RACE (mixed-stage embryos) Genes overlapping MRNAs</text:p>
          </table:table-cell>
          <table:table-cell table:formula="of:=[.B3] / 1000" office:value-type="float" office:value="9.47744">
            <text:p>9.48</text:p>
          </table:table-cell>
          <table:table-cell table:formula="of:=[.C3] / 1000" office:value-type="float" office:value="68.992303">
            <text:p>68.99</text:p>
          </table:table-cell>
          <table:table-cell table:formula="of:=[.D3] / 1000" office:value-type="float" office:value="30.527288">
            <text:p>30.53</text:p>
          </table:table-cell>
          <table:table-cell table:formula="of:=[.E3] / 1000" office:value-type="float" office:value="7.316503">
            <text:p>7.32</text:p>
          </table:table-cell>
          <table:table-cell table:formula="of:=[.F3] / 1000" office:value-type="float" office:value="3.869411">
            <text:p>3.87</text:p>
          </table:table-cell>
          <table:table-cell table:formula="of:=[.G3] / 1000" office:value-type="float" office:value="3.455783">
            <text:p>3.46</text:p>
          </table:table-cell>
          <table:table-cell table:formula="of:=[.H3] / 1000" office:value-type="float" office:value="2.646859">
            <text:p>2.65</text:p>
          </table:table-cell>
          <table:table-cell table:formula="of:=[.I3] / 1000" office:value-type="float" office:value="2.385049">
            <text:p>2.39</text:p>
          </table:table-cell>
          <table:table-cell table:formula="of:=[.J3] / 1000" office:value-type="float" office:value="2.385913">
            <text:p>2.39</text:p>
          </table:table-cell>
          <table:table-cell/>
        </table:table-row>
        <table:table-row table:style-name="ro1">
          <table:covered-table-cell/>
          <table:table-cell table:formula="of:=[.B4] / 1000" office:value-type="float" office:value="9.493154">
            <text:p>9.49</text:p>
          </table:table-cell>
          <table:table-cell table:formula="of:=[.C4] / 1000" office:value-type="float" office:value="26.730752">
            <text:p>26.73</text:p>
          </table:table-cell>
          <table:table-cell table:formula="of:=[.D4] / 1000" office:value-type="float" office:value="14.011325">
            <text:p>14.01</text:p>
          </table:table-cell>
          <table:table-cell table:formula="of:=[.E4] / 1000" office:value-type="float" office:value="5.427941">
            <text:p>5.43</text:p>
          </table:table-cell>
          <table:table-cell table:formula="of:=[.F4] / 1000" office:value-type="float" office:value="3.384008">
            <text:p>3.38</text:p>
          </table:table-cell>
          <table:table-cell table:formula="of:=[.G4] / 1000" office:value-type="float" office:value="3.373355">
            <text:p>3.37</text:p>
          </table:table-cell>
          <table:table-cell table:formula="of:=[.H4] / 1000" office:value-type="float" office:value="2.58724">
            <text:p>2.59</text:p>
          </table:table-cell>
          <table:table-cell table:formula="of:=[.I4] / 1000" office:value-type="float" office:value="2.332488">
            <text:p>2.33</text:p>
          </table:table-cell>
          <table:table-cell table:formula="of:=[.J4] / 1000" office:value-type="float" office:value="2.34047">
            <text:p>2.34</text:p>
          </table:table-cell>
          <table:table-cell/>
        </table:table-row>
        <table:table-row table:style-name="ro1">
          <table:covered-table-cell/>
          <table:table-cell table:formula="of:=[.B5] / 1000" office:value-type="float" office:value="9.45625">
            <text:p>9.46</text:p>
          </table:table-cell>
          <table:table-cell table:formula="of:=[.C5] / 1000" office:value-type="float" office:value="26.815579">
            <text:p>26.82</text:p>
          </table:table-cell>
          <table:table-cell table:formula="of:=[.D5] / 1000" office:value-type="float" office:value="14.027263">
            <text:p>14.03</text:p>
          </table:table-cell>
          <table:table-cell table:formula="of:=[.E5] / 1000" office:value-type="float" office:value="5.452995">
            <text:p>5.45</text:p>
          </table:table-cell>
          <table:table-cell table:formula="of:=[.F5] / 1000" office:value-type="float" office:value="3.369403">
            <text:p>3.37</text:p>
          </table:table-cell>
          <table:table-cell table:formula="of:=[.G5] / 1000" office:value-type="float" office:value="3.380397">
            <text:p>3.38</text:p>
          </table:table-cell>
          <table:table-cell table:formula="of:=[.H5] / 1000" office:value-type="float" office:value="2.58317">
            <text:p>2.58</text:p>
          </table:table-cell>
          <table:table-cell table:formula="of:=[.I5] / 1000" office:value-type="float" office:value="2.341736">
            <text:p>2.34</text:p>
          </table:table-cell>
          <table:table-cell table:formula="of:=[.J5] / 1000" office:value-type="float" office:value="2.344017">
            <text:p>2.34</text:p>
          </table:table-cell>
          <table:table-cell/>
        </table:table-row>
        <table:table-row table:style-name="ro1">
          <table:covered-table-cell/>
          <table:table-cell table:formula="of:=[.B6] / 1000" office:value-type="float" office:value="9.472813">
            <text:p>9.47</text:p>
          </table:table-cell>
          <table:table-cell table:formula="of:=[.C6] / 1000" office:value-type="float" office:value="26.396927">
            <text:p>26.4</text:p>
          </table:table-cell>
          <table:table-cell table:formula="of:=[.D6] / 1000" office:value-type="float" office:value="14.037739">
            <text:p>14.04</text:p>
          </table:table-cell>
          <table:table-cell table:formula="of:=[.E6] / 1000" office:value-type="float" office:value="5.452034">
            <text:p>5.45</text:p>
          </table:table-cell>
          <table:table-cell table:formula="of:=[.F6] / 1000" office:value-type="float" office:value="3.372934">
            <text:p>3.37</text:p>
          </table:table-cell>
          <table:table-cell table:formula="of:=[.G6] / 1000" office:value-type="float" office:value="3.385835">
            <text:p>3.39</text:p>
          </table:table-cell>
          <table:table-cell table:formula="of:=[.H6] / 1000" office:value-type="float" office:value="2.584446">
            <text:p>2.58</text:p>
          </table:table-cell>
          <table:table-cell table:formula="of:=[.I6] / 1000" office:value-type="float" office:value="2.337181">
            <text:p>2.34</text:p>
          </table:table-cell>
          <table:table-cell table:formula="of:=[.J6] / 1000" office:value-type="float" office:value="2.337968">
            <text:p>2.34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4">
            <text:p>5' RACE (mixed-stage embryos) Exons overlapping ESTs</text:p>
          </table:table-cell>
          <table:table-cell table:formula="of:=[.B7] / 1000" office:value-type="float" office:value="19.145102">
            <text:p>19.15</text:p>
          </table:table-cell>
          <table:table-cell table:formula="of:=[.C7] / 1000" office:value-type="float" office:value="4.84475">
            <text:p>4.84</text:p>
          </table:table-cell>
          <table:table-cell table:formula="of:=[.D7] / 1000" office:value-type="float" office:value="3.63339">
            <text:p>3.63</text:p>
          </table:table-cell>
          <table:table-cell table:formula="of:=[.E7] / 1000" office:value-type="float" office:value="2.993106">
            <text:p>2.99</text:p>
          </table:table-cell>
          <table:table-cell table:formula="of:=[.F7] / 1000" office:value-type="float" office:value="1.833417">
            <text:p>1.83</text:p>
          </table:table-cell>
          <table:table-cell table:formula="of:=[.G7] / 1000" office:value-type="float" office:value="1.107872">
            <text:p>1.11</text:p>
          </table:table-cell>
          <table:table-cell table:formula="of:=[.H7] / 1000" office:value-type="float" office:value="1.642152">
            <text:p>1.64</text:p>
          </table:table-cell>
          <table:table-cell table:formula="of:=[.I7] / 1000" office:value-type="float" office:value="1.301414">
            <text:p>1.3</text:p>
          </table:table-cell>
          <table:table-cell table:formula="of:=[.J7] / 1000" office:value-type="float" office:value="1.625771">
            <text:p>1.63</text:p>
          </table:table-cell>
          <table:table-cell/>
        </table:table-row>
        <table:table-row table:style-name="ro1">
          <table:covered-table-cell/>
          <table:table-cell table:formula="of:=[.B8] / 1000" office:value-type="float" office:value="18.847568">
            <text:p>18.85</text:p>
          </table:table-cell>
          <table:table-cell table:formula="of:=[.C8] / 1000" office:value-type="float" office:value="3.083197">
            <text:p>3.08</text:p>
          </table:table-cell>
          <table:table-cell table:formula="of:=[.D8] / 1000" office:value-type="float" office:value="2.215279">
            <text:p>2.22</text:p>
          </table:table-cell>
          <table:table-cell table:formula="of:=[.E8] / 1000" office:value-type="float" office:value="1.777624">
            <text:p>1.78</text:p>
          </table:table-cell>
          <table:table-cell table:formula="of:=[.F8] / 1000" office:value-type="float" office:value="1.575692">
            <text:p>1.58</text:p>
          </table:table-cell>
          <table:table-cell table:formula="of:=[.G8] / 1000" office:value-type="float" office:value="1.04323">
            <text:p>1.04</text:p>
          </table:table-cell>
          <table:table-cell table:formula="of:=[.H8] / 1000" office:value-type="float" office:value="1.320975">
            <text:p>1.32</text:p>
          </table:table-cell>
          <table:table-cell table:formula="of:=[.I8] / 1000" office:value-type="float" office:value="1.246104">
            <text:p>1.25</text:p>
          </table:table-cell>
          <table:table-cell table:formula="of:=[.J8] / 1000" office:value-type="float" office:value="1.571805">
            <text:p>1.57</text:p>
          </table:table-cell>
          <table:table-cell/>
        </table:table-row>
        <table:table-row table:style-name="ro1">
          <table:covered-table-cell/>
          <table:table-cell table:formula="of:=[.B9] / 1000" office:value-type="float" office:value="18.808245">
            <text:p>18.81</text:p>
          </table:table-cell>
          <table:table-cell table:formula="of:=[.C9] / 1000" office:value-type="float" office:value="3.062602">
            <text:p>3.06</text:p>
          </table:table-cell>
          <table:table-cell table:formula="of:=[.D9] / 1000" office:value-type="float" office:value="2.191047">
            <text:p>2.19</text:p>
          </table:table-cell>
          <table:table-cell table:formula="of:=[.E9] / 1000" office:value-type="float" office:value="1.751356">
            <text:p>1.75</text:p>
          </table:table-cell>
          <table:table-cell table:formula="of:=[.F9] / 1000" office:value-type="float" office:value="1.545809">
            <text:p>1.55</text:p>
          </table:table-cell>
          <table:table-cell table:formula="of:=[.G9] / 1000" office:value-type="float" office:value="1.024212">
            <text:p>1.02</text:p>
          </table:table-cell>
          <table:table-cell table:formula="of:=[.H9] / 1000" office:value-type="float" office:value="1.300652">
            <text:p>1.3</text:p>
          </table:table-cell>
          <table:table-cell table:formula="of:=[.I9] / 1000" office:value-type="float" office:value="1.22749">
            <text:p>1.23</text:p>
          </table:table-cell>
          <table:table-cell table:formula="of:=[.J9] / 1000" office:value-type="float" office:value="1.525975">
            <text:p>1.53</text:p>
          </table:table-cell>
          <table:table-cell/>
        </table:table-row>
        <table:table-row table:style-name="ro1">
          <table:covered-table-cell/>
          <table:table-cell table:formula="of:=[.B10] / 1000" office:value-type="float" office:value="18.83326">
            <text:p>18.83</text:p>
          </table:table-cell>
          <table:table-cell table:formula="of:=[.C10] / 1000" office:value-type="float" office:value="3.06939">
            <text:p>3.07</text:p>
          </table:table-cell>
          <table:table-cell table:formula="of:=[.D10] / 1000" office:value-type="float" office:value="2.186251">
            <text:p>2.19</text:p>
          </table:table-cell>
          <table:table-cell table:formula="of:=[.E10] / 1000" office:value-type="float" office:value="1.750976">
            <text:p>1.75</text:p>
          </table:table-cell>
          <table:table-cell table:formula="of:=[.F10] / 1000" office:value-type="float" office:value="1.547776">
            <text:p>1.55</text:p>
          </table:table-cell>
          <table:table-cell table:formula="of:=[.G10] / 1000" office:value-type="float" office:value="1.029149">
            <text:p>1.03</text:p>
          </table:table-cell>
          <table:table-cell table:formula="of:=[.H10] / 1000" office:value-type="float" office:value="1.302579">
            <text:p>1.3</text:p>
          </table:table-cell>
          <table:table-cell table:formula="of:=[.I10] / 1000" office:value-type="float" office:value="1.222355">
            <text:p>1.22</text:p>
          </table:table-cell>
          <table:table-cell table:formula="of:=[.J10] / 1000" office:value-type="float" office:value="1.532501">
            <text:p>1.53</text:p>
          </table:table-cell>
          <table:table-cell/>
        </table:table-row>
        <table:table-row table:style-name="ro1">
          <table:table-cell table:style-name="ce3" office:value-type="string" table:number-columns-spanned="1" table:number-rows-spanned="4">
            <text:p>AdultMale_H3K4Me3 2kb upstream</text:p>
          </table:table-cell>
          <table:table-cell table:formula="of:=[.B11] / 1000" office:value-type="float" office:value="40.507708">
            <text:p>40.51</text:p>
          </table:table-cell>
          <table:table-cell table:formula="of:=[.C11] / 1000" office:value-type="float" office:value="147.550282">
            <text:p>147.55</text:p>
          </table:table-cell>
          <table:table-cell table:formula="of:=[.D11] / 1000" office:value-type="float" office:value="66.712041">
            <text:p>66.71</text:p>
          </table:table-cell>
          <table:table-cell table:formula="of:=[.E11] / 1000" office:value-type="float" office:value="39.703735">
            <text:p>39.7</text:p>
          </table:table-cell>
          <table:table-cell table:formula="of:=[.F11] / 1000" office:value-type="float" office:value="30.685281">
            <text:p>30.69</text:p>
          </table:table-cell>
          <table:table-cell table:formula="of:=[.G11] / 1000" office:value-type="float" office:value="20.414588">
            <text:p>20.41</text:p>
          </table:table-cell>
          <table:table-cell table:formula="of:=[.H11] / 1000" office:value-type="float" office:value="17.503502">
            <text:p>17.5</text:p>
          </table:table-cell>
          <table:table-cell table:formula="of:=[.I11] / 1000" office:value-type="float" office:value="16.975328">
            <text:p>16.98</text:p>
          </table:table-cell>
          <table:table-cell table:formula="of:=[.J11] / 1000" office:value-type="float" office:value="18.65445">
            <text:p>18.65</text:p>
          </table:table-cell>
          <table:table-cell/>
        </table:table-row>
        <table:table-row table:style-name="ro1">
          <table:covered-table-cell/>
          <table:table-cell table:formula="of:=[.B12] / 1000" office:value-type="float" office:value="40.468321">
            <text:p>40.47</text:p>
          </table:table-cell>
          <table:table-cell table:formula="of:=[.C12] / 1000" office:value-type="float" office:value="145.690936">
            <text:p>145.69</text:p>
          </table:table-cell>
          <table:table-cell table:formula="of:=[.D12] / 1000" office:value-type="float" office:value="63.314363">
            <text:p>63.31</text:p>
          </table:table-cell>
          <table:table-cell table:formula="of:=[.E12] / 1000" office:value-type="float" office:value="37.458159">
            <text:p>37.46</text:p>
          </table:table-cell>
          <table:table-cell table:formula="of:=[.F12] / 1000" office:value-type="float" office:value="27.800939">
            <text:p>27.8</text:p>
          </table:table-cell>
          <table:table-cell table:formula="of:=[.G12] / 1000" office:value-type="float" office:value="20.124758">
            <text:p>20.12</text:p>
          </table:table-cell>
          <table:table-cell table:formula="of:=[.H12] / 1000" office:value-type="float" office:value="17.261359">
            <text:p>17.26</text:p>
          </table:table-cell>
          <table:table-cell table:formula="of:=[.I12] / 1000" office:value-type="float" office:value="16.728288">
            <text:p>16.73</text:p>
          </table:table-cell>
          <table:table-cell table:formula="of:=[.J12] / 1000" office:value-type="float" office:value="18.472145">
            <text:p>18.47</text:p>
          </table:table-cell>
          <table:table-cell/>
        </table:table-row>
        <table:table-row table:style-name="ro1">
          <table:covered-table-cell/>
          <table:table-cell table:formula="of:=[.B13] / 1000" office:value-type="float" office:value="40.552318">
            <text:p>40.55</text:p>
          </table:table-cell>
          <table:table-cell table:formula="of:=[.C13] / 1000" office:value-type="float" office:value="145.981384">
            <text:p>145.98</text:p>
          </table:table-cell>
          <table:table-cell table:formula="of:=[.D13] / 1000" office:value-type="float" office:value="63.28819">
            <text:p>63.29</text:p>
          </table:table-cell>
          <table:table-cell table:formula="of:=[.E13] / 1000" office:value-type="float" office:value="37.388456">
            <text:p>37.39</text:p>
          </table:table-cell>
          <table:table-cell table:formula="of:=[.F13] / 1000" office:value-type="float" office:value="27.743461">
            <text:p>27.74</text:p>
          </table:table-cell>
          <table:table-cell table:formula="of:=[.G13] / 1000" office:value-type="float" office:value="20.126337">
            <text:p>20.13</text:p>
          </table:table-cell>
          <table:table-cell table:formula="of:=[.H13] / 1000" office:value-type="float" office:value="17.153086">
            <text:p>17.15</text:p>
          </table:table-cell>
          <table:table-cell table:formula="of:=[.I13] / 1000" office:value-type="float" office:value="16.709098">
            <text:p>16.71</text:p>
          </table:table-cell>
          <table:table-cell table:formula="of:=[.J13] / 1000" office:value-type="float" office:value="18.411342">
            <text:p>18.41</text:p>
          </table:table-cell>
          <table:table-cell/>
        </table:table-row>
        <table:table-row table:style-name="ro1">
          <table:covered-table-cell/>
          <table:table-cell table:formula="of:=[.B14] / 1000" office:value-type="float" office:value="40.569637">
            <text:p>40.57</text:p>
          </table:table-cell>
          <table:table-cell table:formula="of:=[.C14] / 1000" office:value-type="float" office:value="145.706132">
            <text:p>145.71</text:p>
          </table:table-cell>
          <table:table-cell table:formula="of:=[.D14] / 1000" office:value-type="float" office:value="63.47221">
            <text:p>63.47</text:p>
          </table:table-cell>
          <table:table-cell table:formula="of:=[.E14] / 1000" office:value-type="float" office:value="37.446498">
            <text:p>37.45</text:p>
          </table:table-cell>
          <table:table-cell table:formula="of:=[.F14] / 1000" office:value-type="float" office:value="27.676171">
            <text:p>27.68</text:p>
          </table:table-cell>
          <table:table-cell table:formula="of:=[.G14] / 1000" office:value-type="float" office:value="20.112548">
            <text:p>20.11</text:p>
          </table:table-cell>
          <table:table-cell table:formula="of:=[.H14] / 1000" office:value-type="float" office:value="17.125034">
            <text:p>17.13</text:p>
          </table:table-cell>
          <table:table-cell table:formula="of:=[.I14] / 1000" office:value-type="float" office:value="16.724801">
            <text:p>16.72</text:p>
          </table:table-cell>
          <table:table-cell table:formula="of:=[.J14] / 1000" office:value-type="float" office:value="18.347495">
            <text:p>18.35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4">
            <text:p>dmg3 rtpcr ESTs 5kb downstream</text:p>
          </table:table-cell>
          <table:table-cell table:formula="of:=[.B15] / 1000" office:value-type="float" office:value="1.612795">
            <text:p>1.61</text:p>
          </table:table-cell>
          <table:table-cell table:formula="of:=[.C15] / 1000" office:value-type="float" office:value="105.757574">
            <text:p>105.76</text:p>
          </table:table-cell>
          <table:table-cell table:formula="of:=[.D15] / 1000" office:value-type="float" office:value="7.320965">
            <text:p>7.32</text:p>
          </table:table-cell>
          <table:table-cell table:formula="of:=[.E15] / 1000" office:value-type="float" office:value="4.60213">
            <text:p>4.6</text:p>
          </table:table-cell>
          <table:table-cell table:formula="of:=[.F15] / 1000" office:value-type="float" office:value="4.445811">
            <text:p>4.45</text:p>
          </table:table-cell>
          <table:table-cell table:formula="of:=[.G15] / 1000" office:value-type="float" office:value="2.548983">
            <text:p>2.55</text:p>
          </table:table-cell>
          <table:table-cell table:formula="of:=[.H15] / 1000" office:value-type="float" office:value="2.490277">
            <text:p>2.49</text:p>
          </table:table-cell>
          <table:table-cell table:formula="of:=[.I15] / 1000" office:value-type="float" office:value="2.751831">
            <text:p>2.75</text:p>
          </table:table-cell>
          <table:table-cell table:formula="of:=[.J15] / 1000" office:value-type="float" office:value="3.33024">
            <text:p>3.33</text:p>
          </table:table-cell>
          <table:table-cell/>
        </table:table-row>
        <table:table-row table:style-name="ro1">
          <table:covered-table-cell/>
          <table:table-cell table:formula="of:=[.B16] / 1000" office:value-type="float" office:value="1.515778">
            <text:p>1.52</text:p>
          </table:table-cell>
          <table:table-cell table:formula="of:=[.C16] / 1000" office:value-type="float" office:value="105.31771">
            <text:p>105.32</text:p>
          </table:table-cell>
          <table:table-cell table:formula="of:=[.D16] / 1000" office:value-type="float" office:value="4.337696">
            <text:p>4.34</text:p>
          </table:table-cell>
          <table:table-cell table:formula="of:=[.E16] / 1000" office:value-type="float" office:value="3.435627">
            <text:p>3.44</text:p>
          </table:table-cell>
          <table:table-cell table:formula="of:=[.F16] / 1000" office:value-type="float" office:value="2.797442">
            <text:p>2.8</text:p>
          </table:table-cell>
          <table:table-cell table:formula="of:=[.G16] / 1000" office:value-type="float" office:value="2.511988">
            <text:p>2.51</text:p>
          </table:table-cell>
          <table:table-cell table:formula="of:=[.H16] / 1000" office:value-type="float" office:value="2.441042">
            <text:p>2.44</text:p>
          </table:table-cell>
          <table:table-cell table:formula="of:=[.I16] / 1000" office:value-type="float" office:value="2.703072">
            <text:p>2.7</text:p>
          </table:table-cell>
          <table:table-cell table:formula="of:=[.J16] / 1000" office:value-type="float" office:value="3.298803">
            <text:p>3.3</text:p>
          </table:table-cell>
          <table:table-cell/>
        </table:table-row>
        <table:table-row table:style-name="ro1">
          <table:covered-table-cell/>
          <table:table-cell table:formula="of:=[.B17] / 1000" office:value-type="float" office:value="1.518422">
            <text:p>1.52</text:p>
          </table:table-cell>
          <table:table-cell table:formula="of:=[.C17] / 1000" office:value-type="float" office:value="105.641758">
            <text:p>105.64</text:p>
          </table:table-cell>
          <table:table-cell table:formula="of:=[.D17] / 1000" office:value-type="float" office:value="4.383088">
            <text:p>4.38</text:p>
          </table:table-cell>
          <table:table-cell table:formula="of:=[.E17] / 1000" office:value-type="float" office:value="3.437008">
            <text:p>3.44</text:p>
          </table:table-cell>
          <table:table-cell table:formula="of:=[.F17] / 1000" office:value-type="float" office:value="2.799472">
            <text:p>2.8</text:p>
          </table:table-cell>
          <table:table-cell table:formula="of:=[.G17] / 1000" office:value-type="float" office:value="2.515188">
            <text:p>2.52</text:p>
          </table:table-cell>
          <table:table-cell table:formula="of:=[.H17] / 1000" office:value-type="float" office:value="2.429644">
            <text:p>2.43</text:p>
          </table:table-cell>
          <table:table-cell table:formula="of:=[.I17] / 1000" office:value-type="float" office:value="2.714921">
            <text:p>2.71</text:p>
          </table:table-cell>
          <table:table-cell table:formula="of:=[.J17] / 1000" office:value-type="float" office:value="3.297562">
            <text:p>3.3</text:p>
          </table:table-cell>
          <table:table-cell/>
        </table:table-row>
        <table:table-row table:style-name="ro1">
          <table:covered-table-cell/>
          <table:table-cell table:formula="of:=[.B18] / 1000" office:value-type="float" office:value="1.518302">
            <text:p>1.52</text:p>
          </table:table-cell>
          <table:table-cell table:formula="of:=[.C18] / 1000" office:value-type="float" office:value="105.670937">
            <text:p>105.67</text:p>
          </table:table-cell>
          <table:table-cell table:formula="of:=[.D18] / 1000" office:value-type="float" office:value="4.379885">
            <text:p>4.38</text:p>
          </table:table-cell>
          <table:table-cell table:formula="of:=[.E18] / 1000" office:value-type="float" office:value="3.433913">
            <text:p>3.43</text:p>
          </table:table-cell>
          <table:table-cell table:formula="of:=[.F18] / 1000" office:value-type="float" office:value="2.808293">
            <text:p>2.81</text:p>
          </table:table-cell>
          <table:table-cell table:formula="of:=[.G18] / 1000" office:value-type="float" office:value="2.514178">
            <text:p>2.51</text:p>
          </table:table-cell>
          <table:table-cell table:formula="of:=[.H18] / 1000" office:value-type="float" office:value="2.434876">
            <text:p>2.43</text:p>
          </table:table-cell>
          <table:table-cell table:formula="of:=[.I18] / 1000" office:value-type="float" office:value="2.704383">
            <text:p>2.7</text:p>
          </table:table-cell>
          <table:table-cell table:formula="of:=[.J18] / 1000" office:value-type="float" office:value="3.301358">
            <text:p>3.3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4">
            <text:p>Dm_S2Rp_TotalRNA_p200_020-022-024_38bp Exons overlapping TranscriptRegions</text:p>
          </table:table-cell>
          <table:table-cell table:formula="of:=[.B19] / 1000" office:value-type="float" office:value="218.177602">
            <text:p>218.18</text:p>
          </table:table-cell>
          <table:table-cell table:formula="of:=[.C19] / 1000" office:value-type="float" office:value="192.933339">
            <text:p>192.93</text:p>
          </table:table-cell>
          <table:table-cell table:formula="of:=[.D19] / 1000" office:value-type="float" office:value="132.131948">
            <text:p>132.13</text:p>
          </table:table-cell>
          <table:table-cell table:formula="of:=[.E19] / 1000" office:value-type="float" office:value="86.521008">
            <text:p>86.52</text:p>
          </table:table-cell>
          <table:table-cell table:formula="of:=[.F19] / 1000" office:value-type="float" office:value="71.289525">
            <text:p>71.29</text:p>
          </table:table-cell>
          <table:table-cell table:formula="of:=[.G19] / 1000" office:value-type="float" office:value="104.463722">
            <text:p>104.46</text:p>
          </table:table-cell>
          <table:table-cell table:formula="of:=[.H19] / 1000" office:value-type="float" office:value="95.879169">
            <text:p>95.88</text:p>
          </table:table-cell>
          <table:table-cell table:formula="of:=[.I19] / 1000" office:value-type="float" office:value="129.765611">
            <text:p>129.77</text:p>
          </table:table-cell>
          <table:table-cell table:formula="of:=[.J19] / 1000" office:value-type="float" office:value="204.074606">
            <text:p>204.07</text:p>
          </table:table-cell>
          <table:table-cell/>
        </table:table-row>
        <table:table-row table:style-name="ro1">
          <table:covered-table-cell/>
          <table:table-cell table:formula="of:=[.B20] / 1000" office:value-type="float" office:value="218.284287">
            <text:p>218.28</text:p>
          </table:table-cell>
          <table:table-cell table:formula="of:=[.C20] / 1000" office:value-type="float" office:value="190.096463">
            <text:p>190.1</text:p>
          </table:table-cell>
          <table:table-cell table:formula="of:=[.D20] / 1000" office:value-type="float" office:value="129.762335">
            <text:p>129.76</text:p>
          </table:table-cell>
          <table:table-cell table:formula="of:=[.E20] / 1000" office:value-type="float" office:value="85.47555">
            <text:p>85.48</text:p>
          </table:table-cell>
          <table:table-cell table:formula="of:=[.F20] / 1000" office:value-type="float" office:value="67.933271">
            <text:p>67.93</text:p>
          </table:table-cell>
          <table:table-cell table:formula="of:=[.G20] / 1000" office:value-type="float" office:value="104.45274">
            <text:p>104.45</text:p>
          </table:table-cell>
          <table:table-cell table:formula="of:=[.H20] / 1000" office:value-type="float" office:value="95.089113">
            <text:p>95.09</text:p>
          </table:table-cell>
          <table:table-cell table:formula="of:=[.I20] / 1000" office:value-type="float" office:value="129.222171">
            <text:p>129.22</text:p>
          </table:table-cell>
          <table:table-cell table:formula="of:=[.J20] / 1000" office:value-type="float" office:value="203.333081">
            <text:p>203.33</text:p>
          </table:table-cell>
          <table:table-cell/>
        </table:table-row>
        <table:table-row table:style-name="ro1">
          <table:covered-table-cell/>
          <table:table-cell table:formula="of:=[.B21] / 1000" office:value-type="float" office:value="220.297057">
            <text:p>220.3</text:p>
          </table:table-cell>
          <table:table-cell table:formula="of:=[.C21] / 1000" office:value-type="float" office:value="190.200707">
            <text:p>190.2</text:p>
          </table:table-cell>
          <table:table-cell table:formula="of:=[.D21] / 1000" office:value-type="float" office:value="129.755331">
            <text:p>129.76</text:p>
          </table:table-cell>
          <table:table-cell table:formula="of:=[.E21] / 1000" office:value-type="float" office:value="85.115588">
            <text:p>85.12</text:p>
          </table:table-cell>
          <table:table-cell table:formula="of:=[.F21] / 1000" office:value-type="float" office:value="67.933411">
            <text:p>67.93</text:p>
          </table:table-cell>
          <table:table-cell table:formula="of:=[.G21] / 1000" office:value-type="float" office:value="104.09023">
            <text:p>104.09</text:p>
          </table:table-cell>
          <table:table-cell table:formula="of:=[.H21] / 1000" office:value-type="float" office:value="95.014575">
            <text:p>95.01</text:p>
          </table:table-cell>
          <table:table-cell table:formula="of:=[.I21] / 1000" office:value-type="float" office:value="128.621244">
            <text:p>128.62</text:p>
          </table:table-cell>
          <table:table-cell table:formula="of:=[.J21] / 1000" office:value-type="float" office:value="203.384881">
            <text:p>203.38</text:p>
          </table:table-cell>
          <table:table-cell/>
        </table:table-row>
        <table:table-row table:style-name="ro1">
          <table:covered-table-cell/>
          <table:table-cell table:formula="of:=[.B22] / 1000" office:value-type="float" office:value="220.320975">
            <text:p>220.32</text:p>
          </table:table-cell>
          <table:table-cell table:formula="of:=[.C22] / 1000" office:value-type="float" office:value="190.106444">
            <text:p>190.11</text:p>
          </table:table-cell>
          <table:table-cell table:formula="of:=[.D22] / 1000" office:value-type="float" office:value="129.902789">
            <text:p>129.9</text:p>
          </table:table-cell>
          <table:table-cell table:formula="of:=[.E22] / 1000" office:value-type="float" office:value="85.256503">
            <text:p>85.26</text:p>
          </table:table-cell>
          <table:table-cell table:formula="of:=[.F22] / 1000" office:value-type="float" office:value="67.957958">
            <text:p>67.96</text:p>
          </table:table-cell>
          <table:table-cell table:formula="of:=[.G22] / 1000" office:value-type="float" office:value="104.00814">
            <text:p>104.01</text:p>
          </table:table-cell>
          <table:table-cell table:formula="of:=[.H22] / 1000" office:value-type="float" office:value="94.918123">
            <text:p>94.92</text:p>
          </table:table-cell>
          <table:table-cell table:formula="of:=[.I22] / 1000" office:value-type="float" office:value="128.52401">
            <text:p>128.52</text:p>
          </table:table-cell>
          <table:table-cell table:formula="of:=[.J22] / 1000" office:value-type="float" office:value="203.691049">
            <text:p>203.69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4">
            <text:p>Dm_S2Rp_TotalRNA_p200_020-022-024_38bp 2kb upstream</text:p>
          </table:table-cell>
          <table:table-cell table:formula="of:=[.B23] / 1000" office:value-type="float" office:value="214.194494">
            <text:p>214.19</text:p>
          </table:table-cell>
          <table:table-cell table:formula="of:=[.C23] / 1000" office:value-type="float" office:value="1578.07682">
            <text:p>1578.08</text:p>
          </table:table-cell>
          <table:table-cell table:formula="of:=[.D23] / 1000" office:value-type="float" office:value="568.263871">
            <text:p>568.26</text:p>
          </table:table-cell>
          <table:table-cell table:formula="of:=[.E23] / 1000" office:value-type="float" office:value="407.259543">
            <text:p>407.26</text:p>
          </table:table-cell>
          <table:table-cell table:formula="of:=[.F23] / 1000" office:value-type="float" office:value="356.367076">
            <text:p>356.37</text:p>
          </table:table-cell>
          <table:table-cell table:formula="of:=[.G23] / 1000" office:value-type="float" office:value="342.520477">
            <text:p>342.52</text:p>
          </table:table-cell>
          <table:table-cell table:formula="of:=[.H23] / 1000" office:value-type="float" office:value="357.564181">
            <text:p>357.56</text:p>
          </table:table-cell>
          <table:table-cell table:formula="of:=[.I23] / 1000" office:value-type="float" office:value="411.190169">
            <text:p>411.19</text:p>
          </table:table-cell>
          <table:table-cell table:formula="of:=[.J23] / 1000" office:value-type="float" office:value="557.487918">
            <text:p>557.49</text:p>
          </table:table-cell>
          <table:table-cell>
            <draw:frame table:end-cell-address="Sheet1.W111" table:end-x="0.453cm" table:end-y="0.075cm" draw:z-index="0" draw:style-name="gr1" svg:width="26.043cm" svg:height="21.658cm" svg:x="1.508cm" svg:y="0.221cm">
              <draw:object draw:notify-on-update-of-ranges="Sheet1.B84:Sheet1.B84 Sheet1.B85:Sheet1.B120 Sheet1.C84:Sheet1.C84 Sheet1.C85:Sheet1.C120 Sheet1.D84:Sheet1.D84 Sheet1.D85:Sheet1.D120 Sheet1.E84:Sheet1.E84 Sheet1.E85:Sheet1.E120 Sheet1.F84:Sheet1.F84 Sheet1.F85:Sheet1.F120 Sheet1.G84:Sheet1.G84 Sheet1.G85:Sheet1.G120 Sheet1.H84:Sheet1.H84 Sheet1.H85:Sheet1.H120 Sheet1.I84:Sheet1.I84 Sheet1.I85:Sheet1.I120 Sheet1.J84:Sheet1.J84 Sheet1.J85:Sheet1.J1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covered-table-cell/>
          <table:table-cell table:formula="of:=[.B24] / 1000" office:value-type="float" office:value="214.12281">
            <text:p>214.12</text:p>
          </table:table-cell>
          <table:table-cell table:formula="of:=[.C24] / 1000" office:value-type="float" office:value="1538.358666">
            <text:p>1538.36</text:p>
          </table:table-cell>
          <table:table-cell table:formula="of:=[.D24] / 1000" office:value-type="float" office:value="571.194297">
            <text:p>571.19</text:p>
          </table:table-cell>
          <table:table-cell table:formula="of:=[.E24] / 1000" office:value-type="float" office:value="403.857692">
            <text:p>403.86</text:p>
          </table:table-cell>
          <table:table-cell table:formula="of:=[.F24] / 1000" office:value-type="float" office:value="355.488092">
            <text:p>355.49</text:p>
          </table:table-cell>
          <table:table-cell table:formula="of:=[.G24] / 1000" office:value-type="float" office:value="339.819762">
            <text:p>339.82</text:p>
          </table:table-cell>
          <table:table-cell table:formula="of:=[.H24] / 1000" office:value-type="float" office:value="347.199863">
            <text:p>347.2</text:p>
          </table:table-cell>
          <table:table-cell table:formula="of:=[.I24] / 1000" office:value-type="float" office:value="410.16394">
            <text:p>410.16</text:p>
          </table:table-cell>
          <table:table-cell table:formula="of:=[.J24] / 1000" office:value-type="float" office:value="557.081051">
            <text:p>557.08</text:p>
          </table:table-cell>
          <table:table-cell/>
        </table:table-row>
        <table:table-row table:style-name="ro1">
          <table:covered-table-cell/>
          <table:table-cell table:formula="of:=[.B25] / 1000" office:value-type="float" office:value="239.115266">
            <text:p>239.12</text:p>
          </table:table-cell>
          <table:table-cell table:formula="of:=[.C25] / 1000" office:value-type="float" office:value="1538.637214">
            <text:p>1538.64</text:p>
          </table:table-cell>
          <table:table-cell table:formula="of:=[.D25] / 1000" office:value-type="float" office:value="570.548099">
            <text:p>570.55</text:p>
          </table:table-cell>
          <table:table-cell table:formula="of:=[.E25] / 1000" office:value-type="float" office:value="405.825807">
            <text:p>405.83</text:p>
          </table:table-cell>
          <table:table-cell table:formula="of:=[.F25] / 1000" office:value-type="float" office:value="356.240465">
            <text:p>356.24</text:p>
          </table:table-cell>
          <table:table-cell table:formula="of:=[.G25] / 1000" office:value-type="float" office:value="340.915253">
            <text:p>340.92</text:p>
          </table:table-cell>
          <table:table-cell table:formula="of:=[.H25] / 1000" office:value-type="float" office:value="346.508415">
            <text:p>346.51</text:p>
          </table:table-cell>
          <table:table-cell table:formula="of:=[.I25] / 1000" office:value-type="float" office:value="409.924461">
            <text:p>409.92</text:p>
          </table:table-cell>
          <table:table-cell table:formula="of:=[.J25] / 1000" office:value-type="float" office:value="557.824641">
            <text:p>557.82</text:p>
          </table:table-cell>
          <table:table-cell/>
        </table:table-row>
        <table:table-row table:style-name="ro1">
          <table:covered-table-cell/>
          <table:table-cell table:formula="of:=[.B26] / 1000" office:value-type="float" office:value="239.137071">
            <text:p>239.14</text:p>
          </table:table-cell>
          <table:table-cell table:formula="of:=[.C26] / 1000" office:value-type="float" office:value="1537.746697">
            <text:p>1537.75</text:p>
          </table:table-cell>
          <table:table-cell table:formula="of:=[.D26] / 1000" office:value-type="float" office:value="570.341398">
            <text:p>570.34</text:p>
          </table:table-cell>
          <table:table-cell table:formula="of:=[.E26] / 1000" office:value-type="float" office:value="404.755882">
            <text:p>404.76</text:p>
          </table:table-cell>
          <table:table-cell table:formula="of:=[.F26] / 1000" office:value-type="float" office:value="355.764522">
            <text:p>355.76</text:p>
          </table:table-cell>
          <table:table-cell table:formula="of:=[.G26] / 1000" office:value-type="float" office:value="340.731415">
            <text:p>340.73</text:p>
          </table:table-cell>
          <table:table-cell table:formula="of:=[.H26] / 1000" office:value-type="float" office:value="346.784544">
            <text:p>346.78</text:p>
          </table:table-cell>
          <table:table-cell table:formula="of:=[.I26] / 1000" office:value-type="float" office:value="409.926226">
            <text:p>409.93</text:p>
          </table:table-cell>
          <table:table-cell table:formula="of:=[.J26] / 1000" office:value-type="float" office:value="557.882369">
            <text:p>557.88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4">
            <text:p>All LocatedSequenceFeatures overlapping Gene FBgn0000639</text:p>
          </table:table-cell>
          <table:table-cell table:formula="of:=[.B27] / 1000" office:value-type="float" office:value="0.008514">
            <text:p>0.01</text:p>
          </table:table-cell>
          <table:table-cell table:formula="of:=[.C27] / 1000" office:value-type="float" office:value="1.987762">
            <text:p>1.99</text:p>
          </table:table-cell>
          <table:table-cell table:formula="of:=[.D27] / 1000" office:value-type="float" office:value="1.571028">
            <text:p>1.57</text:p>
          </table:table-cell>
          <table:table-cell table:formula="of:=[.E27] / 1000" office:value-type="float" office:value="1.355713">
            <text:p>1.36</text:p>
          </table:table-cell>
          <table:table-cell table:formula="of:=[.F27] / 1000" office:value-type="float" office:value="0.146062">
            <text:p>0.15</text:p>
          </table:table-cell>
          <table:table-cell table:formula="of:=[.G27] / 1000" office:value-type="float" office:value="0.015756">
            <text:p>0.02</text:p>
          </table:table-cell>
          <table:table-cell table:formula="of:=[.H27] / 1000" office:value-type="float" office:value="0.014511">
            <text:p>0.01</text:p>
          </table:table-cell>
          <table:table-cell table:formula="of:=[.I27] / 1000" office:value-type="float" office:value="0.018848">
            <text:p>0.02</text:p>
          </table:table-cell>
          <table:table-cell table:formula="of:=[.J27] / 1000" office:value-type="float" office:value="0.016063">
            <text:p>0.02</text:p>
          </table:table-cell>
          <table:table-cell/>
        </table:table-row>
        <table:table-row table:style-name="ro1">
          <table:covered-table-cell/>
          <table:table-cell table:formula="of:=[.B28] / 1000" office:value-type="float" office:value="0.005935">
            <text:p>0.01</text:p>
          </table:table-cell>
          <table:table-cell table:formula="of:=[.C28] / 1000" office:value-type="float" office:value="0.077436">
            <text:p>0.08</text:p>
          </table:table-cell>
          <table:table-cell table:formula="of:=[.D28] / 1000" office:value-type="float" office:value="0.041892">
            <text:p>0.04</text:p>
          </table:table-cell>
          <table:table-cell table:formula="of:=[.E28] / 1000" office:value-type="float" office:value="0.024204">
            <text:p>0.02</text:p>
          </table:table-cell>
          <table:table-cell table:formula="of:=[.F28] / 1000" office:value-type="float" office:value="0.017242">
            <text:p>0.02</text:p>
          </table:table-cell>
          <table:table-cell table:formula="of:=[.G28] / 1000" office:value-type="float" office:value="0.012369">
            <text:p>0.01</text:p>
          </table:table-cell>
          <table:table-cell table:formula="of:=[.H28] / 1000" office:value-type="float" office:value="0.010485">
            <text:p>0.01</text:p>
          </table:table-cell>
          <table:table-cell table:formula="of:=[.I28] / 1000" office:value-type="float" office:value="0.015424">
            <text:p>0.02</text:p>
          </table:table-cell>
          <table:table-cell table:formula="of:=[.J28] / 1000" office:value-type="float" office:value="0.012862">
            <text:p>0.01</text:p>
          </table:table-cell>
          <table:table-cell/>
        </table:table-row>
        <table:table-row table:style-name="ro1">
          <table:covered-table-cell/>
          <table:table-cell table:formula="of:=[.B29] / 1000" office:value-type="float" office:value="0.006366">
            <text:p>0.01</text:p>
          </table:table-cell>
          <table:table-cell table:formula="of:=[.C29] / 1000" office:value-type="float" office:value="19.790645">
            <text:p>19.79</text:p>
          </table:table-cell>
          <table:table-cell table:formula="of:=[.D29] / 1000" office:value-type="float" office:value="20.216674">
            <text:p>20.22</text:p>
          </table:table-cell>
          <table:table-cell table:formula="of:=[.E29] / 1000" office:value-type="float" office:value="19.618052">
            <text:p>19.62</text:p>
          </table:table-cell>
          <table:table-cell table:formula="of:=[.F29] / 1000" office:value-type="float" office:value="0.017345">
            <text:p>0.02</text:p>
          </table:table-cell>
          <table:table-cell table:formula="of:=[.G29] / 1000" office:value-type="float" office:value="0.012574">
            <text:p>0.01</text:p>
          </table:table-cell>
          <table:table-cell table:formula="of:=[.H29] / 1000" office:value-type="float" office:value="0.01066">
            <text:p>0.01</text:p>
          </table:table-cell>
          <table:table-cell table:formula="of:=[.I29] / 1000" office:value-type="float" office:value="0.015635">
            <text:p>0.02</text:p>
          </table:table-cell>
          <table:table-cell table:formula="of:=[.J29] / 1000" office:value-type="float" office:value="0.013161">
            <text:p>0.01</text:p>
          </table:table-cell>
          <table:table-cell/>
        </table:table-row>
        <table:table-row table:style-name="ro1">
          <table:covered-table-cell/>
          <table:table-cell table:formula="of:=[.B30] / 1000" office:value-type="float" office:value="0.006366">
            <text:p>0.01</text:p>
          </table:table-cell>
          <table:table-cell table:formula="of:=[.C30] / 1000" office:value-type="float" office:value="14.478752">
            <text:p>14.48</text:p>
          </table:table-cell>
          <table:table-cell table:formula="of:=[.D30] / 1000" office:value-type="float" office:value="14.443089">
            <text:p>14.44</text:p>
          </table:table-cell>
          <table:table-cell table:formula="of:=[.E30] / 1000" office:value-type="float" office:value="14.394262">
            <text:p>14.39</text:p>
          </table:table-cell>
          <table:table-cell table:formula="of:=[.F30] / 1000" office:value-type="float" office:value="0.017364">
            <text:p>0.02</text:p>
          </table:table-cell>
          <table:table-cell table:formula="of:=[.G30] / 1000" office:value-type="float" office:value="0.012567">
            <text:p>0.01</text:p>
          </table:table-cell>
          <table:table-cell table:formula="of:=[.H30] / 1000" office:value-type="float" office:value="0.010664">
            <text:p>0.01</text:p>
          </table:table-cell>
          <table:table-cell table:formula="of:=[.I30] / 1000" office:value-type="float" office:value="0.015662">
            <text:p>0.02</text:p>
          </table:table-cell>
          <table:table-cell table:formula="of:=[.J30] / 1000" office:value-type="float" office:value="0.013056">
            <text:p>0.01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4">
            <text:p>All Genes overlapping ProteinBindingSites</text:p>
          </table:table-cell>
          <table:table-cell table:formula="of:=[.B31] / 1000" office:value-type="float" office:value="151.256545">
            <text:p>151.26</text:p>
          </table:table-cell>
          <table:table-cell table:formula="of:=[.C31] / 1000" office:value-type="float" office:value="23.52463">
            <text:p>23.52</text:p>
          </table:table-cell>
          <table:table-cell table:formula="of:=[.D31] / 1000" office:value-type="float" office:value="13.350149">
            <text:p>13.35</text:p>
          </table:table-cell>
          <table:table-cell table:formula="of:=[.E31] / 1000" office:value-type="float" office:value="7.959325">
            <text:p>7.96</text:p>
          </table:table-cell>
          <table:table-cell table:formula="of:=[.F31] / 1000" office:value-type="float" office:value="5.774558">
            <text:p>5.77</text:p>
          </table:table-cell>
          <table:table-cell table:formula="of:=[.G31] / 1000" office:value-type="float" office:value="4.388047">
            <text:p>4.39</text:p>
          </table:table-cell>
          <table:table-cell table:formula="of:=[.H31] / 1000" office:value-type="float" office:value="3.780213">
            <text:p>3.78</text:p>
          </table:table-cell>
          <table:table-cell table:formula="of:=[.I31] / 1000" office:value-type="float" office:value="3.727554">
            <text:p>3.73</text:p>
          </table:table-cell>
          <table:table-cell table:formula="of:=[.J31] / 1000" office:value-type="float" office:value="3.860868">
            <text:p>3.86</text:p>
          </table:table-cell>
          <table:table-cell/>
        </table:table-row>
        <table:table-row table:style-name="ro1">
          <table:covered-table-cell/>
          <table:table-cell table:formula="of:=[.B32] / 1000" office:value-type="float" office:value="151.298238">
            <text:p>151.3</text:p>
          </table:table-cell>
          <table:table-cell table:formula="of:=[.C32] / 1000" office:value-type="float" office:value="23.134414">
            <text:p>23.13</text:p>
          </table:table-cell>
          <table:table-cell table:formula="of:=[.D32] / 1000" office:value-type="float" office:value="13.031754">
            <text:p>13.03</text:p>
          </table:table-cell>
          <table:table-cell table:formula="of:=[.E32] / 1000" office:value-type="float" office:value="7.878409">
            <text:p>7.88</text:p>
          </table:table-cell>
          <table:table-cell table:formula="of:=[.F32] / 1000" office:value-type="float" office:value="5.554053">
            <text:p>5.55</text:p>
          </table:table-cell>
          <table:table-cell table:formula="of:=[.G32] / 1000" office:value-type="float" office:value="4.359861">
            <text:p>4.36</text:p>
          </table:table-cell>
          <table:table-cell table:formula="of:=[.H32] / 1000" office:value-type="float" office:value="3.755321">
            <text:p>3.76</text:p>
          </table:table-cell>
          <table:table-cell table:formula="of:=[.I32] / 1000" office:value-type="float" office:value="3.70955">
            <text:p>3.71</text:p>
          </table:table-cell>
          <table:table-cell table:formula="of:=[.J32] / 1000" office:value-type="float" office:value="3.82434">
            <text:p>3.82</text:p>
          </table:table-cell>
          <table:table-cell/>
        </table:table-row>
        <table:table-row table:style-name="ro1">
          <table:covered-table-cell/>
          <table:table-cell table:formula="of:=[.B33] / 1000" office:value-type="float" office:value="150.837184">
            <text:p>150.84</text:p>
          </table:table-cell>
          <table:table-cell table:formula="of:=[.C33] / 1000" office:value-type="float" office:value="22.648722">
            <text:p>22.65</text:p>
          </table:table-cell>
          <table:table-cell table:formula="of:=[.D33] / 1000" office:value-type="float" office:value="12.573336">
            <text:p>12.57</text:p>
          </table:table-cell>
          <table:table-cell table:formula="of:=[.E33] / 1000" office:value-type="float" office:value="7.377755">
            <text:p>7.38</text:p>
          </table:table-cell>
          <table:table-cell table:formula="of:=[.F33] / 1000" office:value-type="float" office:value="5.036927">
            <text:p>5.04</text:p>
          </table:table-cell>
          <table:table-cell table:formula="of:=[.G33] / 1000" office:value-type="float" office:value="3.852168">
            <text:p>3.85</text:p>
          </table:table-cell>
          <table:table-cell table:formula="of:=[.H33] / 1000" office:value-type="float" office:value="3.256532">
            <text:p>3.26</text:p>
          </table:table-cell>
          <table:table-cell table:formula="of:=[.I33] / 1000" office:value-type="float" office:value="3.186371">
            <text:p>3.19</text:p>
          </table:table-cell>
          <table:table-cell table:formula="of:=[.J33] / 1000" office:value-type="float" office:value="3.322251">
            <text:p>3.32</text:p>
          </table:table-cell>
          <table:table-cell/>
        </table:table-row>
        <table:table-row table:style-name="ro1">
          <table:covered-table-cell/>
          <table:table-cell table:formula="of:=[.B34] / 1000" office:value-type="float" office:value="150.541066">
            <text:p>150.54</text:p>
          </table:table-cell>
          <table:table-cell table:formula="of:=[.C34] / 1000" office:value-type="float" office:value="22.63967">
            <text:p>22.64</text:p>
          </table:table-cell>
          <table:table-cell table:formula="of:=[.D34] / 1000" office:value-type="float" office:value="12.545041">
            <text:p>12.55</text:p>
          </table:table-cell>
          <table:table-cell table:formula="of:=[.E34] / 1000" office:value-type="float" office:value="7.378802">
            <text:p>7.38</text:p>
          </table:table-cell>
          <table:table-cell table:formula="of:=[.F34] / 1000" office:value-type="float" office:value="5.039823">
            <text:p>5.04</text:p>
          </table:table-cell>
          <table:table-cell table:formula="of:=[.G34] / 1000" office:value-type="float" office:value="3.839419">
            <text:p>3.84</text:p>
          </table:table-cell>
          <table:table-cell table:formula="of:=[.H34] / 1000" office:value-type="float" office:value="3.265067">
            <text:p>3.27</text:p>
          </table:table-cell>
          <table:table-cell table:formula="of:=[.I34] / 1000" office:value-type="float" office:value="3.193769">
            <text:p>3.19</text:p>
          </table:table-cell>
          <table:table-cell table:formula="of:=[.J34] / 1000" office:value-type="float" office:value="3.327751">
            <text:p>3.33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4">
            <text:p>All IntergenicRegions overlapping TranscriptRegions</text:p>
          </table:table-cell>
          <table:table-cell table:formula="of:=[.B35] / 1000" office:value-type="float" office:value="120.551834">
            <text:p>120.55</text:p>
          </table:table-cell>
          <table:table-cell table:formula="of:=[.C35] / 1000" office:value-type="float" office:value="151.837867">
            <text:p>151.84</text:p>
          </table:table-cell>
          <table:table-cell table:formula="of:=[.D35] / 1000" office:value-type="float" office:value="105.899869">
            <text:p>105.9</text:p>
          </table:table-cell>
          <table:table-cell table:formula="of:=[.E35] / 1000" office:value-type="float" office:value="47.29262">
            <text:p>47.29</text:p>
          </table:table-cell>
          <table:table-cell table:formula="of:=[.F35] / 1000" office:value-type="float" office:value="41.316066">
            <text:p>41.32</text:p>
          </table:table-cell>
          <table:table-cell table:formula="of:=[.G35] / 1000" office:value-type="float" office:value="39.383076">
            <text:p>39.38</text:p>
          </table:table-cell>
          <table:table-cell table:formula="of:=[.H35] / 1000" office:value-type="float" office:value="36.050259">
            <text:p>36.05</text:p>
          </table:table-cell>
          <table:table-cell table:formula="of:=[.I35] / 1000" office:value-type="float" office:value="41.410096">
            <text:p>41.41</text:p>
          </table:table-cell>
          <table:table-cell table:formula="of:=[.J35] / 1000" office:value-type="float" office:value="51.691677">
            <text:p>51.69</text:p>
          </table:table-cell>
          <table:table-cell/>
        </table:table-row>
        <table:table-row table:style-name="ro1">
          <table:covered-table-cell/>
          <table:table-cell table:formula="of:=[.B36] / 1000" office:value-type="float" office:value="120.596273">
            <text:p>120.6</text:p>
          </table:table-cell>
          <table:table-cell table:formula="of:=[.C36] / 1000" office:value-type="float" office:value="151.453197">
            <text:p>151.45</text:p>
          </table:table-cell>
          <table:table-cell table:formula="of:=[.D36] / 1000" office:value-type="float" office:value="105.124946">
            <text:p>105.12</text:p>
          </table:table-cell>
          <table:table-cell table:formula="of:=[.E36] / 1000" office:value-type="float" office:value="46.62891">
            <text:p>46.63</text:p>
          </table:table-cell>
          <table:table-cell table:formula="of:=[.F36] / 1000" office:value-type="float" office:value="41.373705">
            <text:p>41.37</text:p>
          </table:table-cell>
          <table:table-cell table:formula="of:=[.G36] / 1000" office:value-type="float" office:value="39.417132">
            <text:p>39.42</text:p>
          </table:table-cell>
          <table:table-cell table:formula="of:=[.H36] / 1000" office:value-type="float" office:value="35.969221">
            <text:p>35.97</text:p>
          </table:table-cell>
          <table:table-cell table:formula="of:=[.I36] / 1000" office:value-type="float" office:value="41.487131">
            <text:p>41.49</text:p>
          </table:table-cell>
          <table:table-cell table:formula="of:=[.J36] / 1000" office:value-type="float" office:value="51.522363">
            <text:p>51.52</text:p>
          </table:table-cell>
          <table:table-cell/>
        </table:table-row>
        <table:table-row table:style-name="ro1">
          <table:covered-table-cell/>
          <table:table-cell table:formula="of:=[.B37] / 1000" office:value-type="float" office:value="115.834402">
            <text:p>115.83</text:p>
          </table:table-cell>
          <table:table-cell table:formula="of:=[.C37] / 1000" office:value-type="float" office:value="146.011544">
            <text:p>146.01</text:p>
          </table:table-cell>
          <table:table-cell table:formula="of:=[.D37] / 1000" office:value-type="float" office:value="99.390014">
            <text:p>99.39</text:p>
          </table:table-cell>
          <table:table-cell table:formula="of:=[.E37] / 1000" office:value-type="float" office:value="41.304952">
            <text:p>41.3</text:p>
          </table:table-cell>
          <table:table-cell table:formula="of:=[.F37] / 1000" office:value-type="float" office:value="36.515833">
            <text:p>36.52</text:p>
          </table:table-cell>
          <table:table-cell table:formula="of:=[.G37] / 1000" office:value-type="float" office:value="34.69758">
            <text:p>34.7</text:p>
          </table:table-cell>
          <table:table-cell table:formula="of:=[.H37] / 1000" office:value-type="float" office:value="30.736237">
            <text:p>30.74</text:p>
          </table:table-cell>
          <table:table-cell table:formula="of:=[.I37] / 1000" office:value-type="float" office:value="36.470469">
            <text:p>36.47</text:p>
          </table:table-cell>
          <table:table-cell table:formula="of:=[.J37] / 1000" office:value-type="float" office:value="46.829382">
            <text:p>46.83</text:p>
          </table:table-cell>
          <table:table-cell/>
        </table:table-row>
        <table:table-row table:style-name="ro1">
          <table:covered-table-cell/>
          <table:table-cell table:formula="of:=[.B38] / 1000" office:value-type="float" office:value="116.02633">
            <text:p>116.03</text:p>
          </table:table-cell>
          <table:table-cell table:formula="of:=[.C38] / 1000" office:value-type="float" office:value="145.87937">
            <text:p>145.88</text:p>
          </table:table-cell>
          <table:table-cell table:formula="of:=[.D38] / 1000" office:value-type="float" office:value="99.511024">
            <text:p>99.51</text:p>
          </table:table-cell>
          <table:table-cell table:formula="of:=[.E38] / 1000" office:value-type="float" office:value="41.306828">
            <text:p>41.31</text:p>
          </table:table-cell>
          <table:table-cell table:formula="of:=[.F38] / 1000" office:value-type="float" office:value="36.496172">
            <text:p>36.5</text:p>
          </table:table-cell>
          <table:table-cell table:formula="of:=[.G38] / 1000" office:value-type="float" office:value="34.689288">
            <text:p>34.69</text:p>
          </table:table-cell>
          <table:table-cell table:formula="of:=[.H38] / 1000" office:value-type="float" office:value="30.536769">
            <text:p>30.54</text:p>
          </table:table-cell>
          <table:table-cell table:formula="of:=[.I38] / 1000" office:value-type="float" office:value="36.513914">
            <text:p>36.51</text:p>
          </table:table-cell>
          <table:table-cell table:formula="of:=[.J38] / 1000" office:value-type="float" office:value="46.860081">
            <text:p>46.86</text:p>
          </table:table-cell>
          <table:table-cell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/>
          <table:table-cell office:value-type="float" office:value="125">
            <text:p>125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4000">
            <text:p>4000</text:p>
          </table:table-cell>
          <table:table-cell office:value-type="float" office:value="8000">
            <text:p>8000</text:p>
          </table:table-cell>
          <table:table-cell office:value-type="float" office:value="16000">
            <text:p>16000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4">
            <text:p>5' RACE (mixed-stage embryos) Genes overlapping MRNAs</text:p>
          </table:table-cell>
          <table:table-cell/>
          <table:table-cell table:formula="of:=[.C3]/[.$B3]" office:value-type="float" office:value="7.27963490140797">
            <text:p>7.28</text:p>
          </table:table-cell>
          <table:table-cell table:formula="of:=[.D3]/[.$B3]" office:value-type="float" office:value="3.22104787790796">
            <text:p>3.22</text:p>
          </table:table-cell>
          <table:table-cell table:formula="of:=[.E3]/[.$B3]" office:value-type="float" office:value="0.771991487152649">
            <text:p>0.77</text:p>
          </table:table-cell>
          <table:table-cell table:formula="of:=[.F3]/[.$B3]" office:value-type="float" office:value="0.408275969038052">
            <text:p>0.41</text:p>
          </table:table-cell>
          <table:table-cell table:formula="of:=[.G3]/[.$B3]" office:value-type="float" office:value="0.36463253790053">
            <text:p>0.36</text:p>
          </table:table-cell>
          <table:table-cell table:formula="of:=[.H3]/[.$B3]" office:value-type="float" office:value="0.279279953236317">
            <text:p>0.28</text:p>
          </table:table-cell>
          <table:table-cell table:formula="of:=[.I3]/[.$B3]" office:value-type="float" office:value="0.251655404835061">
            <text:p>0.25</text:p>
          </table:table-cell>
          <table:table-cell table:formula="of:=[.J3]/[.$B3]" office:value-type="float" office:value="0.251746568693656">
            <text:p>0.25</text:p>
          </table:table-cell>
          <table:table-cell/>
        </table:table-row>
        <table:table-row table:style-name="ro1">
          <table:covered-table-cell/>
          <table:table-cell/>
          <table:table-cell table:formula="of:=[.C4]/[.$B4]" office:value-type="float" office:value="2.81579251742888">
            <text:p>2.82</text:p>
          </table:table-cell>
          <table:table-cell table:formula="of:=[.D4]/[.$B4]" office:value-type="float" office:value="1.47593992470785">
            <text:p>1.48</text:p>
          </table:table-cell>
          <table:table-cell table:formula="of:=[.E4]/[.$B4]" office:value-type="float" office:value="0.571774249106251">
            <text:p>0.57</text:p>
          </table:table-cell>
          <table:table-cell table:formula="of:=[.F4]/[.$B4]" office:value-type="float" office:value="0.356468250699399">
            <text:p>0.36</text:p>
          </table:table-cell>
          <table:table-cell table:formula="of:=[.G4]/[.$B4]" office:value-type="float" office:value="0.355346073602093">
            <text:p>0.36</text:p>
          </table:table-cell>
          <table:table-cell table:formula="of:=[.H4]/[.$B4]" office:value-type="float" office:value="0.272537451725738">
            <text:p>0.27</text:p>
          </table:table-cell>
          <table:table-cell table:formula="of:=[.I4]/[.$B4]" office:value-type="float" office:value="0.245702113333461">
            <text:p>0.25</text:p>
          </table:table-cell>
          <table:table-cell table:formula="of:=[.J4]/[.$B4]" office:value-type="float" office:value="0.246542929778659">
            <text:p>0.25</text:p>
          </table:table-cell>
          <table:table-cell/>
        </table:table-row>
        <table:table-row table:style-name="ro1">
          <table:covered-table-cell/>
          <table:table-cell/>
          <table:table-cell table:formula="of:=[.C5]/[.$B5]" office:value-type="float" office:value="2.83575191011236">
            <text:p>2.84</text:p>
          </table:table-cell>
          <table:table-cell table:formula="of:=[.D5]/[.$B5]" office:value-type="float" office:value="1.48338538003966">
            <text:p>1.48</text:p>
          </table:table-cell>
          <table:table-cell table:formula="of:=[.E5]/[.$B5]" office:value-type="float" office:value="0.576655122273629">
            <text:p>0.58</text:p>
          </table:table-cell>
          <table:table-cell table:formula="of:=[.F5]/[.$B5]" office:value-type="float" office:value="0.356314923992069">
            <text:p>0.36</text:p>
          </table:table-cell>
          <table:table-cell table:formula="of:=[.G5]/[.$B5]" office:value-type="float" office:value="0.357477541308658">
            <text:p>0.36</text:p>
          </table:table-cell>
          <table:table-cell table:formula="of:=[.H5]/[.$B5]" office:value-type="float" office:value="0.273170654329147">
            <text:p>0.27</text:p>
          </table:table-cell>
          <table:table-cell table:formula="of:=[.I5]/[.$B5]" office:value-type="float" office:value="0.247638968935889">
            <text:p>0.25</text:p>
          </table:table-cell>
          <table:table-cell table:formula="of:=[.J5]/[.$B5]" office:value-type="float" office:value="0.247880185062789">
            <text:p>0.25</text:p>
          </table:table-cell>
          <table:table-cell/>
        </table:table-row>
        <table:table-row table:style-name="ro1">
          <table:covered-table-cell/>
          <table:table-cell/>
          <table:table-cell table:formula="of:=[.C6]/[.$B6]" office:value-type="float" office:value="2.78659855314361">
            <text:p>2.79</text:p>
          </table:table-cell>
          <table:table-cell table:formula="of:=[.D6]/[.$B6]" office:value-type="float" office:value="1.48189761584019">
            <text:p>1.48</text:p>
          </table:table-cell>
          <table:table-cell table:formula="of:=[.E6]/[.$B6]" office:value-type="float" office:value="0.575545405572769">
            <text:p>0.58</text:p>
          </table:table-cell>
          <table:table-cell table:formula="of:=[.F6]/[.$B6]" office:value-type="float" office:value="0.356064666324565">
            <text:p>0.36</text:p>
          </table:table-cell>
          <table:table-cell table:formula="of:=[.G6]/[.$B6]" office:value-type="float" office:value="0.357426563788391">
            <text:p>0.36</text:p>
          </table:table-cell>
          <table:table-cell table:formula="of:=[.H6]/[.$B6]" office:value-type="float" office:value="0.272827722873871">
            <text:p>0.27</text:p>
          </table:table-cell>
          <table:table-cell table:formula="of:=[.I6]/[.$B6]" office:value-type="float" office:value="0.246725128005799">
            <text:p>0.25</text:p>
          </table:table-cell>
          <table:table-cell table:formula="of:=[.J6]/[.$B6]" office:value-type="float" office:value="0.246808207868138">
            <text:p>0.25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4">
            <text:p>5' RACE (mixed-stage embryos) Exons overlapping ESTs</text:p>
          </table:table-cell>
          <table:table-cell/>
          <table:table-cell table:formula="of:=[.C7]/[.$B7]" office:value-type="float" office:value="0.253054279888402">
            <text:p>0.25</text:p>
          </table:table-cell>
          <table:table-cell table:formula="of:=[.D7]/[.$B7]" office:value-type="float" office:value="0.189781699778878">
            <text:p>0.19</text:p>
          </table:table-cell>
          <table:table-cell table:formula="of:=[.E7]/[.$B7]" office:value-type="float" office:value="0.156337950040695">
            <text:p>0.16</text:p>
          </table:table-cell>
          <table:table-cell table:formula="of:=[.F7]/[.$B7]" office:value-type="float" office:value="0.095764284776336">
            <text:p>0.1</text:p>
          </table:table-cell>
          <table:table-cell table:formula="of:=[.G7]/[.$B7]" office:value-type="float" office:value="0.0578671244478092">
            <text:p>0.06</text:p>
          </table:table-cell>
          <table:table-cell table:formula="of:=[.H7]/[.$B7]" office:value-type="float" office:value="0.0857740010996024">
            <text:p>0.09</text:p>
          </table:table-cell>
          <table:table-cell table:formula="of:=[.I7]/[.$B7]" office:value-type="float" office:value="0.0679763419385282">
            <text:p>0.07</text:p>
          </table:table-cell>
          <table:table-cell table:formula="of:=[.J7]/[.$B7]" office:value-type="float" office:value="0.0849183775568289">
            <text:p>0.08</text:p>
          </table:table-cell>
          <table:table-cell/>
        </table:table-row>
        <table:table-row table:style-name="ro1">
          <table:covered-table-cell/>
          <table:table-cell/>
          <table:table-cell table:formula="of:=[.C8]/[.$B8]" office:value-type="float" office:value="0.163585933208995">
            <text:p>0.16</text:p>
          </table:table-cell>
          <table:table-cell table:formula="of:=[.D8]/[.$B8]" office:value-type="float" office:value="0.117536596764102">
            <text:p>0.12</text:p>
          </table:table-cell>
          <table:table-cell table:formula="of:=[.E8]/[.$B8]" office:value-type="float" office:value="0.0943158289706131">
            <text:p>0.09</text:p>
          </table:table-cell>
          <table:table-cell table:formula="of:=[.F8]/[.$B8]" office:value-type="float" office:value="0.0836018737271568">
            <text:p>0.08</text:p>
          </table:table-cell>
          <table:table-cell table:formula="of:=[.G8]/[.$B8]" office:value-type="float" office:value="0.0553509078731007">
            <text:p>0.06</text:p>
          </table:table-cell>
          <table:table-cell table:formula="of:=[.H8]/[.$B8]" office:value-type="float" office:value="0.0700872918988805">
            <text:p>0.07</text:p>
          </table:table-cell>
          <table:table-cell table:formula="of:=[.I8]/[.$B8]" office:value-type="float" office:value="0.0661148430396962">
            <text:p>0.07</text:p>
          </table:table-cell>
          <table:table-cell table:formula="of:=[.J8]/[.$B8]" office:value-type="float" office:value="0.0833956402226537">
            <text:p>0.08</text:p>
          </table:table-cell>
          <table:table-cell/>
        </table:table-row>
        <table:table-row table:style-name="ro1">
          <table:covered-table-cell/>
          <table:table-cell/>
          <table:table-cell table:formula="of:=[.C9]/[.$B9]" office:value-type="float" office:value="0.162832949060372">
            <text:p>0.16</text:p>
          </table:table-cell>
          <table:table-cell table:formula="of:=[.D9]/[.$B9]" office:value-type="float" office:value="0.116493963152862">
            <text:p>0.12</text:p>
          </table:table-cell>
          <table:table-cell table:formula="of:=[.E9]/[.$B9]" office:value-type="float" office:value="0.0931163965590623">
            <text:p>0.09</text:p>
          </table:table-cell>
          <table:table-cell table:formula="of:=[.F9]/[.$B9]" office:value-type="float" office:value="0.0821878383655679">
            <text:p>0.08</text:p>
          </table:table-cell>
          <table:table-cell table:formula="of:=[.G9]/[.$B9]" office:value-type="float" office:value="0.0544554794984859">
            <text:p>0.05</text:p>
          </table:table-cell>
          <table:table-cell table:formula="of:=[.H9]/[.$B9]" office:value-type="float" office:value="0.0691532888900586">
            <text:p>0.07</text:p>
          </table:table-cell>
          <table:table-cell table:formula="of:=[.I9]/[.$B9]" office:value-type="float" office:value="0.065263399110337">
            <text:p>0.07</text:p>
          </table:table-cell>
          <table:table-cell table:formula="of:=[.J9]/[.$B9]" office:value-type="float" office:value="0.0811333008475804">
            <text:p>0.08</text:p>
          </table:table-cell>
          <table:table-cell/>
        </table:table-row>
        <table:table-row table:style-name="ro1">
          <table:covered-table-cell/>
          <table:table-cell/>
          <table:table-cell table:formula="of:=[.C10]/[.$B10]" office:value-type="float" office:value="0.162977094778068">
            <text:p>0.16</text:p>
          </table:table-cell>
          <table:table-cell table:formula="of:=[.D10]/[.$B10]" office:value-type="float" office:value="0.116084575904543">
            <text:p>0.12</text:p>
          </table:table-cell>
          <table:table-cell table:formula="of:=[.E10]/[.$B10]" office:value-type="float" office:value="0.0929725390081165">
            <text:p>0.09</text:p>
          </table:table-cell>
          <table:table-cell table:formula="of:=[.F10]/[.$B10]" office:value-type="float" office:value="0.0821831164652323">
            <text:p>0.08</text:p>
          </table:table-cell>
          <table:table-cell table:formula="of:=[.G10]/[.$B10]" office:value-type="float" office:value="0.0546452924241475">
            <text:p>0.05</text:p>
          </table:table-cell>
          <table:table-cell table:formula="of:=[.H10]/[.$B10]" office:value-type="float" office:value="0.0691637560358642">
            <text:p>0.07</text:p>
          </table:table-cell>
          <table:table-cell table:formula="of:=[.I10]/[.$B10]" office:value-type="float" office:value="0.0649040580335003">
            <text:p>0.06</text:p>
          </table:table-cell>
          <table:table-cell table:formula="of:=[.J10]/[.$B10]" office:value-type="float" office:value="0.0813720513602">
            <text:p>0.08</text:p>
          </table:table-cell>
          <table:table-cell/>
        </table:table-row>
        <table:table-row table:style-name="ro1">
          <table:table-cell table:style-name="ce3" office:value-type="string" table:number-columns-spanned="1" table:number-rows-spanned="4">
            <text:p>AdultMale_H3K4Me3 2kb upstream</text:p>
          </table:table-cell>
          <table:table-cell/>
          <table:table-cell table:formula="of:=[.C11]/[.$B11]" office:value-type="float" office:value="3.64252359081881">
            <text:p>3.64</text:p>
          </table:table-cell>
          <table:table-cell table:formula="of:=[.D11]/[.$B11]" office:value-type="float" office:value="1.64689744973969">
            <text:p>1.65</text:p>
          </table:table-cell>
          <table:table-cell table:formula="of:=[.E11]/[.$B11]" office:value-type="float" office:value="0.980152592193071">
            <text:p>0.98</text:p>
          </table:table-cell>
          <table:table-cell table:formula="of:=[.F11]/[.$B11]" office:value-type="float" office:value="0.757517087858933">
            <text:p>0.76</text:p>
          </table:table-cell>
          <table:table-cell table:formula="of:=[.G11]/[.$B11]" office:value-type="float" office:value="0.503967985549812">
            <text:p>0.5</text:p>
          </table:table-cell>
          <table:table-cell table:formula="of:=[.H11]/[.$B11]" office:value-type="float" office:value="0.432102996298877">
            <text:p>0.43</text:p>
          </table:table-cell>
          <table:table-cell table:formula="of:=[.I11]/[.$B11]" office:value-type="float" office:value="0.41906414453269">
            <text:p>0.42</text:p>
          </table:table-cell>
          <table:table-cell table:formula="of:=[.J11]/[.$B11]" office:value-type="float" office:value="0.460516057832746">
            <text:p>0.46</text:p>
          </table:table-cell>
          <table:table-cell/>
        </table:table-row>
        <table:table-row table:style-name="ro1">
          <table:covered-table-cell/>
          <table:table-cell/>
          <table:table-cell table:formula="of:=[.C12]/[.$B12]" office:value-type="float" office:value="3.60012306910385">
            <text:p>3.6</text:p>
          </table:table-cell>
          <table:table-cell table:formula="of:=[.D12]/[.$B12]" office:value-type="float" office:value="1.56454138534682">
            <text:p>1.56</text:p>
          </table:table-cell>
          <table:table-cell table:formula="of:=[.E12]/[.$B12]" office:value-type="float" office:value="0.925616830013778">
            <text:p>0.93</text:p>
          </table:table-cell>
          <table:table-cell table:formula="of:=[.F12]/[.$B12]" office:value-type="float" office:value="0.686980292560198">
            <text:p>0.69</text:p>
          </table:table-cell>
          <table:table-cell table:formula="of:=[.G12]/[.$B12]" office:value-type="float" office:value="0.497296589102375">
            <text:p>0.5</text:p>
          </table:table-cell>
          <table:table-cell table:formula="of:=[.H12]/[.$B12]" office:value-type="float" office:value="0.426540033622843">
            <text:p>0.43</text:p>
          </table:table-cell>
          <table:table-cell table:formula="of:=[.I12]/[.$B12]" office:value-type="float" office:value="0.413367483172825">
            <text:p>0.41</text:p>
          </table:table-cell>
          <table:table-cell table:formula="of:=[.J12]/[.$B12]" office:value-type="float" office:value="0.45645938708453">
            <text:p>0.46</text:p>
          </table:table-cell>
          <table:table-cell/>
        </table:table-row>
        <table:table-row table:style-name="ro1">
          <table:covered-table-cell/>
          <table:table-cell/>
          <table:table-cell table:formula="of:=[.C13]/[.$B13]" office:value-type="float" office:value="3.59982835013278">
            <text:p>3.6</text:p>
          </table:table-cell>
          <table:table-cell table:formula="of:=[.D13]/[.$B13]" office:value-type="float" office:value="1.56065529965513">
            <text:p>1.56</text:p>
          </table:table-cell>
          <table:table-cell table:formula="of:=[.E13]/[.$B13]" office:value-type="float" office:value="0.921980736095036">
            <text:p>0.92</text:p>
          </table:table-cell>
          <table:table-cell table:formula="of:=[.F13]/[.$B13]" office:value-type="float" office:value="0.68413995471233">
            <text:p>0.68</text:p>
          </table:table-cell>
          <table:table-cell table:formula="of:=[.G13]/[.$B13]" office:value-type="float" office:value="0.496305463968792">
            <text:p>0.5</text:p>
          </table:table-cell>
          <table:table-cell table:formula="of:=[.H13]/[.$B13]" office:value-type="float" office:value="0.422986572555482">
            <text:p>0.42</text:p>
          </table:table-cell>
          <table:table-cell table:formula="of:=[.I13]/[.$B13]" office:value-type="float" office:value="0.412038049218296">
            <text:p>0.41</text:p>
          </table:table-cell>
          <table:table-cell table:formula="of:=[.J13]/[.$B13]" office:value-type="float" office:value="0.454014539933328">
            <text:p>0.45</text:p>
          </table:table-cell>
          <table:table-cell/>
        </table:table-row>
        <table:table-row table:style-name="ro1">
          <table:covered-table-cell/>
          <table:table-cell/>
          <table:table-cell table:formula="of:=[.C14]/[.$B14]" office:value-type="float" office:value="3.59150691932491">
            <text:p>3.59</text:p>
          </table:table-cell>
          <table:table-cell table:formula="of:=[.D14]/[.$B14]" office:value-type="float" office:value="1.56452496728033">
            <text:p>1.56</text:p>
          </table:table-cell>
          <table:table-cell table:formula="of:=[.E14]/[.$B14]" office:value-type="float" office:value="0.923017822417292">
            <text:p>0.92</text:p>
          </table:table-cell>
          <table:table-cell table:formula="of:=[.F14]/[.$B14]" office:value-type="float" office:value="0.682189268787394">
            <text:p>0.68</text:p>
          </table:table-cell>
          <table:table-cell table:formula="of:=[.G14]/[.$B14]" office:value-type="float" office:value="0.495753708617112">
            <text:p>0.5</text:p>
          </table:table-cell>
          <table:table-cell table:formula="of:=[.H14]/[.$B14]" office:value-type="float" office:value="0.42211454837518">
            <text:p>0.42</text:p>
          </table:table-cell>
          <table:table-cell table:formula="of:=[.I14]/[.$B14]" office:value-type="float" office:value="0.412249214850012">
            <text:p>0.41</text:p>
          </table:table-cell>
          <table:table-cell table:formula="of:=[.J14]/[.$B14]" office:value-type="float" office:value="0.452246959961707">
            <text:p>0.45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4">
            <text:p>dmg3 rtpcr ESTs 5kb downstream</text:p>
          </table:table-cell>
          <table:table-cell/>
          <table:table-cell table:formula="of:=[.C15]/[.$B15]" office:value-type="float" office:value="65.574095901835">
            <text:p>65.57</text:p>
          </table:table-cell>
          <table:table-cell table:formula="of:=[.D15]/[.$B15]" office:value-type="float" office:value="4.53930288722373">
            <text:p>4.54</text:p>
          </table:table-cell>
          <table:table-cell table:formula="of:=[.E15]/[.$B15]" office:value-type="float" office:value="2.85351207065994">
            <text:p>2.85</text:p>
          </table:table-cell>
          <table:table-cell table:formula="of:=[.F15]/[.$B15]" office:value-type="float" office:value="2.75658778704051">
            <text:p>2.76</text:p>
          </table:table-cell>
          <table:table-cell table:formula="of:=[.G15]/[.$B15]" office:value-type="float" office:value="1.58047550990671">
            <text:p>1.58</text:p>
          </table:table-cell>
          <table:table-cell table:formula="of:=[.H15]/[.$B15]" office:value-type="float" office:value="1.54407534745581">
            <text:p>1.54</text:p>
          </table:table-cell>
          <table:table-cell table:formula="of:=[.I15]/[.$B15]" office:value-type="float" office:value="1.7062497093555">
            <text:p>1.71</text:p>
          </table:table-cell>
          <table:table-cell table:formula="of:=[.J15]/[.$B15]" office:value-type="float" office:value="2.06488735394145">
            <text:p>2.06</text:p>
          </table:table-cell>
          <table:table-cell/>
        </table:table-row>
        <table:table-row table:style-name="ro1">
          <table:covered-table-cell/>
          <table:table-cell/>
          <table:table-cell table:formula="of:=[.C16]/[.$B16]" office:value-type="float" office:value="69.4809596128193">
            <text:p>69.48</text:p>
          </table:table-cell>
          <table:table-cell table:formula="of:=[.D16]/[.$B16]" office:value-type="float" office:value="2.86169610589413">
            <text:p>2.86</text:p>
          </table:table-cell>
          <table:table-cell table:formula="of:=[.E16]/[.$B16]" office:value-type="float" office:value="2.26657663589259">
            <text:p>2.27</text:p>
          </table:table-cell>
          <table:table-cell table:formula="of:=[.F16]/[.$B16]" office:value-type="float" office:value="1.84554862255555">
            <text:p>1.85</text:p>
          </table:table-cell>
          <table:table-cell table:formula="of:=[.G16]/[.$B16]" office:value-type="float" office:value="1.65722684984213">
            <text:p>1.66</text:p>
          </table:table-cell>
          <table:table-cell table:formula="of:=[.H16]/[.$B16]" office:value-type="float" office:value="1.61042184277645">
            <text:p>1.61</text:p>
          </table:table-cell>
          <table:table-cell table:formula="of:=[.I16]/[.$B16]" office:value-type="float" office:value="1.7832901651825">
            <text:p>1.78</text:p>
          </table:table-cell>
          <table:table-cell table:formula="of:=[.J16]/[.$B16]" office:value-type="float" office:value="2.17631011929187">
            <text:p>2.18</text:p>
          </table:table-cell>
          <table:table-cell/>
        </table:table-row>
        <table:table-row table:style-name="ro1">
          <table:covered-table-cell/>
          <table:table-cell/>
          <table:table-cell table:formula="of:=[.C17]/[.$B17]" office:value-type="float" office:value="69.5733847375763">
            <text:p>69.57</text:p>
          </table:table-cell>
          <table:table-cell table:formula="of:=[.D17]/[.$B17]" office:value-type="float" office:value="2.886607280453">
            <text:p>2.89</text:p>
          </table:table-cell>
          <table:table-cell table:formula="of:=[.E17]/[.$B17]" office:value-type="float" office:value="2.26353938496676">
            <text:p>2.26</text:p>
          </table:table-cell>
          <table:table-cell table:formula="of:=[.F17]/[.$B17]" office:value-type="float" office:value="1.84367191729308">
            <text:p>1.84</text:p>
          </table:table-cell>
          <table:table-cell table:formula="of:=[.G17]/[.$B17]" office:value-type="float" office:value="1.6564486025624">
            <text:p>1.66</text:p>
          </table:table-cell>
          <table:table-cell table:formula="of:=[.H17]/[.$B17]" office:value-type="float" office:value="1.60011116804156">
            <text:p>1.6</text:p>
          </table:table-cell>
          <table:table-cell table:formula="of:=[.I17]/[.$B17]" office:value-type="float" office:value="1.78798845116838">
            <text:p>1.79</text:p>
          </table:table-cell>
          <table:table-cell table:formula="of:=[.J17]/[.$B17]" office:value-type="float" office:value="2.17170325508982">
            <text:p>2.17</text:p>
          </table:table-cell>
          <table:table-cell/>
        </table:table-row>
        <table:table-row table:style-name="ro1">
          <table:covered-table-cell/>
          <table:table-cell/>
          <table:table-cell table:formula="of:=[.C18]/[.$B18]" office:value-type="float" office:value="69.5981016951832">
            <text:p>69.6</text:p>
          </table:table-cell>
          <table:table-cell table:formula="of:=[.D18]/[.$B18]" office:value-type="float" office:value="2.88472583188325">
            <text:p>2.88</text:p>
          </table:table-cell>
          <table:table-cell table:formula="of:=[.E18]/[.$B18]" office:value-type="float" office:value="2.26167982390855">
            <text:p>2.26</text:p>
          </table:table-cell>
          <table:table-cell table:formula="of:=[.F18]/[.$B18]" office:value-type="float" office:value="1.84962741272817">
            <text:p>1.85</text:p>
          </table:table-cell>
          <table:table-cell table:formula="of:=[.G18]/[.$B18]" office:value-type="float" office:value="1.65591430426885">
            <text:p>1.66</text:p>
          </table:table-cell>
          <table:table-cell table:formula="of:=[.H18]/[.$B18]" office:value-type="float" office:value="1.60368358864047">
            <text:p>1.6</text:p>
          </table:table-cell>
          <table:table-cell table:formula="of:=[.I18]/[.$B18]" office:value-type="float" office:value="1.78118911784349">
            <text:p>1.78</text:p>
          </table:table-cell>
          <table:table-cell table:formula="of:=[.J18]/[.$B18]" office:value-type="float" office:value="2.17437505845346">
            <text:p>2.17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4">
            <text:p>Dm_S2Rp_TotalRNA_p200_020-022-024_38bp Exons overlapping TranscriptRegions</text:p>
          </table:table-cell>
          <table:table-cell/>
          <table:table-cell table:formula="of:=[.C19]/[.$B19]" office:value-type="float" office:value="0.884294892011876">
            <text:p>0.88</text:p>
          </table:table-cell>
          <table:table-cell table:formula="of:=[.D19]/[.$B19]" office:value-type="float" office:value="0.605616464700167">
            <text:p>0.61</text:p>
          </table:table-cell>
          <table:table-cell table:formula="of:=[.E19]/[.$B19]" office:value-type="float" office:value="0.396562283235655">
            <text:p>0.4</text:p>
          </table:table-cell>
          <table:table-cell table:formula="of:=[.F19]/[.$B19]" office:value-type="float" office:value="0.326749970420887">
            <text:p>0.33</text:p>
          </table:table-cell>
          <table:table-cell table:formula="of:=[.G19]/[.$B19]" office:value-type="float" office:value="0.478801311603012">
            <text:p>0.48</text:p>
          </table:table-cell>
          <table:table-cell table:formula="of:=[.H19]/[.$B19]" office:value-type="float" office:value="0.439454683345543">
            <text:p>0.44</text:p>
          </table:table-cell>
          <table:table-cell table:formula="of:=[.I19]/[.$B19]" office:value-type="float" office:value="0.594770543861785">
            <text:p>0.59</text:p>
          </table:table-cell>
          <table:table-cell table:formula="of:=[.J19]/[.$B19]" office:value-type="float" office:value="0.935360019219571">
            <text:p>0.94</text:p>
          </table:table-cell>
          <table:table-cell/>
        </table:table-row>
        <table:table-row table:style-name="ro1">
          <table:covered-table-cell/>
          <table:table-cell/>
          <table:table-cell table:formula="of:=[.C20]/[.$B20]" office:value-type="float" office:value="0.870866454075093">
            <text:p>0.87</text:p>
          </table:table-cell>
          <table:table-cell table:formula="of:=[.D20]/[.$B20]" office:value-type="float" office:value="0.594464845744944">
            <text:p>0.59</text:p>
          </table:table-cell>
          <table:table-cell table:formula="of:=[.E20]/[.$B20]" office:value-type="float" office:value="0.391579032896674">
            <text:p>0.39</text:p>
          </table:table-cell>
          <table:table-cell table:formula="of:=[.F20]/[.$B20]" office:value-type="float" office:value="0.311214663838813">
            <text:p>0.31</text:p>
          </table:table-cell>
          <table:table-cell table:formula="of:=[.G20]/[.$B20]" office:value-type="float" office:value="0.478516990093749">
            <text:p>0.48</text:p>
          </table:table-cell>
          <table:table-cell table:formula="of:=[.H20]/[.$B20]" office:value-type="float" office:value="0.435620512620773">
            <text:p>0.44</text:p>
          </table:table-cell>
          <table:table-cell table:formula="of:=[.I20]/[.$B20]" office:value-type="float" office:value="0.591990256266132">
            <text:p>0.59</text:p>
          </table:table-cell>
          <table:table-cell table:formula="of:=[.J20]/[.$B20]" office:value-type="float" office:value="0.931505807378614">
            <text:p>0.93</text:p>
          </table:table-cell>
          <table:table-cell/>
        </table:table-row>
        <table:table-row table:style-name="ro1">
          <table:covered-table-cell/>
          <table:table-cell/>
          <table:table-cell table:formula="of:=[.C21]/[.$B21]" office:value-type="float" office:value="0.8633828776024">
            <text:p>0.86</text:p>
          </table:table-cell>
          <table:table-cell table:formula="of:=[.D21]/[.$B21]" office:value-type="float" office:value="0.589001654252694">
            <text:p>0.59</text:p>
          </table:table-cell>
          <table:table-cell table:formula="of:=[.E21]/[.$B21]" office:value-type="float" office:value="0.386367340349899">
            <text:p>0.39</text:p>
          </table:table-cell>
          <table:table-cell table:formula="of:=[.F21]/[.$B21]" office:value-type="float" office:value="0.308371849924441">
            <text:p>0.31</text:p>
          </table:table-cell>
          <table:table-cell table:formula="of:=[.G21]/[.$B21]" office:value-type="float" office:value="0.472499412463781">
            <text:p>0.47</text:p>
          </table:table-cell>
          <table:table-cell table:formula="of:=[.H21]/[.$B21]" office:value-type="float" office:value="0.43130206228765">
            <text:p>0.43</text:p>
          </table:table-cell>
          <table:table-cell table:formula="of:=[.I21]/[.$B21]" office:value-type="float" office:value="0.583853664463616">
            <text:p>0.58</text:p>
          </table:table-cell>
          <table:table-cell table:formula="of:=[.J21]/[.$B21]" office:value-type="float" office:value="0.923230131939529">
            <text:p>0.92</text:p>
          </table:table-cell>
          <table:table-cell/>
        </table:table-row>
        <table:table-row table:style-name="ro1">
          <table:covered-table-cell/>
          <table:table-cell/>
          <table:table-cell table:formula="of:=[.C22]/[.$B22]" office:value-type="float" office:value="0.862861304966538">
            <text:p>0.86</text:p>
          </table:table-cell>
          <table:table-cell table:formula="of:=[.D22]/[.$B22]" office:value-type="float" office:value="0.589606999515139">
            <text:p>0.59</text:p>
          </table:table-cell>
          <table:table-cell table:formula="of:=[.E22]/[.$B22]" office:value-type="float" office:value="0.386964985971036">
            <text:p>0.39</text:p>
          </table:table-cell>
          <table:table-cell table:formula="of:=[.F22]/[.$B22]" office:value-type="float" office:value="0.308449787860643">
            <text:p>0.31</text:p>
          </table:table-cell>
          <table:table-cell table:formula="of:=[.G22]/[.$B22]" office:value-type="float" office:value="0.4720755252649">
            <text:p>0.47</text:p>
          </table:table-cell>
          <table:table-cell table:formula="of:=[.H22]/[.$B22]" office:value-type="float" office:value="0.430817460752432">
            <text:p>0.43</text:p>
          </table:table-cell>
          <table:table-cell table:formula="of:=[.I22]/[.$B22]" office:value-type="float" office:value="0.583348952590646">
            <text:p>0.58</text:p>
          </table:table-cell>
          <table:table-cell table:formula="of:=[.J22]/[.$B22]" office:value-type="float" office:value="0.924519551531578">
            <text:p>0.92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4">
            <text:p>Dm_S2Rp_TotalRNA_p200_020-022-024_38bp 2kb upstream</text:p>
          </table:table-cell>
          <table:table-cell/>
          <table:table-cell table:formula="of:=[.C23]/[.$B23]" office:value-type="float" office:value="7.36749479657493">
            <text:p>7.37</text:p>
          </table:table-cell>
          <table:table-cell table:formula="of:=[.D23]/[.$B23]" office:value-type="float" office:value="2.65302744430023">
            <text:p>2.65</text:p>
          </table:table-cell>
          <table:table-cell table:formula="of:=[.E23]/[.$B23]" office:value-type="float" office:value="1.90135393022754">
            <text:p>1.9</text:p>
          </table:table-cell>
          <table:table-cell table:formula="of:=[.F23]/[.$B23]" office:value-type="float" office:value="1.66375460612914">
            <text:p>1.66</text:p>
          </table:table-cell>
          <table:table-cell table:formula="of:=[.G23]/[.$B23]" office:value-type="float" office:value="1.59910962510549">
            <text:p>1.6</text:p>
          </table:table-cell>
          <table:table-cell table:formula="of:=[.H23]/[.$B23]" office:value-type="float" office:value="1.66934347528093">
            <text:p>1.67</text:p>
          </table:table-cell>
          <table:table-cell table:formula="of:=[.I23]/[.$B23]" office:value-type="float" office:value="1.91970466337011">
            <text:p>1.92</text:p>
          </table:table-cell>
          <table:table-cell table:formula="of:=[.J23]/[.$B23]" office:value-type="float" office:value="2.6027182472767">
            <text:p>2.6</text:p>
          </table:table-cell>
          <table:table-cell/>
        </table:table-row>
        <table:table-row table:style-name="ro1">
          <table:covered-table-cell/>
          <table:table-cell/>
          <table:table-cell table:formula="of:=[.C24]/[.$B24]" office:value-type="float" office:value="7.18446888493571">
            <text:p>7.18</text:p>
          </table:table-cell>
          <table:table-cell table:formula="of:=[.D24]/[.$B24]" office:value-type="float" office:value="2.66760134989822">
            <text:p>2.67</text:p>
          </table:table-cell>
          <table:table-cell table:formula="of:=[.E24]/[.$B24]" office:value-type="float" office:value="1.8861030826188">
            <text:p>1.89</text:p>
          </table:table-cell>
          <table:table-cell table:formula="of:=[.F24]/[.$B24]" office:value-type="float" office:value="1.66020655155796">
            <text:p>1.66</text:p>
          </table:table-cell>
          <table:table-cell table:formula="of:=[.G24]/[.$B24]" office:value-type="float" office:value="1.58703204950467">
            <text:p>1.59</text:p>
          </table:table-cell>
          <table:table-cell table:formula="of:=[.H24]/[.$B24]" office:value-type="float" office:value="1.6214987230926">
            <text:p>1.62</text:p>
          </table:table-cell>
          <table:table-cell table:formula="of:=[.I24]/[.$B24]" office:value-type="float" office:value="1.91555462960719">
            <text:p>1.92</text:p>
          </table:table-cell>
          <table:table-cell table:formula="of:=[.J24]/[.$B24]" office:value-type="float" office:value="2.60168942767004">
            <text:p>2.6</text:p>
          </table:table-cell>
          <table:table-cell/>
        </table:table-row>
        <table:table-row table:style-name="ro1">
          <table:covered-table-cell/>
          <table:table-cell/>
          <table:table-cell table:formula="of:=[.C25]/[.$B25]" office:value-type="float" office:value="6.43470925022412">
            <text:p>6.43</text:p>
          </table:table-cell>
          <table:table-cell table:formula="of:=[.D25]/[.$B25]" office:value-type="float" office:value="2.38607977041499">
            <text:p>2.39</text:p>
          </table:table-cell>
          <table:table-cell table:formula="of:=[.E25]/[.$B25]" office:value-type="float" office:value="1.6971973968404">
            <text:p>1.7</text:p>
          </table:table-cell>
          <table:table-cell table:formula="of:=[.F25]/[.$B25]" office:value-type="float" office:value="1.4898273579906">
            <text:p>1.49</text:p>
          </table:table-cell>
          <table:table-cell table:formula="of:=[.G25]/[.$B25]" office:value-type="float" office:value="1.42573604229853">
            <text:p>1.43</text:p>
          </table:table-cell>
          <table:table-cell table:formula="of:=[.H25]/[.$B25]" office:value-type="float" office:value="1.44912711261187">
            <text:p>1.45</text:p>
          </table:table-cell>
          <table:table-cell table:formula="of:=[.I25]/[.$B25]" office:value-type="float" office:value="1.71433830995968">
            <text:p>1.71</text:p>
          </table:table-cell>
          <table:table-cell table:formula="of:=[.J25]/[.$B25]" office:value-type="float" office:value="2.33286920710449">
            <text:p>2.33</text:p>
          </table:table-cell>
          <table:table-cell/>
        </table:table-row>
        <table:table-row table:style-name="ro1">
          <table:covered-table-cell/>
          <table:table-cell/>
          <table:table-cell table:formula="of:=[.C26]/[.$B26]" office:value-type="float" office:value="6.43039864362979">
            <text:p>6.43</text:p>
          </table:table-cell>
          <table:table-cell table:formula="of:=[.D26]/[.$B26]" office:value-type="float" office:value="2.38499784084083">
            <text:p>2.38</text:p>
          </table:table-cell>
          <table:table-cell table:formula="of:=[.E26]/[.$B26]" office:value-type="float" office:value="1.69256853530668">
            <text:p>1.69</text:p>
          </table:table-cell>
          <table:table-cell table:formula="of:=[.F26]/[.$B26]" office:value-type="float" office:value="1.48770126067154">
            <text:p>1.49</text:p>
          </table:table-cell>
          <table:table-cell table:formula="of:=[.G26]/[.$B26]" office:value-type="float" office:value="1.42483728505649">
            <text:p>1.42</text:p>
          </table:table-cell>
          <table:table-cell table:formula="of:=[.H26]/[.$B26]" office:value-type="float" office:value="1.45014966751015">
            <text:p>1.45</text:p>
          </table:table-cell>
          <table:table-cell table:formula="of:=[.I26]/[.$B26]" office:value-type="float" office:value="1.71418937384242">
            <text:p>1.71</text:p>
          </table:table-cell>
          <table:table-cell table:formula="of:=[.J26]/[.$B26]" office:value-type="float" office:value="2.33289789269017">
            <text:p>2.33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4">
            <text:p>All LocatedSequenceFeatures overlapping Gene FBgn0000639</text:p>
          </table:table-cell>
          <table:table-cell/>
          <table:table-cell table:formula="of:=[.C27]/[.$B27]" office:value-type="float" office:value="233.469814423303">
            <text:p>233.47</text:p>
          </table:table-cell>
          <table:table-cell table:formula="of:=[.D27]/[.$B27]" office:value-type="float" office:value="184.522903453136">
            <text:p>184.52</text:p>
          </table:table-cell>
          <table:table-cell table:formula="of:=[.E27]/[.$B27]" office:value-type="float" office:value="159.233380314776">
            <text:p>159.23</text:p>
          </table:table-cell>
          <table:table-cell table:formula="of:=[.F27]/[.$B27]" office:value-type="float" office:value="17.1555085741132">
            <text:p>17.16</text:p>
          </table:table-cell>
          <table:table-cell table:formula="of:=[.G27]/[.$B27]" office:value-type="float" office:value="1.85059901338971">
            <text:p>1.85</text:p>
          </table:table-cell>
          <table:table-cell table:formula="of:=[.H27]/[.$B27]" office:value-type="float" office:value="1.70436927413672">
            <text:p>1.7</text:p>
          </table:table-cell>
          <table:table-cell table:formula="of:=[.I27]/[.$B27]" office:value-type="float" office:value="2.21376556260277">
            <text:p>2.21</text:p>
          </table:table-cell>
          <table:table-cell table:formula="of:=[.J27]/[.$B27]" office:value-type="float" office:value="1.8866572703782">
            <text:p>1.89</text:p>
          </table:table-cell>
          <table:table-cell/>
        </table:table-row>
        <table:table-row table:style-name="ro1">
          <table:covered-table-cell/>
          <table:table-cell/>
          <table:table-cell table:formula="of:=[.C28]/[.$B28]" office:value-type="float" office:value="13.0473462510531">
            <text:p>13.05</text:p>
          </table:table-cell>
          <table:table-cell table:formula="of:=[.D28]/[.$B28]" office:value-type="float" office:value="7.05846672283067">
            <text:p>7.06</text:p>
          </table:table-cell>
          <table:table-cell table:formula="of:=[.E28]/[.$B28]" office:value-type="float" office:value="4.07818028643639">
            <text:p>4.08</text:p>
          </table:table-cell>
          <table:table-cell table:formula="of:=[.F28]/[.$B28]" office:value-type="float" office:value="2.90513900589722">
            <text:p>2.91</text:p>
          </table:table-cell>
          <table:table-cell table:formula="of:=[.G28]/[.$B28]" office:value-type="float" office:value="2.08407750631845">
            <text:p>2.08</text:p>
          </table:table-cell>
          <table:table-cell table:formula="of:=[.H28]/[.$B28]" office:value-type="float" office:value="1.76663858466723">
            <text:p>1.77</text:p>
          </table:table-cell>
          <table:table-cell table:formula="of:=[.I28]/[.$B28]" office:value-type="float" office:value="2.59882055602359">
            <text:p>2.6</text:p>
          </table:table-cell>
          <table:table-cell table:formula="of:=[.J28]/[.$B28]" office:value-type="float" office:value="2.16714406065712">
            <text:p>2.17</text:p>
          </table:table-cell>
          <table:table-cell/>
        </table:table-row>
        <table:table-row table:style-name="ro1">
          <table:covered-table-cell/>
          <table:table-cell/>
          <table:table-cell table:formula="of:=[.C29]/[.$B29]" office:value-type="float" office:value="3108.80380144518">
            <text:p>3108.8</text:p>
          </table:table-cell>
          <table:table-cell table:formula="of:=[.D29]/[.$B29]" office:value-type="float" office:value="3175.72635878102">
            <text:p>3175.73</text:p>
          </table:table-cell>
          <table:table-cell table:formula="of:=[.E29]/[.$B29]" office:value-type="float" office:value="3081.69211435752">
            <text:p>3081.69</text:p>
          </table:table-cell>
          <table:table-cell table:formula="of:=[.F29]/[.$B29]" office:value-type="float" office:value="2.72463085139805">
            <text:p>2.72</text:p>
          </table:table-cell>
          <table:table-cell table:formula="of:=[.G29]/[.$B29]" office:value-type="float" office:value="1.97518064718819">
            <text:p>1.98</text:p>
          </table:table-cell>
          <table:table-cell table:formula="of:=[.H29]/[.$B29]" office:value-type="float" office:value="1.67452089224003">
            <text:p>1.67</text:p>
          </table:table-cell>
          <table:table-cell table:formula="of:=[.I29]/[.$B29]" office:value-type="float" office:value="2.45601633678919">
            <text:p>2.46</text:p>
          </table:table-cell>
          <table:table-cell table:formula="of:=[.J29]/[.$B29]" office:value-type="float" office:value="2.06738925541942">
            <text:p>2.07</text:p>
          </table:table-cell>
          <table:table-cell/>
        </table:table-row>
        <table:table-row table:style-name="ro1">
          <table:covered-table-cell/>
          <table:table-cell/>
          <table:table-cell table:formula="of:=[.C30]/[.$B30]" office:value-type="float" office:value="2274.3876845743">
            <text:p>2274.39</text:p>
          </table:table-cell>
          <table:table-cell table:formula="of:=[.D30]/[.$B30]" office:value-type="float" office:value="2268.78557964185">
            <text:p>2268.79</text:p>
          </table:table-cell>
          <table:table-cell table:formula="of:=[.E30]/[.$B30]" office:value-type="float" office:value="2261.11561420044">
            <text:p>2261.12</text:p>
          </table:table-cell>
          <table:table-cell table:formula="of:=[.F30]/[.$B30]" office:value-type="float" office:value="2.72761545711593">
            <text:p>2.73</text:p>
          </table:table-cell>
          <table:table-cell table:formula="of:=[.G30]/[.$B30]" office:value-type="float" office:value="1.97408105560792">
            <text:p>1.97</text:p>
          </table:table-cell>
          <table:table-cell table:formula="of:=[.H30]/[.$B30]" office:value-type="float" office:value="1.67514923028589">
            <text:p>1.68</text:p>
          </table:table-cell>
          <table:table-cell table:formula="of:=[.I30]/[.$B30]" office:value-type="float" office:value="2.46025761859881">
            <text:p>2.46</text:p>
          </table:table-cell>
          <table:table-cell table:formula="of:=[.J30]/[.$B30]" office:value-type="float" office:value="2.05089538171536">
            <text:p>2.05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4">
            <text:p>All Genes overlapping ProteinBindingSites</text:p>
          </table:table-cell>
          <table:table-cell/>
          <table:table-cell table:formula="of:=[.C31]/[.$B31]" office:value-type="float" office:value="0.155528013680334">
            <text:p>0.16</text:p>
          </table:table-cell>
          <table:table-cell table:formula="of:=[.D31]/[.$B31]" office:value-type="float" office:value="0.0882616286125007">
            <text:p>0.09</text:p>
          </table:table-cell>
          <table:table-cell table:formula="of:=[.E31]/[.$B31]" office:value-type="float" office:value="0.0526213592939069">
            <text:p>0.05</text:p>
          </table:table-cell>
          <table:table-cell table:formula="of:=[.F31]/[.$B31]" office:value-type="float" office:value="0.0381772438343081">
            <text:p>0.04</text:p>
          </table:table-cell>
          <table:table-cell table:formula="of:=[.G31]/[.$B31]" office:value-type="float" office:value="0.0290106256228449">
            <text:p>0.03</text:p>
          </table:table-cell>
          <table:table-cell table:formula="of:=[.H31]/[.$B31]" office:value-type="float" office:value="0.0249920623269558">
            <text:p>0.02</text:p>
          </table:table-cell>
          <table:table-cell table:formula="of:=[.I31]/[.$B31]" office:value-type="float" office:value="0.0246439187143935">
            <text:p>0.02</text:p>
          </table:table-cell>
          <table:table-cell table:formula="of:=[.J31]/[.$B31]" office:value-type="float" office:value="0.0255252954508514">
            <text:p>0.03</text:p>
          </table:table-cell>
          <table:table-cell/>
        </table:table-row>
        <table:table-row table:style-name="ro1">
          <table:covered-table-cell/>
          <table:table-cell/>
          <table:table-cell table:formula="of:=[.C32]/[.$B32]" office:value-type="float" office:value="0.152906037147637">
            <text:p>0.15</text:p>
          </table:table-cell>
          <table:table-cell table:formula="of:=[.D32]/[.$B32]" office:value-type="float" office:value="0.0861328867557598">
            <text:p>0.09</text:p>
          </table:table-cell>
          <table:table-cell table:formula="of:=[.E32]/[.$B32]" office:value-type="float" office:value="0.052072047263366">
            <text:p>0.05</text:p>
          </table:table-cell>
          <table:table-cell table:formula="of:=[.F32]/[.$B32]" office:value-type="float" office:value="0.0367093039113912">
            <text:p>0.04</text:p>
          </table:table-cell>
          <table:table-cell table:formula="of:=[.G32]/[.$B32]" office:value-type="float" office:value="0.0288163369093565">
            <text:p>0.03</text:p>
          </table:table-cell>
          <table:table-cell table:formula="of:=[.H32]/[.$B32]" office:value-type="float" office:value="0.0248206525709837">
            <text:p>0.02</text:p>
          </table:table-cell>
          <table:table-cell table:formula="of:=[.I32]/[.$B32]" office:value-type="float" office:value="0.0245181308720859">
            <text:p>0.02</text:p>
          </table:table-cell>
          <table:table-cell table:formula="of:=[.J32]/[.$B32]" office:value-type="float" office:value="0.0252768310494138">
            <text:p>0.03</text:p>
          </table:table-cell>
          <table:table-cell/>
        </table:table-row>
        <table:table-row table:style-name="ro1">
          <table:covered-table-cell/>
          <table:table-cell/>
          <table:table-cell table:formula="of:=[.C33]/[.$B33]" office:value-type="float" office:value="0.150153439618708">
            <text:p>0.15</text:p>
          </table:table-cell>
          <table:table-cell table:formula="of:=[.D33]/[.$B33]" office:value-type="float" office:value="0.0833570056571727">
            <text:p>0.08</text:p>
          </table:table-cell>
          <table:table-cell table:formula="of:=[.E33]/[.$B33]" office:value-type="float" office:value="0.0489120441283232">
            <text:p>0.05</text:p>
          </table:table-cell>
          <table:table-cell table:formula="of:=[.F33]/[.$B33]" office:value-type="float" office:value="0.0333931386573751">
            <text:p>0.03</text:p>
          </table:table-cell>
          <table:table-cell table:formula="of:=[.G33]/[.$B33]" office:value-type="float" office:value="0.025538583377425">
            <text:p>0.03</text:p>
          </table:table-cell>
          <table:table-cell table:formula="of:=[.H33]/[.$B33]" office:value-type="float" office:value="0.0215897162333659">
            <text:p>0.02</text:p>
          </table:table-cell>
          <table:table-cell table:formula="of:=[.I33]/[.$B33]" office:value-type="float" office:value="0.0211245723070513">
            <text:p>0.02</text:p>
          </table:table-cell>
          <table:table-cell table:formula="of:=[.J33]/[.$B33]" office:value-type="float" office:value="0.0220254111877347">
            <text:p>0.02</text:p>
          </table:table-cell>
          <table:table-cell/>
        </table:table-row>
        <table:table-row table:style-name="ro1">
          <table:covered-table-cell/>
          <table:table-cell/>
          <table:table-cell table:formula="of:=[.C34]/[.$B34]" office:value-type="float" office:value="0.150388665375865">
            <text:p>0.15</text:p>
          </table:table-cell>
          <table:table-cell table:formula="of:=[.D34]/[.$B34]" office:value-type="float" office:value="0.0833330155905765">
            <text:p>0.08</text:p>
          </table:table-cell>
          <table:table-cell table:formula="of:=[.E34]/[.$B34]" office:value-type="float" office:value="0.0490152102417024">
            <text:p>0.05</text:p>
          </table:table-cell>
          <table:table-cell table:formula="of:=[.F34]/[.$B34]" office:value-type="float" office:value="0.0334780610627535">
            <text:p>0.03</text:p>
          </table:table-cell>
          <table:table-cell table:formula="of:=[.G34]/[.$B34]" office:value-type="float" office:value="0.0255041305473418">
            <text:p>0.03</text:p>
          </table:table-cell>
          <table:table-cell table:formula="of:=[.H34]/[.$B34]" office:value-type="float" office:value="0.0216888792324614">
            <text:p>0.02</text:p>
          </table:table-cell>
          <table:table-cell table:formula="of:=[.I34]/[.$B34]" office:value-type="float" office:value="0.0212152676001378">
            <text:p>0.02</text:p>
          </table:table-cell>
          <table:table-cell table:formula="of:=[.J34]/[.$B34]" office:value-type="float" office:value="0.0221052705977251">
            <text:p>0.02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4">
            <text:p>All IntergenicRegions overlapping TranscriptRegions</text:p>
          </table:table-cell>
          <table:table-cell/>
          <table:table-cell table:formula="of:=[.C35]/[.$B35]" office:value-type="float" office:value="1.25952349260817">
            <text:p>1.26</text:p>
          </table:table-cell>
          <table:table-cell table:formula="of:=[.D35]/[.$B35]" office:value-type="float" office:value="0.878459211163888">
            <text:p>0.88</text:p>
          </table:table-cell>
          <table:table-cell table:formula="of:=[.E35]/[.$B35]" office:value-type="float" office:value="0.392301124178667">
            <text:p>0.39</text:p>
          </table:table-cell>
          <table:table-cell table:formula="of:=[.F35]/[.$B35]" office:value-type="float" office:value="0.342724491441582">
            <text:p>0.34</text:p>
          </table:table-cell>
          <table:table-cell table:formula="of:=[.G35]/[.$B35]" office:value-type="float" office:value="0.326689978022234">
            <text:p>0.33</text:p>
          </table:table-cell>
          <table:table-cell table:formula="of:=[.H35]/[.$B35]" office:value-type="float" office:value="0.299043637942497">
            <text:p>0.3</text:p>
          </table:table-cell>
          <table:table-cell table:formula="of:=[.I35]/[.$B35]" office:value-type="float" office:value="0.343504487870338">
            <text:p>0.34</text:p>
          </table:table-cell>
          <table:table-cell table:formula="of:=[.J35]/[.$B35]" office:value-type="float" office:value="0.428792124390244">
            <text:p>0.43</text:p>
          </table:table-cell>
          <table:table-cell/>
        </table:table-row>
        <table:table-row table:style-name="ro1">
          <table:covered-table-cell/>
          <table:table-cell/>
          <table:table-cell table:formula="of:=[.C36]/[.$B36]" office:value-type="float" office:value="1.25586963205737">
            <text:p>1.26</text:p>
          </table:table-cell>
          <table:table-cell table:formula="of:=[.D36]/[.$B36]" office:value-type="float" office:value="0.871709741809351">
            <text:p>0.87</text:p>
          </table:table-cell>
          <table:table-cell table:formula="of:=[.E36]/[.$B36]" office:value-type="float" office:value="0.386652993828425">
            <text:p>0.39</text:p>
          </table:table-cell>
          <table:table-cell table:formula="of:=[.F36]/[.$B36]" office:value-type="float" office:value="0.343076149625287">
            <text:p>0.34</text:p>
          </table:table-cell>
          <table:table-cell table:formula="of:=[.G36]/[.$B36]" office:value-type="float" office:value="0.326851991520501">
            <text:p>0.33</text:p>
          </table:table-cell>
          <table:table-cell table:formula="of:=[.H36]/[.$B36]" office:value-type="float" office:value="0.298261464514745">
            <text:p>0.3</text:p>
          </table:table-cell>
          <table:table-cell table:formula="of:=[.I36]/[.$B36]" office:value-type="float" office:value="0.344016692787844">
            <text:p>0.34</text:p>
          </table:table-cell>
          <table:table-cell table:formula="of:=[.J36]/[.$B36]" office:value-type="float" office:value="0.427230143339504">
            <text:p>0.43</text:p>
          </table:table-cell>
          <table:table-cell/>
        </table:table-row>
        <table:table-row table:style-name="ro1">
          <table:covered-table-cell/>
          <table:table-cell/>
          <table:table-cell table:formula="of:=[.C37]/[.$B37]" office:value-type="float" office:value="1.26051968568025">
            <text:p>1.26</text:p>
          </table:table-cell>
          <table:table-cell table:formula="of:=[.D37]/[.$B37]" office:value-type="float" office:value="0.858035370183031">
            <text:p>0.86</text:p>
          </table:table-cell>
          <table:table-cell table:formula="of:=[.E37]/[.$B37]" office:value-type="float" office:value="0.356586223840479">
            <text:p>0.36</text:p>
          </table:table-cell>
          <table:table-cell table:formula="of:=[.F37]/[.$B37]" office:value-type="float" office:value="0.31524169305074">
            <text:p>0.32</text:p>
          </table:table-cell>
          <table:table-cell table:formula="of:=[.G37]/[.$B37]" office:value-type="float" office:value="0.299544689668273">
            <text:p>0.3</text:p>
          </table:table-cell>
          <table:table-cell table:formula="of:=[.H37]/[.$B37]" office:value-type="float" office:value="0.265346360574296">
            <text:p>0.27</text:p>
          </table:table-cell>
          <table:table-cell table:formula="of:=[.I37]/[.$B37]" office:value-type="float" office:value="0.314850065009184">
            <text:p>0.31</text:p>
          </table:table-cell>
          <table:table-cell table:formula="of:=[.J37]/[.$B37]" office:value-type="float" office:value="0.404278704697763">
            <text:p>0.4</text:p>
          </table:table-cell>
          <table:table-cell/>
        </table:table-row>
        <table:table-row table:style-name="ro1">
          <table:covered-table-cell/>
          <table:table-cell/>
          <table:table-cell table:formula="of:=[.C38]/[.$B38]" office:value-type="float" office:value="1.25729539148571">
            <text:p>1.26</text:p>
          </table:table-cell>
          <table:table-cell table:formula="of:=[.D38]/[.$B38]" office:value-type="float" office:value="0.857658981370867">
            <text:p>0.86</text:p>
          </table:table-cell>
          <table:table-cell table:formula="of:=[.E38]/[.$B38]" office:value-type="float" office:value="0.356012536120034">
            <text:p>0.36</text:p>
          </table:table-cell>
          <table:table-cell table:formula="of:=[.F38]/[.$B38]" office:value-type="float" office:value="0.3145507748112">
            <text:p>0.31</text:p>
          </table:table-cell>
          <table:table-cell table:formula="of:=[.G38]/[.$B38]" office:value-type="float" office:value="0.298977723418469">
            <text:p>0.3</text:p>
          </table:table-cell>
          <table:table-cell table:formula="of:=[.H38]/[.$B38]" office:value-type="float" office:value="0.26318826942126">
            <text:p>0.26</text:p>
          </table:table-cell>
          <table:table-cell table:formula="of:=[.I38]/[.$B38]" office:value-type="float" office:value="0.314703688378319">
            <text:p>0.31</text:p>
          </table:table-cell>
          <table:table-cell table:formula="of:=[.J38]/[.$B38]" office:value-type="float" office:value="0.403874542959344">
            <text:p>0.4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4000">
            <text:p>4000</text:p>
          </table:table-cell>
          <table:table-cell office:value-type="float" office:value="8000">
            <text:p>8000</text:p>
          </table:table-cell>
          <table:table-cell office:value-type="float" office:value="16000">
            <text:p>16000</text:p>
          </table:table-cell>
          <table:table-cell/>
        </table:table-row>
        <table:table-row table:style-name="ro2">
          <table:table-cell office:value-type="string">
            <text:p>5' RACE (mixed-stage embryos) Genes overlapping MRNAs</text:p>
          </table:table-cell>
          <table:table-cell table:formula="of:=([.B3] + [.B4] + [.B5] + [.B6]) / 4" office:value-type="float" office:value="9474.91425">
            <text:p>9474.91</text:p>
          </table:table-cell>
          <table:table-cell table:formula="of:=([.C3] + [.C4] + [.C5] + [.C6]) / 4" office:value-type="float" office:value="37233.89025">
            <text:p>37233.89</text:p>
          </table:table-cell>
          <table:table-cell table:formula="of:=([.D3] + [.D4] + [.D5] + [.D6]) / 4" office:value-type="float" office:value="18150.90375">
            <text:p>18150.9</text:p>
          </table:table-cell>
          <table:table-cell table:formula="of:=([.E3] + [.E4] + [.E5] + [.E6]) / 4" office:value-type="float" office:value="5912.36825">
            <text:p>5912.37</text:p>
          </table:table-cell>
          <table:table-cell table:formula="of:=([.F3] + [.F4] + [.F5] + [.F6]) / 4" office:value-type="float" office:value="3498.939">
            <text:p>3498.94</text:p>
          </table:table-cell>
          <table:table-cell table:formula="of:=([.G3] + [.G4] + [.G5] + [.G6]) / 4" office:value-type="float" office:value="3398.8425">
            <text:p>3398.84</text:p>
          </table:table-cell>
          <table:table-cell table:formula="of:=([.H3] + [.H4] + [.H5] + [.H6]) / 4" office:value-type="float" office:value="2600.42875">
            <text:p>2600.43</text:p>
          </table:table-cell>
          <table:table-cell table:formula="of:=([.I3] + [.I4] + [.I5] + [.I6]) / 4" office:value-type="float" office:value="2349.1135">
            <text:p>2349.11</text:p>
          </table:table-cell>
          <table:table-cell table:formula="of:=([.J3] + [.J4] + [.J5] + [.J6]) / 4" office:value-type="float" office:value="2352.092">
            <text:p>2352.09</text:p>
          </table:table-cell>
          <table:table-cell/>
        </table:table-row>
        <table:table-row table:style-name="ro2">
          <table:table-cell office:value-type="string">
            <text:p>5' RACE (mixed-stage embryos) Exons overlapping ESTs</text:p>
          </table:table-cell>
          <table:table-cell table:formula="of:=([.B7] + [.B8] + [.B9] + [.B10]) / 4" office:value-type="float" office:value="18908.54375">
            <text:p>18908.54</text:p>
          </table:table-cell>
          <table:table-cell table:formula="of:=([.C7] + [.C8] + [.C9] + [.C10]) / 4" office:value-type="float" office:value="3514.98475">
            <text:p>3514.98</text:p>
          </table:table-cell>
          <table:table-cell table:formula="of:=([.D7] + [.D8] + [.D9] + [.D10]) / 4" office:value-type="float" office:value="2556.49175">
            <text:p>2556.49</text:p>
          </table:table-cell>
          <table:table-cell table:formula="of:=([.E7] + [.E8] + [.E9] + [.E10]) / 4" office:value-type="float" office:value="2068.2655">
            <text:p>2068.27</text:p>
          </table:table-cell>
          <table:table-cell table:formula="of:=([.F7] + [.F8] + [.F9] + [.F10]) / 4" office:value-type="float" office:value="1625.6735">
            <text:p>1625.67</text:p>
          </table:table-cell>
          <table:table-cell table:formula="of:=([.G7] + [.G8] + [.G9] + [.G10]) / 4" office:value-type="float" office:value="1051.11575">
            <text:p>1051.12</text:p>
          </table:table-cell>
          <table:table-cell table:formula="of:=([.H7] + [.H8] + [.H9] + [.H10]) / 4" office:value-type="float" office:value="1391.5895">
            <text:p>1391.59</text:p>
          </table:table-cell>
          <table:table-cell table:formula="of:=([.I7] + [.I8] + [.I9] + [.I10]) / 4" office:value-type="float" office:value="1249.34075">
            <text:p>1249.34</text:p>
          </table:table-cell>
          <table:table-cell table:formula="of:=([.J7] + [.J8] + [.J9] + [.J10]) / 4" office:value-type="float" office:value="1564.013">
            <text:p>1564.01</text:p>
          </table:table-cell>
          <table:table-cell/>
        </table:table-row>
        <table:table-row table:style-name="ro1">
          <table:table-cell office:value-type="string">
            <text:p>AdultMale_H3K4Me3 2kb upstream</text:p>
          </table:table-cell>
          <table:table-cell table:formula="of:=([.B11] + [.B12] + [.B13] + [.B14]) / 4" office:value-type="float" office:value="40524.496">
            <text:p>40524.5</text:p>
          </table:table-cell>
          <table:table-cell table:formula="of:=([.C11] + [.C12] + [.C13] + [.C14]) / 4" office:value-type="float" office:value="146232.1835">
            <text:p>146232.18</text:p>
          </table:table-cell>
          <table:table-cell table:formula="of:=([.D11] + [.D12] + [.D13] + [.D14]) / 4" office:value-type="float" office:value="64196.701">
            <text:p>64196.7</text:p>
          </table:table-cell>
          <table:table-cell table:formula="of:=([.E11] + [.E12] + [.E13] + [.E14]) / 4" office:value-type="float" office:value="37999.212">
            <text:p>37999.21</text:p>
          </table:table-cell>
          <table:table-cell table:formula="of:=([.F11] + [.F12] + [.F13] + [.F14]) / 4" office:value-type="float" office:value="28476.463">
            <text:p>28476.46</text:p>
          </table:table-cell>
          <table:table-cell table:formula="of:=([.G11] + [.G12] + [.G13] + [.G14]) / 4" office:value-type="float" office:value="20194.55775">
            <text:p>20194.56</text:p>
          </table:table-cell>
          <table:table-cell table:formula="of:=([.H11] + [.H12] + [.H13] + [.H14]) / 4" office:value-type="float" office:value="17260.74525">
            <text:p>17260.75</text:p>
          </table:table-cell>
          <table:table-cell table:formula="of:=([.I11] + [.I12] + [.I13] + [.I14]) / 4" office:value-type="float" office:value="16784.37875">
            <text:p>16784.38</text:p>
          </table:table-cell>
          <table:table-cell table:formula="of:=([.J11] + [.J12] + [.J13] + [.J14]) / 4" office:value-type="float" office:value="18471.358">
            <text:p>18471.36</text:p>
          </table:table-cell>
          <table:table-cell/>
        </table:table-row>
        <table:table-row table:style-name="ro1">
          <table:table-cell office:value-type="string">
            <text:p>dmg3 rtpcr ESTs 5kb downstream</text:p>
          </table:table-cell>
          <table:table-cell table:formula="of:=([.B15] + [.B16] + [.B17] + [.B18]) / 4" office:value-type="float" office:value="1541.32425">
            <text:p>1541.32</text:p>
          </table:table-cell>
          <table:table-cell table:formula="of:=([.C15] + [.C16] + [.C17] + [.C18]) / 4" office:value-type="float" office:value="105596.99475">
            <text:p>105596.99</text:p>
          </table:table-cell>
          <table:table-cell table:formula="of:=([.D15] + [.D16] + [.D17] + [.D18]) / 4" office:value-type="float" office:value="5105.4085">
            <text:p>5105.41</text:p>
          </table:table-cell>
          <table:table-cell table:formula="of:=([.E15] + [.E16] + [.E17] + [.E18]) / 4" office:value-type="float" office:value="3727.1695">
            <text:p>3727.17</text:p>
          </table:table-cell>
          <table:table-cell table:formula="of:=([.F15] + [.F16] + [.F17] + [.F18]) / 4" office:value-type="float" office:value="3212.7545">
            <text:p>3212.75</text:p>
          </table:table-cell>
          <table:table-cell table:formula="of:=([.G15] + [.G16] + [.G17] + [.G18]) / 4" office:value-type="float" office:value="2522.58425">
            <text:p>2522.58</text:p>
          </table:table-cell>
          <table:table-cell table:formula="of:=([.H15] + [.H16] + [.H17] + [.H18]) / 4" office:value-type="float" office:value="2448.95975">
            <text:p>2448.96</text:p>
          </table:table-cell>
          <table:table-cell table:formula="of:=([.I15] + [.I16] + [.I17] + [.I18]) / 4" office:value-type="float" office:value="2718.55175">
            <text:p>2718.55</text:p>
          </table:table-cell>
          <table:table-cell table:formula="of:=([.J15] + [.J16] + [.J17] + [.J18]) / 4" office:value-type="float" office:value="3306.99075">
            <text:p>3306.99</text:p>
          </table:table-cell>
          <table:table-cell/>
        </table:table-row>
        <table:table-row table:style-name="ro2">
          <table:table-cell office:value-type="string">
            <text:p>Dm_S2Rp_TotalRNA_p200_020-022-024_38bp Exons overlapping TranscriptRegions</text:p>
          </table:table-cell>
          <table:table-cell table:formula="of:=([.B19] + [.B20] + [.B21] + [.B22]) / 4" office:value-type="float" office:value="219269.98025">
            <text:p>219269.98</text:p>
          </table:table-cell>
          <table:table-cell table:formula="of:=([.C19] + [.C20] + [.C21] + [.C22]) / 4" office:value-type="float" office:value="190834.23825">
            <text:p>190834.24</text:p>
          </table:table-cell>
          <table:table-cell table:formula="of:=([.D19] + [.D20] + [.D21] + [.D22]) / 4" office:value-type="float" office:value="130388.10075">
            <text:p>130388.1</text:p>
          </table:table-cell>
          <table:table-cell table:formula="of:=([.E19] + [.E20] + [.E21] + [.E22]) / 4" office:value-type="float" office:value="85592.16225">
            <text:p>85592.16</text:p>
          </table:table-cell>
          <table:table-cell table:formula="of:=([.F19] + [.F20] + [.F21] + [.F22]) / 4" office:value-type="float" office:value="68778.54125">
            <text:p>68778.54</text:p>
          </table:table-cell>
          <table:table-cell table:formula="of:=([.G19] + [.G20] + [.G21] + [.G22]) / 4" office:value-type="float" office:value="104253.708">
            <text:p>104253.71</text:p>
          </table:table-cell>
          <table:table-cell table:formula="of:=([.H19] + [.H20] + [.H21] + [.H22]) / 4" office:value-type="float" office:value="95225.245">
            <text:p>95225.25</text:p>
          </table:table-cell>
          <table:table-cell table:formula="of:=([.I19] + [.I20] + [.I21] + [.I22]) / 4" office:value-type="float" office:value="129033.259">
            <text:p>129033.26</text:p>
          </table:table-cell>
          <table:table-cell table:formula="of:=([.J19] + [.J20] + [.J21] + [.J22]) / 4" office:value-type="float" office:value="203620.90425">
            <text:p>203620.9</text:p>
          </table:table-cell>
          <table:table-cell/>
        </table:table-row>
        <table:table-row table:style-name="ro2">
          <table:table-cell office:value-type="string">
            <text:p>Dm_S2Rp_TotalRNA_p200_020-022-024_38bp 2kb upstream</text:p>
          </table:table-cell>
          <table:table-cell table:formula="of:=([.B23] + [.B24] + [.B25] + [.B26]) / 4" office:value-type="float" office:value="226642.41025">
            <text:p>226642.41</text:p>
          </table:table-cell>
          <table:table-cell table:formula="of:=([.C23] + [.C24] + [.C25] + [.C26]) / 4" office:value-type="float" office:value="1548204.84925">
            <text:p>1548204.85</text:p>
          </table:table-cell>
          <table:table-cell table:formula="of:=([.D23] + [.D24] + [.D25] + [.D26]) / 4" office:value-type="float" office:value="570086.91625">
            <text:p>570086.92</text:p>
          </table:table-cell>
          <table:table-cell table:formula="of:=([.E23] + [.E24] + [.E25] + [.E26]) / 4" office:value-type="float" office:value="405424.731">
            <text:p>405424.73</text:p>
          </table:table-cell>
          <table:table-cell table:formula="of:=([.F23] + [.F24] + [.F25] + [.F26]) / 4" office:value-type="float" office:value="355965.03875">
            <text:p>355965.04</text:p>
          </table:table-cell>
          <table:table-cell table:formula="of:=([.G23] + [.G24] + [.G25] + [.G26]) / 4" office:value-type="float" office:value="340996.72675">
            <text:p>340996.73</text:p>
          </table:table-cell>
          <table:table-cell table:formula="of:=([.H23] + [.H24] + [.H25] + [.H26]) / 4" office:value-type="float" office:value="349514.25075">
            <text:p>349514.25</text:p>
          </table:table-cell>
          <table:table-cell table:formula="of:=([.I23] + [.I24] + [.I25] + [.I26]) / 4" office:value-type="float" office:value="410301.199">
            <text:p>410301.2</text:p>
          </table:table-cell>
          <table:table-cell table:formula="of:=([.J23] + [.J24] + [.J25] + [.J26]) / 4" office:value-type="float" office:value="557568.99475">
            <text:p>557568.99</text:p>
          </table:table-cell>
          <table:table-cell/>
        </table:table-row>
        <table:table-row table:style-name="ro2">
          <table:table-cell office:value-type="string">
            <text:p>All LocatedSequenceFeatures overlapping Gene FBgn0000639</text:p>
          </table:table-cell>
          <table:table-cell table:formula="of:=([.B27] + [.B28] + [.B29] + [.B30]) / 4" office:value-type="float" office:value="6.79525">
            <text:p>6.8</text:p>
          </table:table-cell>
          <table:table-cell table:formula="of:=([.C27] + [.C28] + [.C29] + [.C30]) / 4" office:value-type="float" office:value="9083.64875">
            <text:p>9083.65</text:p>
          </table:table-cell>
          <table:table-cell table:formula="of:=([.D27] + [.D28] + [.D29] + [.D30]) / 4" office:value-type="float" office:value="9068.17075">
            <text:p>9068.17</text:p>
          </table:table-cell>
          <table:table-cell table:formula="of:=([.E27] + [.E28] + [.E29] + [.E30]) / 4" office:value-type="float" office:value="8848.05775">
            <text:p>8848.06</text:p>
          </table:table-cell>
          <table:table-cell table:formula="of:=([.F27] + [.F28] + [.F29] + [.F30]) / 4" office:value-type="float" office:value="49.50325">
            <text:p>49.5</text:p>
          </table:table-cell>
          <table:table-cell table:formula="of:=([.G27] + [.G28] + [.G29] + [.G30]) / 4" office:value-type="float" office:value="13.3165">
            <text:p>13.32</text:p>
          </table:table-cell>
          <table:table-cell table:formula="of:=([.H27] + [.H28] + [.H29] + [.H30]) / 4" office:value-type="float" office:value="11.58">
            <text:p>11.58</text:p>
          </table:table-cell>
          <table:table-cell table:formula="of:=([.I27] + [.I28] + [.I29] + [.I30]) / 4" office:value-type="float" office:value="16.39225">
            <text:p>16.39</text:p>
          </table:table-cell>
          <table:table-cell table:formula="of:=([.J27] + [.J28] + [.J29] + [.J30]) / 4" office:value-type="float" office:value="13.7855">
            <text:p>13.79</text:p>
          </table:table-cell>
          <table:table-cell/>
        </table:table-row>
        <table:table-row table:style-name="ro1">
          <table:table-cell office:value-type="string">
            <text:p>All Genes overlapping ProteinBindingSites</text:p>
          </table:table-cell>
          <table:table-cell table:formula="of:=([.B31] + [.B32] + [.B33] + [.B34]) / 4" office:value-type="float" office:value="150983.25825">
            <text:p>150983.26</text:p>
          </table:table-cell>
          <table:table-cell table:formula="of:=([.C31] + [.C32] + [.C33] + [.C34]) / 4" office:value-type="float" office:value="22986.859">
            <text:p>22986.86</text:p>
          </table:table-cell>
          <table:table-cell table:formula="of:=([.D31] + [.D32] + [.D33] + [.D34]) / 4" office:value-type="float" office:value="12875.07">
            <text:p>12875.07</text:p>
          </table:table-cell>
          <table:table-cell table:formula="of:=([.E31] + [.E32] + [.E33] + [.E34]) / 4" office:value-type="float" office:value="7648.57275">
            <text:p>7648.57</text:p>
          </table:table-cell>
          <table:table-cell table:formula="of:=([.F31] + [.F32] + [.F33] + [.F34]) / 4" office:value-type="float" office:value="5351.34025">
            <text:p>5351.34</text:p>
          </table:table-cell>
          <table:table-cell table:formula="of:=([.G31] + [.G32] + [.G33] + [.G34]) / 4" office:value-type="float" office:value="4109.87375">
            <text:p>4109.87</text:p>
          </table:table-cell>
          <table:table-cell table:formula="of:=([.H31] + [.H32] + [.H33] + [.H34]) / 4" office:value-type="float" office:value="3514.28325">
            <text:p>3514.28</text:p>
          </table:table-cell>
          <table:table-cell table:formula="of:=([.I31] + [.I32] + [.I33] + [.I34]) / 4" office:value-type="float" office:value="3454.311">
            <text:p>3454.31</text:p>
          </table:table-cell>
          <table:table-cell table:formula="of:=([.J31] + [.J32] + [.J33] + [.J34]) / 4" office:value-type="float" office:value="3583.8025">
            <text:p>3583.8</text:p>
          </table:table-cell>
          <table:table-cell/>
        </table:table-row>
        <table:table-row table:style-name="ro1">
          <table:table-cell office:value-type="string">
            <text:p>All IntergenicRegions overlapping TranscriptRegions</text:p>
          </table:table-cell>
          <table:table-cell table:formula="of:=([.B35] + [.B36] + [.B37] + [.B38]) / 4" office:value-type="float" office:value="118252.20975">
            <text:p>118252.21</text:p>
          </table:table-cell>
          <table:table-cell table:formula="of:=([.C35] + [.C36] + [.C37] + [.C38]) / 4" office:value-type="float" office:value="148795.4945">
            <text:p>148795.49</text:p>
          </table:table-cell>
          <table:table-cell table:formula="of:=([.D35] + [.D36] + [.D37] + [.D38]) / 4" office:value-type="float" office:value="102481.46325">
            <text:p>102481.46</text:p>
          </table:table-cell>
          <table:table-cell table:formula="of:=([.E35] + [.E36] + [.E37] + [.E38]) / 4" office:value-type="float" office:value="44133.3275">
            <text:p>44133.33</text:p>
          </table:table-cell>
          <table:table-cell table:formula="of:=([.F35] + [.F36] + [.F37] + [.F38]) / 4" office:value-type="float" office:value="38925.444">
            <text:p>38925.44</text:p>
          </table:table-cell>
          <table:table-cell table:formula="of:=([.G35] + [.G36] + [.G37] + [.G38]) / 4" office:value-type="float" office:value="37046.769">
            <text:p>37046.77</text:p>
          </table:table-cell>
          <table:table-cell table:formula="of:=([.H35] + [.H36] + [.H37] + [.H38]) / 4" office:value-type="float" office:value="33323.1215">
            <text:p>33323.12</text:p>
          </table:table-cell>
          <table:table-cell table:formula="of:=([.I35] + [.I36] + [.I37] + [.I38]) / 4" office:value-type="float" office:value="38970.4025">
            <text:p>38970.4</text:p>
          </table:table-cell>
          <table:table-cell table:formula="of:=([.J35] + [.J36] + [.J37] + [.J38]) / 4" office:value-type="float" office:value="49225.87575">
            <text:p>49225.88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4000">
            <text:p>4000</text:p>
          </table:table-cell>
          <table:table-cell office:value-type="float" office:value="8000">
            <text:p>8000</text:p>
          </table:table-cell>
          <table:table-cell office:value-type="float" office:value="16000">
            <text:p>16000</text:p>
          </table:table-cell>
          <table:table-cell table:number-columns-repeated="2"/>
        </table:table-row>
        <table:table-row table:style-name="ro2">
          <table:table-cell office:value-type="string">
            <text:p>5' RACE (mixed-stage embryos) Genes overlapping MRNAs</text:p>
          </table:table-cell>
          <table:table-cell table:formula="of:=[.C124] / [.$B124]" office:value-type="float" office:value="3.92973374402834">
            <text:p>3.93</text:p>
          </table:table-cell>
          <table:table-cell table:formula="of:=[.D124] / [.$B124]" office:value-type="float" office:value="1.9156800020644">
            <text:p>1.92</text:p>
          </table:table-cell>
          <table:table-cell table:formula="of:=[.E124] / [.$B124]" office:value-type="float" office:value="0.624002296379622">
            <text:p>0.62</text:p>
          </table:table-cell>
          <table:table-cell table:formula="of:=[.F124] / [.$B124]" office:value-type="float" office:value="0.369284503023339">
            <text:p>0.37</text:p>
          </table:table-cell>
          <table:table-cell table:formula="of:=[.G124] / [.$B124]" office:value-type="float" office:value="0.358720133008064">
            <text:p>0.36</text:p>
          </table:table-cell>
          <table:table-cell table:formula="of:=[.H124] / [.$B124]" office:value-type="float" office:value="0.27445406695897">
            <text:p>0.27</text:p>
          </table:table-cell>
          <table:table-cell table:formula="of:=[.I124] / [.$B124]" office:value-type="float" office:value="0.24792978997145">
            <text:p>0.25</text:p>
          </table:table-cell>
          <table:table-cell table:formula="of:=[.J124] / [.$B124]" office:value-type="float" office:value="0.248244146378422">
            <text:p>0.25</text:p>
          </table:table-cell>
          <table:table-cell table:formula="of:=[.K124] / [.$B12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5' RACE (mixed-stage embryos) Exons overlapping ESTs</text:p>
          </table:table-cell>
          <table:table-cell table:formula="of:=[.C125] / [.$B125]" office:value-type="float" office:value="0.185893995670608">
            <text:p>0.19</text:p>
          </table:table-cell>
          <table:table-cell table:formula="of:=[.D125] / [.$B125]" office:value-type="float" office:value="0.135202995206863">
            <text:p>0.14</text:p>
          </table:table-cell>
          <table:table-cell table:formula="of:=[.E125] / [.$B125]" office:value-type="float" office:value="0.109382590608016">
            <text:p>0.11</text:p>
          </table:table-cell>
          <table:table-cell table:formula="of:=[.F125] / [.$B125]" office:value-type="float" office:value="0.0859756056042126">
            <text:p>0.09</text:p>
          </table:table-cell>
          <table:table-cell table:formula="of:=[.G125] / [.$B125]" office:value-type="float" office:value="0.0555894607166668">
            <text:p>0.06</text:p>
          </table:table-cell>
          <table:table-cell table:formula="of:=[.H125] / [.$B125]" office:value-type="float" office:value="0.073595805070922">
            <text:p>0.07</text:p>
          </table:table-cell>
          <table:table-cell table:formula="of:=[.I125] / [.$B125]" office:value-type="float" office:value="0.066072816950803">
            <text:p>0.07</text:p>
          </table:table-cell>
          <table:table-cell table:formula="of:=[.J125] / [.$B125]" office:value-type="float" office:value="0.0827146194164212">
            <text:p>0.08</text:p>
          </table:table-cell>
          <table:table-cell table:formula="of:=[.K125] / [.$B125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dultMale_H3K4Me3 2kb upstream</text:p>
          </table:table-cell>
          <table:table-cell table:formula="of:=[.C126] / [.$B126]" office:value-type="float" office:value="3.60848864104319">
            <text:p>3.61</text:p>
          </table:table-cell>
          <table:table-cell table:formula="of:=[.D126] / [.$B126]" office:value-type="float" office:value="1.58414557456803">
            <text:p>1.58</text:p>
          </table:table-cell>
          <table:table-cell table:formula="of:=[.E126] / [.$B126]" office:value-type="float" office:value="0.937684999216276">
            <text:p>0.94</text:p>
          </table:table-cell>
          <table:table-cell table:formula="of:=[.F126] / [.$B126]" office:value-type="float" office:value="0.70269752398648">
            <text:p>0.7</text:p>
          </table:table-cell>
          <table:table-cell table:formula="of:=[.G126] / [.$B126]" office:value-type="float" office:value="0.498329646098498">
            <text:p>0.5</text:p>
          </table:table-cell>
          <table:table-cell table:formula="of:=[.H126] / [.$B126]" office:value-type="float" office:value="0.425933619260805">
            <text:p>0.43</text:p>
          </table:table-cell>
          <table:table-cell table:formula="of:=[.I126] / [.$B126]" office:value-type="float" office:value="0.414178593362395">
            <text:p>0.41</text:p>
          </table:table-cell>
          <table:table-cell table:formula="of:=[.J126] / [.$B126]" office:value-type="float" office:value="0.455807223364357">
            <text:p>0.46</text:p>
          </table:table-cell>
          <table:table-cell table:formula="of:=[.K126] / [.$B12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mg3 rtpcr ESTs 5kb downstream</text:p>
          </table:table-cell>
          <table:table-cell table:formula="of:=[.C127] / [.$B127]" office:value-type="float" office:value="68.5105646978564">
            <text:p>68.51</text:p>
          </table:table-cell>
          <table:table-cell table:formula="of:=[.D127] / [.$B127]" office:value-type="float" office:value="3.31235202456589">
            <text:p>3.31</text:p>
          </table:table-cell>
          <table:table-cell table:formula="of:=[.E127] / [.$B127]" office:value-type="float" office:value="2.41816055252488">
            <text:p>2.42</text:p>
          </table:table-cell>
          <table:table-cell table:formula="of:=[.F127] / [.$B127]" office:value-type="float" office:value="2.08441182963286">
            <text:p>2.08</text:p>
          </table:table-cell>
          <table:table-cell table:formula="of:=[.G127] / [.$B127]" office:value-type="float" office:value="1.63663437462948">
            <text:p>1.64</text:p>
          </table:table-cell>
          <table:table-cell table:formula="of:=[.H127] / [.$B127]" office:value-type="float" office:value="1.58886733274974">
            <text:p>1.59</text:p>
          </table:table-cell>
          <table:table-cell table:formula="of:=[.I127] / [.$B127]" office:value-type="float" office:value="1.76377666801778">
            <text:p>1.76</text:p>
          </table:table-cell>
          <table:table-cell table:formula="of:=[.J127] / [.$B127]" office:value-type="float" office:value="2.14555162549347">
            <text:p>2.15</text:p>
          </table:table-cell>
          <table:table-cell table:formula="of:=[.K127] / [.$B12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m_S2Rp_TotalRNA_p200_020-022-024_38bp Exons overlapping TranscriptRegions</text:p>
          </table:table-cell>
          <table:table-cell table:formula="of:=[.C128] / [.$B128]" office:value-type="float" office:value="0.870316301540325">
            <text:p>0.87</text:p>
          </table:table-cell>
          <table:table-cell table:formula="of:=[.D128] / [.$B128]" office:value-type="float" office:value="0.594646383428039">
            <text:p>0.59</text:p>
          </table:table-cell>
          <table:table-cell table:formula="of:=[.E128] / [.$B128]" office:value-type="float" office:value="0.390350572168668">
            <text:p>0.39</text:p>
          </table:table-cell>
          <table:table-cell table:formula="of:=[.F128] / [.$B128]" office:value-type="float" office:value="0.313670577119505">
            <text:p>0.31</text:p>
          </table:table-cell>
          <table:table-cell table:formula="of:=[.G128] / [.$B128]" office:value-type="float" office:value="0.475458190314677">
            <text:p>0.48</text:p>
          </table:table-cell>
          <table:table-cell table:formula="of:=[.H128] / [.$B128]" office:value-type="float" office:value="0.434283091973782">
            <text:p>0.43</text:p>
          </table:table-cell>
          <table:table-cell table:formula="of:=[.I128] / [.$B128]" office:value-type="float" office:value="0.588467508652498">
            <text:p>0.59</text:p>
          </table:table-cell>
          <table:table-cell table:formula="of:=[.J128] / [.$B128]" office:value-type="float" office:value="0.928631014687201">
            <text:p>0.93</text:p>
          </table:table-cell>
          <table:table-cell table:formula="of:=[.K128] / [.$B12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m_S2Rp_TotalRNA_p200_020-022-024_38bp 2kb upstream</text:p>
          </table:table-cell>
          <table:table-cell table:formula="of:=[.C129] / [.$B129]" office:value-type="float" office:value="6.8310465262977">
            <text:p>6.83</text:p>
          </table:table-cell>
          <table:table-cell table:formula="of:=[.D129] / [.$B129]" office:value-type="float" office:value="2.51535851397433">
            <text:p>2.52</text:p>
          </table:table-cell>
          <table:table-cell table:formula="of:=[.E129] / [.$B129]" office:value-type="float" office:value="1.78882994825546">
            <text:p>1.79</text:p>
          </table:table-cell>
          <table:table-cell table:formula="of:=[.F129] / [.$B129]" office:value-type="float" office:value="1.57060207027162">
            <text:p>1.57</text:p>
          </table:table-cell>
          <table:table-cell table:formula="of:=[.G129] / [.$B129]" office:value-type="float" office:value="1.50455833210501">
            <text:p>1.5</text:p>
          </table:table-cell>
          <table:table-cell table:formula="of:=[.H129] / [.$B129]" office:value-type="float" office:value="1.54213966558362">
            <text:p>1.54</text:p>
          </table:table-cell>
          <table:table-cell table:formula="of:=[.I129] / [.$B129]" office:value-type="float" office:value="1.81034608018602">
            <text:p>1.81</text:p>
          </table:table-cell>
          <table:table-cell table:formula="of:=[.J129] / [.$B129]" office:value-type="float" office:value="2.46012647913058">
            <text:p>2.46</text:p>
          </table:table-cell>
          <table:table-cell table:formula="of:=[.K129] / [.$B12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All LocatedSequenceFeatures overlapping Gene FBgn0000639</text:p>
          </table:table-cell>
          <table:table-cell table:formula="of:=[.C130] / [.$B130]" office:value-type="float" office:value="1336.76446782679">
            <text:p>1336.76</text:p>
          </table:table-cell>
          <table:table-cell table:formula="of:=[.D130] / [.$B130]" office:value-type="float" office:value="1334.48670026857">
            <text:p>1334.49</text:p>
          </table:table-cell>
          <table:table-cell table:formula="of:=[.E130] / [.$B130]" office:value-type="float" office:value="1302.09451455061">
            <text:p>1302.09</text:p>
          </table:table-cell>
          <table:table-cell table:formula="of:=[.F130] / [.$B130]" office:value-type="float" office:value="7.28497847761304">
            <text:p>7.28</text:p>
          </table:table-cell>
          <table:table-cell table:formula="of:=[.G130] / [.$B130]" office:value-type="float" office:value="1.95967771605165">
            <text:p>1.96</text:p>
          </table:table-cell>
          <table:table-cell table:formula="of:=[.H130] / [.$B130]" office:value-type="float" office:value="1.7041315624885">
            <text:p>1.7</text:p>
          </table:table-cell>
          <table:table-cell table:formula="of:=[.I130] / [.$B130]" office:value-type="float" office:value="2.41231006953387">
            <text:p>2.41</text:p>
          </table:table-cell>
          <table:table-cell table:formula="of:=[.J130] / [.$B130]" office:value-type="float" office:value="2.02869651594864">
            <text:p>2.03</text:p>
          </table:table-cell>
          <table:table-cell table:formula="of:=[.K130] / [.$B13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ll Genes overlapping ProteinBindingSites</text:p>
          </table:table-cell>
          <table:table-cell table:formula="of:=[.C131] / [.$B131]" office:value-type="float" office:value="0.152247734394088">
            <text:p>0.15</text:p>
          </table:table-cell>
          <table:table-cell table:formula="of:=[.D131] / [.$B131]" office:value-type="float" office:value="0.0852748188721778">
            <text:p>0.09</text:p>
          </table:table-cell>
          <table:table-cell table:formula="of:=[.E131] / [.$B131]" office:value-type="float" office:value="0.0506584162949735">
            <text:p>0.05</text:p>
          </table:table-cell>
          <table:table-cell table:formula="of:=[.F131] / [.$B131]" office:value-type="float" office:value="0.0354432690884123">
            <text:p>0.04</text:p>
          </table:table-cell>
          <table:table-cell table:formula="of:=[.G131] / [.$B131]" office:value-type="float" office:value="0.0272207249839238">
            <text:p>0.03</text:p>
          </table:table-cell>
          <table:table-cell table:formula="of:=[.H131] / [.$B131]" office:value-type="float" office:value="0.0232759796730642">
            <text:p>0.02</text:p>
          </table:table-cell>
          <table:table-cell table:formula="of:=[.I131] / [.$B131]" office:value-type="float" office:value="0.0228787684147093">
            <text:p>0.02</text:p>
          </table:table-cell>
          <table:table-cell table:formula="of:=[.J131] / [.$B131]" office:value-type="float" office:value="0.0237364231076925">
            <text:p>0.02</text:p>
          </table:table-cell>
          <table:table-cell table:formula="of:=[.K131] / [.$B13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ll IntergenicRegions overlapping TranscriptRegions</text:p>
          </table:table-cell>
          <table:table-cell table:formula="of:=[.C132] / [.$B132]" office:value-type="float" office:value="1.25828933611112">
            <text:p>1.26</text:p>
          </table:table-cell>
          <table:table-cell table:formula="of:=[.D132] / [.$B132]" office:value-type="float" office:value="0.866634657116841">
            <text:p>0.87</text:p>
          </table:table-cell>
          <table:table-cell table:formula="of:=[.E132] / [.$B132]" office:value-type="float" office:value="0.373213554260875">
            <text:p>0.37</text:p>
          </table:table-cell>
          <table:table-cell table:formula="of:=[.F132] / [.$B132]" office:value-type="float" office:value="0.329173079152544">
            <text:p>0.33</text:p>
          </table:table-cell>
          <table:table-cell table:formula="of:=[.G132] / [.$B132]" office:value-type="float" office:value="0.313286061024327">
            <text:p>0.31</text:p>
          </table:table-cell>
          <table:table-cell table:formula="of:=[.H132] / [.$B132]" office:value-type="float" office:value="0.281797030012794">
            <text:p>0.28</text:p>
          </table:table-cell>
          <table:table-cell table:formula="of:=[.I132] / [.$B132]" office:value-type="float" office:value="0.329553270779365">
            <text:p>0.33</text:p>
          </table:table-cell>
          <table:table-cell table:formula="of:=[.J132] / [.$B132]" office:value-type="float" office:value="0.416278696643975">
            <text:p>0.42</text:p>
          </table:table-cell>
          <table:table-cell table:formula="of:=[.K132] / [.$B132]" office:value-type="float" office:value="0">
            <text:p>0</text:p>
          </table:table-cell>
          <table:table-cell/>
        </table:table-row>
        <table:table-row table:style-name="ro1">
          <table:table-cell>
            <draw:frame table:end-cell-address="Sheet1.J197" table:end-x="0.503cm" table:end-y="0.448cm" draw:z-index="1" draw:style-name="gr1" svg:width="25.672cm" svg:height="24.258cm" svg:x="1.524cm" svg:y="0.314cm">
              <draw:object draw:notify-on-update-of-ranges="Sheet1.A135:Sheet1.A135 Sheet1.B135:Sheet1.I135 Sheet1.A136:Sheet1.A136 Sheet1.B136:Sheet1.I136 Sheet1.A135:Sheet1.A135 Sheet1.B135:Sheet1.I135 Sheet1.A137:Sheet1.A137 Sheet1.B137:Sheet1.I137 Sheet1.A135:Sheet1.A135 Sheet1.B135:Sheet1.I135 Sheet1.A138:Sheet1.A138 Sheet1.B138:Sheet1.I138 Sheet1.A135:Sheet1.A135 Sheet1.B135:Sheet1.I135 Sheet1.A139:Sheet1.A139 Sheet1.B139:Sheet1.I139 Sheet1.A135:Sheet1.A135 Sheet1.B135:Sheet1.I135 Sheet1.A140:Sheet1.A140 Sheet1.B140:Sheet1.I140 Sheet1.A135:Sheet1.A135 Sheet1.B135:Sheet1.I135 Sheet1.A141:Sheet1.A141 Sheet1.B141:Sheet1.I141 Sheet1.A135:Sheet1.A135 Sheet1.B135:Sheet1.I135 Sheet1.A142:Sheet1.A142 Sheet1.B142:Sheet1.I142 Sheet1.A135:Sheet1.A135 Sheet1.B135:Sheet1.I135 Sheet1.A143:Sheet1.A143 Sheet1.B143:Sheet1.I143 Sheet1.A135:Sheet1.A135 Sheet1.B135:Sheet1.I135 Sheet1.A144:Sheet1.A144 Sheet1.B144:Sheet1.I14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6539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1">01/10/2009</text:date>, <text:time>13:1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hew Wakeling</meta:initial-creator>
    <meta:creation-date>2009-09-30T17:10:25</meta:creation-date>
    <dc:date>2009-10-01T13:12:00</dc:date>
    <dc:creator>Matthew Wakeling</dc:creator>
    <meta:editing-duration>PT01H30M33S</meta:editing-duration>
    <meta:editing-cycles>2</meta:editing-cycles>
    <meta:generator>OpenOffice.org/3.1$Unix OpenOffice.org_project/310m11$Build-9399</meta:generator>
    <meta:document-statistic meta:table-count="3" meta:cell-count="11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3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cm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solid" svg:stroke-width="0cm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solid" svg:stroke-width="0cm" svg:stroke-color="#7e0021" draw:fill-color="#7e0021"/>
      <style:text-properties fo:font-size="6pt" style:font-size-asian="6pt" style:font-size-complex="6pt"/>
    </style:style>
    <style:style style:name="ch15" style:family="chart">
      <style:chart-properties chart:symbol-type="named-symbol" chart:symbol-name="arrow-left" chart:symbol-width="0.25cm" chart:symbol-height="0.25cm"/>
      <style:graphic-properties draw:stroke="solid" svg:stroke-width="0cm" svg:stroke-color="#83caff" draw:fill-color="#83caff"/>
      <style:text-properties fo:font-size="6pt" style:font-size-asian="6pt" style:font-size-complex="6pt"/>
    </style:style>
    <style:style style:name="ch16" style:family="chart">
      <style:chart-properties chart:symbol-type="named-symbol" chart:symbol-name="bow-tie" chart:symbol-width="0.25cm" chart:symbol-height="0.25cm">
        <chart:symbol-image/>
      </style:chart-properties>
      <style:graphic-properties draw:stroke="solid" svg:stroke-width="0cm" svg:stroke-color="#314004" draw:fill-color="#314004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/>
      <style:graphic-properties draw:stroke="solid" svg:stroke-width="0cm" svg:stroke-color="#aecf00" draw:fill-color="#aecf00"/>
      <style:text-properties fo:font-size="6pt" style:font-size-asian="6pt" style:font-size-complex="6pt"/>
    </style:style>
    <style:style style:name="ch18" style:family="chart">
      <style:chart-properties chart:symbol-type="named-symbol" chart:symbol-name="square" chart:symbol-width="0.25cm" chart:symbol-height="0.25cm"/>
      <style:graphic-properties draw:stroke="solid" svg:stroke-width="0cm" svg:stroke-color="#4b1f6f" draw:fill-color="#4b1f6f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draw:stroke="none" svg:stroke-color="#b3b3b3" draw:fill="solid" draw:fill-color="#cccccc"/>
    </style:style>
  </office:automatic-styles>
  <office:body>
    <office:chart>
      <chart:chart svg:width="26.044cm" svg:height="21.659cm" chart:class="chart:line" chart:style-name="ch1">
        <chart:title svg:x="10.518cm" svg:y="0.433cm" chart:style-name="ch2">
          <text:p>Time compared to Index</text:p>
        </chart:title>
        <chart:legend chart:legend-position="end" svg:x="23.544cm" svg:y="8.953cm" chart:style-name="ch3"/>
        <chart:plot-area chart:style-name="ch4" table:cell-range-address="Sheet1.B84:Sheet1.J120" chart:data-source-has-labels="row" svg:x="0.839cm" svg:y="1.375cm" svg:width="22.186cm" svg:height="19.186cm">
          <chart:axis chart:dimension="x" chart:name="primary-x" chart:style-name="ch5">
            <chart:title svg:x="11.343cm" svg:y="20.43cm" chart:style-name="ch6">
              <text:p>Test number</text:p>
            </chart:title>
          </chart:axis>
          <chart:axis chart:dimension="y" chart:name="primary-y" chart:style-name="ch7">
            <chart:title svg:x="0.521cm" svg:y="11.133cm" chart:style-name="ch8">
              <text:p>Factor</text:p>
            </chart:title>
            <chart:grid chart:style-name="ch9" chart:class="major"/>
          </chart:axis>
          <chart:series chart:style-name="ch10" chart:values-cell-range-address="Sheet1.B85:Sheet1.B120" chart:label-cell-address="Sheet1.B84:Sheet1.B84" chart:class="chart:line">
            <chart:data-point chart:repeated="36"/>
          </chart:series>
          <chart:series chart:style-name="ch11" chart:values-cell-range-address="Sheet1.C85:Sheet1.C120" chart:label-cell-address="Sheet1.C84:Sheet1.C84" chart:class="chart:line">
            <chart:data-point chart:repeated="36"/>
          </chart:series>
          <chart:series chart:style-name="ch12" chart:values-cell-range-address="Sheet1.D85:Sheet1.D120" chart:label-cell-address="Sheet1.D84:Sheet1.D84" chart:class="chart:line">
            <chart:data-point chart:repeated="36"/>
          </chart:series>
          <chart:series chart:style-name="ch13" chart:values-cell-range-address="Sheet1.E85:Sheet1.E120" chart:label-cell-address="Sheet1.E84:Sheet1.E84" chart:class="chart:line">
            <chart:data-point chart:repeated="36"/>
          </chart:series>
          <chart:series chart:style-name="ch14" chart:values-cell-range-address="Sheet1.F85:Sheet1.F120" chart:label-cell-address="Sheet1.F84:Sheet1.F84" chart:class="chart:line">
            <chart:data-point chart:repeated="36"/>
          </chart:series>
          <chart:series chart:style-name="ch15" chart:values-cell-range-address="Sheet1.G85:Sheet1.G120" chart:label-cell-address="Sheet1.G84:Sheet1.G84" chart:class="chart:line">
            <chart:data-point chart:repeated="36"/>
          </chart:series>
          <chart:series chart:style-name="ch16" chart:values-cell-range-address="Sheet1.H85:Sheet1.H120" chart:label-cell-address="Sheet1.H84:Sheet1.H84" chart:class="chart:line">
            <chart:data-point chart:repeated="36"/>
          </chart:series>
          <chart:series chart:style-name="ch17" chart:values-cell-range-address="Sheet1.I85:Sheet1.I120" chart:label-cell-address="Sheet1.I84:Sheet1.I84" chart:class="chart:line">
            <chart:data-point chart:repeated="36"/>
          </chart:series>
          <chart:series chart:style-name="ch18" chart:values-cell-range-address="Sheet1.J85:Sheet1.J120" chart:label-cell-address="Sheet1.J84:Sheet1.J84" chart:class="chart:line">
            <chart:data-point chart:repeated="3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4:Sheet1.B84"/>
              </table:table-cell>
              <table:table-cell office:value-type="string">
                <text:p text:id="Sheet1.C84:Sheet1.C84">125</text:p>
              </table:table-cell>
              <table:table-cell office:value-type="string">
                <text:p text:id="Sheet1.D84:Sheet1.D84">250</text:p>
              </table:table-cell>
              <table:table-cell office:value-type="string">
                <text:p text:id="Sheet1.E84:Sheet1.E84">500</text:p>
              </table:table-cell>
              <table:table-cell office:value-type="string">
                <text:p text:id="Sheet1.F84:Sheet1.F84">1000</text:p>
              </table:table-cell>
              <table:table-cell office:value-type="string">
                <text:p text:id="Sheet1.G84:Sheet1.G84">2000</text:p>
              </table:table-cell>
              <table:table-cell office:value-type="string">
                <text:p text:id="Sheet1.H84:Sheet1.H84">4000</text:p>
              </table:table-cell>
              <table:table-cell office:value-type="string">
                <text:p text:id="Sheet1.I84:Sheet1.I84">8000</text:p>
              </table:table-cell>
              <table:table-cell office:value-type="string">
                <text:p text:id="Sheet1.J84:Sheet1.J84">16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1.B85:Sheet1.B120">1.#NAN</text:p>
              </table:table-cell>
              <table:table-cell office:value-type="float" office:value="7.27963490140797">
                <text:p text:id="Sheet1.C85:Sheet1.C120">7.27963490140797</text:p>
              </table:table-cell>
              <table:table-cell office:value-type="float" office:value="3.22104787790796">
                <text:p text:id="Sheet1.D85:Sheet1.D120">3.22104787790796</text:p>
              </table:table-cell>
              <table:table-cell office:value-type="float" office:value="0.771991487152649">
                <text:p text:id="Sheet1.E85:Sheet1.E120">0.771991487152649</text:p>
              </table:table-cell>
              <table:table-cell office:value-type="float" office:value="0.408275969038052">
                <text:p text:id="Sheet1.F85:Sheet1.F120">0.408275969038052</text:p>
              </table:table-cell>
              <table:table-cell office:value-type="float" office:value="0.36463253790053">
                <text:p text:id="Sheet1.G85:Sheet1.G120">0.36463253790053</text:p>
              </table:table-cell>
              <table:table-cell office:value-type="float" office:value="0.279279953236317">
                <text:p text:id="Sheet1.H85:Sheet1.H120">0.279279953236317</text:p>
              </table:table-cell>
              <table:table-cell office:value-type="float" office:value="0.251655404835061">
                <text:p text:id="Sheet1.I85:Sheet1.I120">0.251655404835061</text:p>
              </table:table-cell>
              <table:table-cell office:value-type="float" office:value="0.251746568693656">
                <text:p text:id="Sheet1.J85:Sheet1.J120">0.2517465686936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2.81579251742888">
                <text:p>2.81579251742888</text:p>
              </table:table-cell>
              <table:table-cell office:value-type="float" office:value="1.47593992470785">
                <text:p>1.47593992470785</text:p>
              </table:table-cell>
              <table:table-cell office:value-type="float" office:value="0.571774249106251">
                <text:p>0.571774249106251</text:p>
              </table:table-cell>
              <table:table-cell office:value-type="float" office:value="0.356468250699399">
                <text:p>0.356468250699399</text:p>
              </table:table-cell>
              <table:table-cell office:value-type="float" office:value="0.355346073602093">
                <text:p>0.355346073602093</text:p>
              </table:table-cell>
              <table:table-cell office:value-type="float" office:value="0.272537451725738">
                <text:p>0.272537451725738</text:p>
              </table:table-cell>
              <table:table-cell office:value-type="float" office:value="0.245702113333461">
                <text:p>0.245702113333461</text:p>
              </table:table-cell>
              <table:table-cell office:value-type="float" office:value="0.246542929778659">
                <text:p>0.246542929778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2.83575191011236">
                <text:p>2.83575191011236</text:p>
              </table:table-cell>
              <table:table-cell office:value-type="float" office:value="1.48338538003966">
                <text:p>1.48338538003966</text:p>
              </table:table-cell>
              <table:table-cell office:value-type="float" office:value="0.576655122273629">
                <text:p>0.576655122273629</text:p>
              </table:table-cell>
              <table:table-cell office:value-type="float" office:value="0.356314923992069">
                <text:p>0.356314923992069</text:p>
              </table:table-cell>
              <table:table-cell office:value-type="float" office:value="0.357477541308658">
                <text:p>0.357477541308658</text:p>
              </table:table-cell>
              <table:table-cell office:value-type="float" office:value="0.273170654329147">
                <text:p>0.273170654329147</text:p>
              </table:table-cell>
              <table:table-cell office:value-type="float" office:value="0.247638968935889">
                <text:p>0.247638968935889</text:p>
              </table:table-cell>
              <table:table-cell office:value-type="float" office:value="0.247880185062789">
                <text:p>0.2478801850627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2.78659855314361">
                <text:p>2.78659855314361</text:p>
              </table:table-cell>
              <table:table-cell office:value-type="float" office:value="1.48189761584019">
                <text:p>1.48189761584019</text:p>
              </table:table-cell>
              <table:table-cell office:value-type="float" office:value="0.575545405572769">
                <text:p>0.575545405572769</text:p>
              </table:table-cell>
              <table:table-cell office:value-type="float" office:value="0.356064666324565">
                <text:p>0.356064666324565</text:p>
              </table:table-cell>
              <table:table-cell office:value-type="float" office:value="0.357426563788391">
                <text:p>0.357426563788391</text:p>
              </table:table-cell>
              <table:table-cell office:value-type="float" office:value="0.272827722873871">
                <text:p>0.272827722873871</text:p>
              </table:table-cell>
              <table:table-cell office:value-type="float" office:value="0.246725128005799">
                <text:p>0.246725128005799</text:p>
              </table:table-cell>
              <table:table-cell office:value-type="float" office:value="0.246808207868138">
                <text:p>0.246808207868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0.253054279888402">
                <text:p>0.253054279888402</text:p>
              </table:table-cell>
              <table:table-cell office:value-type="float" office:value="0.189781699778878">
                <text:p>0.189781699778878</text:p>
              </table:table-cell>
              <table:table-cell office:value-type="float" office:value="0.156337950040695">
                <text:p>0.156337950040695</text:p>
              </table:table-cell>
              <table:table-cell office:value-type="float" office:value="0.095764284776336">
                <text:p>0.095764284776336</text:p>
              </table:table-cell>
              <table:table-cell office:value-type="float" office:value="0.0578671244478092">
                <text:p>0.0578671244478092</text:p>
              </table:table-cell>
              <table:table-cell office:value-type="float" office:value="0.0857740010996024">
                <text:p>0.0857740010996024</text:p>
              </table:table-cell>
              <table:table-cell office:value-type="float" office:value="0.0679763419385282">
                <text:p>0.0679763419385282</text:p>
              </table:table-cell>
              <table:table-cell office:value-type="float" office:value="0.0849183775568289">
                <text:p>0.0849183775568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0.163585933208995">
                <text:p>0.163585933208995</text:p>
              </table:table-cell>
              <table:table-cell office:value-type="float" office:value="0.117536596764102">
                <text:p>0.117536596764102</text:p>
              </table:table-cell>
              <table:table-cell office:value-type="float" office:value="0.0943158289706131">
                <text:p>0.0943158289706131</text:p>
              </table:table-cell>
              <table:table-cell office:value-type="float" office:value="0.0836018737271568">
                <text:p>0.0836018737271568</text:p>
              </table:table-cell>
              <table:table-cell office:value-type="float" office:value="0.0553509078731007">
                <text:p>0.0553509078731007</text:p>
              </table:table-cell>
              <table:table-cell office:value-type="float" office:value="0.0700872918988805">
                <text:p>0.0700872918988805</text:p>
              </table:table-cell>
              <table:table-cell office:value-type="float" office:value="0.0661148430396962">
                <text:p>0.0661148430396962</text:p>
              </table:table-cell>
              <table:table-cell office:value-type="float" office:value="0.0833956402226537">
                <text:p>0.08339564022265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0.162832949060372">
                <text:p>0.162832949060372</text:p>
              </table:table-cell>
              <table:table-cell office:value-type="float" office:value="0.116493963152862">
                <text:p>0.116493963152862</text:p>
              </table:table-cell>
              <table:table-cell office:value-type="float" office:value="0.0931163965590623">
                <text:p>0.0931163965590623</text:p>
              </table:table-cell>
              <table:table-cell office:value-type="float" office:value="0.0821878383655679">
                <text:p>0.0821878383655679</text:p>
              </table:table-cell>
              <table:table-cell office:value-type="float" office:value="0.0544554794984859">
                <text:p>0.0544554794984859</text:p>
              </table:table-cell>
              <table:table-cell office:value-type="float" office:value="0.0691532888900586">
                <text:p>0.0691532888900586</text:p>
              </table:table-cell>
              <table:table-cell office:value-type="float" office:value="0.065263399110337">
                <text:p>0.065263399110337</text:p>
              </table:table-cell>
              <table:table-cell office:value-type="float" office:value="0.0811333008475804">
                <text:p>0.0811333008475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0.162977094778068">
                <text:p>0.162977094778068</text:p>
              </table:table-cell>
              <table:table-cell office:value-type="float" office:value="0.116084575904543">
                <text:p>0.116084575904543</text:p>
              </table:table-cell>
              <table:table-cell office:value-type="float" office:value="0.0929725390081165">
                <text:p>0.0929725390081165</text:p>
              </table:table-cell>
              <table:table-cell office:value-type="float" office:value="0.0821831164652323">
                <text:p>0.0821831164652323</text:p>
              </table:table-cell>
              <table:table-cell office:value-type="float" office:value="0.0546452924241475">
                <text:p>0.0546452924241475</text:p>
              </table:table-cell>
              <table:table-cell office:value-type="float" office:value="0.0691637560358642">
                <text:p>0.0691637560358642</text:p>
              </table:table-cell>
              <table:table-cell office:value-type="float" office:value="0.0649040580335003">
                <text:p>0.0649040580335003</text:p>
              </table:table-cell>
              <table:table-cell office:value-type="float" office:value="0.0813720513602">
                <text:p>0.0813720513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3.64252359081881">
                <text:p>3.64252359081881</text:p>
              </table:table-cell>
              <table:table-cell office:value-type="float" office:value="1.64689744973969">
                <text:p>1.64689744973969</text:p>
              </table:table-cell>
              <table:table-cell office:value-type="float" office:value="0.980152592193071">
                <text:p>0.980152592193071</text:p>
              </table:table-cell>
              <table:table-cell office:value-type="float" office:value="0.757517087858933">
                <text:p>0.757517087858933</text:p>
              </table:table-cell>
              <table:table-cell office:value-type="float" office:value="0.503967985549812">
                <text:p>0.503967985549812</text:p>
              </table:table-cell>
              <table:table-cell office:value-type="float" office:value="0.432102996298877">
                <text:p>0.432102996298877</text:p>
              </table:table-cell>
              <table:table-cell office:value-type="float" office:value="0.41906414453269">
                <text:p>0.41906414453269</text:p>
              </table:table-cell>
              <table:table-cell office:value-type="float" office:value="0.460516057832746">
                <text:p>0.4605160578327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3.60012306910385">
                <text:p>3.60012306910385</text:p>
              </table:table-cell>
              <table:table-cell office:value-type="float" office:value="1.56454138534682">
                <text:p>1.56454138534682</text:p>
              </table:table-cell>
              <table:table-cell office:value-type="float" office:value="0.925616830013778">
                <text:p>0.925616830013778</text:p>
              </table:table-cell>
              <table:table-cell office:value-type="float" office:value="0.686980292560198">
                <text:p>0.686980292560198</text:p>
              </table:table-cell>
              <table:table-cell office:value-type="float" office:value="0.497296589102375">
                <text:p>0.497296589102375</text:p>
              </table:table-cell>
              <table:table-cell office:value-type="float" office:value="0.426540033622843">
                <text:p>0.426540033622843</text:p>
              </table:table-cell>
              <table:table-cell office:value-type="float" office:value="0.413367483172825">
                <text:p>0.413367483172825</text:p>
              </table:table-cell>
              <table:table-cell office:value-type="float" office:value="0.45645938708453">
                <text:p>0.45645938708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3.59982835013278">
                <text:p>3.59982835013278</text:p>
              </table:table-cell>
              <table:table-cell office:value-type="float" office:value="1.56065529965513">
                <text:p>1.56065529965513</text:p>
              </table:table-cell>
              <table:table-cell office:value-type="float" office:value="0.921980736095036">
                <text:p>0.921980736095036</text:p>
              </table:table-cell>
              <table:table-cell office:value-type="float" office:value="0.68413995471233">
                <text:p>0.68413995471233</text:p>
              </table:table-cell>
              <table:table-cell office:value-type="float" office:value="0.496305463968792">
                <text:p>0.496305463968792</text:p>
              </table:table-cell>
              <table:table-cell office:value-type="float" office:value="0.422986572555482">
                <text:p>0.422986572555482</text:p>
              </table:table-cell>
              <table:table-cell office:value-type="float" office:value="0.412038049218296">
                <text:p>0.412038049218296</text:p>
              </table:table-cell>
              <table:table-cell office:value-type="float" office:value="0.454014539933328">
                <text:p>0.454014539933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3.59150691932491">
                <text:p>3.59150691932491</text:p>
              </table:table-cell>
              <table:table-cell office:value-type="float" office:value="1.56452496728033">
                <text:p>1.56452496728033</text:p>
              </table:table-cell>
              <table:table-cell office:value-type="float" office:value="0.923017822417292">
                <text:p>0.923017822417292</text:p>
              </table:table-cell>
              <table:table-cell office:value-type="float" office:value="0.682189268787394">
                <text:p>0.682189268787394</text:p>
              </table:table-cell>
              <table:table-cell office:value-type="float" office:value="0.495753708617112">
                <text:p>0.495753708617112</text:p>
              </table:table-cell>
              <table:table-cell office:value-type="float" office:value="0.42211454837518">
                <text:p>0.42211454837518</text:p>
              </table:table-cell>
              <table:table-cell office:value-type="float" office:value="0.412249214850012">
                <text:p>0.412249214850012</text:p>
              </table:table-cell>
              <table:table-cell office:value-type="float" office:value="0.452246959961707">
                <text:p>0.4522469599617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65.574095901835">
                <text:p>65.574095901835</text:p>
              </table:table-cell>
              <table:table-cell office:value-type="float" office:value="4.53930288722373">
                <text:p>4.53930288722373</text:p>
              </table:table-cell>
              <table:table-cell office:value-type="float" office:value="2.85351207065994">
                <text:p>2.85351207065994</text:p>
              </table:table-cell>
              <table:table-cell office:value-type="float" office:value="2.75658778704051">
                <text:p>2.75658778704051</text:p>
              </table:table-cell>
              <table:table-cell office:value-type="float" office:value="1.58047550990671">
                <text:p>1.58047550990671</text:p>
              </table:table-cell>
              <table:table-cell office:value-type="float" office:value="1.54407534745581">
                <text:p>1.54407534745581</text:p>
              </table:table-cell>
              <table:table-cell office:value-type="float" office:value="1.7062497093555">
                <text:p>1.7062497093555</text:p>
              </table:table-cell>
              <table:table-cell office:value-type="float" office:value="2.06488735394145">
                <text:p>2.06488735394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69.4809596128193">
                <text:p>69.4809596128193</text:p>
              </table:table-cell>
              <table:table-cell office:value-type="float" office:value="2.86169610589413">
                <text:p>2.86169610589413</text:p>
              </table:table-cell>
              <table:table-cell office:value-type="float" office:value="2.26657663589259">
                <text:p>2.26657663589259</text:p>
              </table:table-cell>
              <table:table-cell office:value-type="float" office:value="1.84554862255555">
                <text:p>1.84554862255555</text:p>
              </table:table-cell>
              <table:table-cell office:value-type="float" office:value="1.65722684984213">
                <text:p>1.65722684984213</text:p>
              </table:table-cell>
              <table:table-cell office:value-type="float" office:value="1.61042184277645">
                <text:p>1.61042184277645</text:p>
              </table:table-cell>
              <table:table-cell office:value-type="float" office:value="1.7832901651825">
                <text:p>1.7832901651825</text:p>
              </table:table-cell>
              <table:table-cell office:value-type="float" office:value="2.17631011929187">
                <text:p>2.176310119291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69.5733847375763">
                <text:p>69.5733847375763</text:p>
              </table:table-cell>
              <table:table-cell office:value-type="float" office:value="2.886607280453">
                <text:p>2.886607280453</text:p>
              </table:table-cell>
              <table:table-cell office:value-type="float" office:value="2.26353938496676">
                <text:p>2.26353938496676</text:p>
              </table:table-cell>
              <table:table-cell office:value-type="float" office:value="1.84367191729308">
                <text:p>1.84367191729308</text:p>
              </table:table-cell>
              <table:table-cell office:value-type="float" office:value="1.6564486025624">
                <text:p>1.6564486025624</text:p>
              </table:table-cell>
              <table:table-cell office:value-type="float" office:value="1.60011116804156">
                <text:p>1.60011116804156</text:p>
              </table:table-cell>
              <table:table-cell office:value-type="float" office:value="1.78798845116838">
                <text:p>1.78798845116838</text:p>
              </table:table-cell>
              <table:table-cell office:value-type="float" office:value="2.17170325508982">
                <text:p>2.171703255089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69.5981016951832">
                <text:p>69.5981016951832</text:p>
              </table:table-cell>
              <table:table-cell office:value-type="float" office:value="2.88472583188325">
                <text:p>2.88472583188325</text:p>
              </table:table-cell>
              <table:table-cell office:value-type="float" office:value="2.26167982390855">
                <text:p>2.26167982390855</text:p>
              </table:table-cell>
              <table:table-cell office:value-type="float" office:value="1.84962741272817">
                <text:p>1.84962741272817</text:p>
              </table:table-cell>
              <table:table-cell office:value-type="float" office:value="1.65591430426885">
                <text:p>1.65591430426885</text:p>
              </table:table-cell>
              <table:table-cell office:value-type="float" office:value="1.60368358864047">
                <text:p>1.60368358864047</text:p>
              </table:table-cell>
              <table:table-cell office:value-type="float" office:value="1.78118911784349">
                <text:p>1.78118911784349</text:p>
              </table:table-cell>
              <table:table-cell office:value-type="float" office:value="2.17437505845346">
                <text:p>2.174375058453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0.884294892011876">
                <text:p>0.884294892011876</text:p>
              </table:table-cell>
              <table:table-cell office:value-type="float" office:value="0.605616464700167">
                <text:p>0.605616464700167</text:p>
              </table:table-cell>
              <table:table-cell office:value-type="float" office:value="0.396562283235655">
                <text:p>0.396562283235655</text:p>
              </table:table-cell>
              <table:table-cell office:value-type="float" office:value="0.326749970420887">
                <text:p>0.326749970420887</text:p>
              </table:table-cell>
              <table:table-cell office:value-type="float" office:value="0.478801311603012">
                <text:p>0.478801311603012</text:p>
              </table:table-cell>
              <table:table-cell office:value-type="float" office:value="0.439454683345543">
                <text:p>0.439454683345543</text:p>
              </table:table-cell>
              <table:table-cell office:value-type="float" office:value="0.594770543861785">
                <text:p>0.594770543861785</text:p>
              </table:table-cell>
              <table:table-cell office:value-type="float" office:value="0.935360019219571">
                <text:p>0.935360019219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0.870866454075093">
                <text:p>0.870866454075093</text:p>
              </table:table-cell>
              <table:table-cell office:value-type="float" office:value="0.594464845744944">
                <text:p>0.594464845744944</text:p>
              </table:table-cell>
              <table:table-cell office:value-type="float" office:value="0.391579032896674">
                <text:p>0.391579032896674</text:p>
              </table:table-cell>
              <table:table-cell office:value-type="float" office:value="0.311214663838813">
                <text:p>0.311214663838813</text:p>
              </table:table-cell>
              <table:table-cell office:value-type="float" office:value="0.478516990093749">
                <text:p>0.478516990093749</text:p>
              </table:table-cell>
              <table:table-cell office:value-type="float" office:value="0.435620512620773">
                <text:p>0.435620512620773</text:p>
              </table:table-cell>
              <table:table-cell office:value-type="float" office:value="0.591990256266132">
                <text:p>0.591990256266132</text:p>
              </table:table-cell>
              <table:table-cell office:value-type="float" office:value="0.931505807378614">
                <text:p>0.931505807378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0.8633828776024">
                <text:p>0.8633828776024</text:p>
              </table:table-cell>
              <table:table-cell office:value-type="float" office:value="0.589001654252694">
                <text:p>0.589001654252694</text:p>
              </table:table-cell>
              <table:table-cell office:value-type="float" office:value="0.386367340349899">
                <text:p>0.386367340349899</text:p>
              </table:table-cell>
              <table:table-cell office:value-type="float" office:value="0.308371849924441">
                <text:p>0.308371849924441</text:p>
              </table:table-cell>
              <table:table-cell office:value-type="float" office:value="0.472499412463781">
                <text:p>0.472499412463781</text:p>
              </table:table-cell>
              <table:table-cell office:value-type="float" office:value="0.43130206228765">
                <text:p>0.43130206228765</text:p>
              </table:table-cell>
              <table:table-cell office:value-type="float" office:value="0.583853664463616">
                <text:p>0.583853664463616</text:p>
              </table:table-cell>
              <table:table-cell office:value-type="float" office:value="0.923230131939529">
                <text:p>0.9232301319395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0.862861304966538">
                <text:p>0.862861304966538</text:p>
              </table:table-cell>
              <table:table-cell office:value-type="float" office:value="0.589606999515139">
                <text:p>0.589606999515139</text:p>
              </table:table-cell>
              <table:table-cell office:value-type="float" office:value="0.386964985971036">
                <text:p>0.386964985971036</text:p>
              </table:table-cell>
              <table:table-cell office:value-type="float" office:value="0.308449787860643">
                <text:p>0.308449787860643</text:p>
              </table:table-cell>
              <table:table-cell office:value-type="float" office:value="0.4720755252649">
                <text:p>0.4720755252649</text:p>
              </table:table-cell>
              <table:table-cell office:value-type="float" office:value="0.430817460752432">
                <text:p>0.430817460752432</text:p>
              </table:table-cell>
              <table:table-cell office:value-type="float" office:value="0.583348952590646">
                <text:p>0.583348952590646</text:p>
              </table:table-cell>
              <table:table-cell office:value-type="float" office:value="0.924519551531578">
                <text:p>0.9245195515315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7.36749479657493">
                <text:p>7.36749479657493</text:p>
              </table:table-cell>
              <table:table-cell office:value-type="float" office:value="2.65302744430023">
                <text:p>2.65302744430023</text:p>
              </table:table-cell>
              <table:table-cell office:value-type="float" office:value="1.90135393022754">
                <text:p>1.90135393022754</text:p>
              </table:table-cell>
              <table:table-cell office:value-type="float" office:value="1.66375460612914">
                <text:p>1.66375460612914</text:p>
              </table:table-cell>
              <table:table-cell office:value-type="float" office:value="1.59910962510549">
                <text:p>1.59910962510549</text:p>
              </table:table-cell>
              <table:table-cell office:value-type="float" office:value="1.66934347528093">
                <text:p>1.66934347528093</text:p>
              </table:table-cell>
              <table:table-cell office:value-type="float" office:value="1.91970466337011">
                <text:p>1.91970466337011</text:p>
              </table:table-cell>
              <table:table-cell office:value-type="float" office:value="2.6027182472767">
                <text:p>2.60271824727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7.18446888493571">
                <text:p>7.18446888493571</text:p>
              </table:table-cell>
              <table:table-cell office:value-type="float" office:value="2.66760134989822">
                <text:p>2.66760134989822</text:p>
              </table:table-cell>
              <table:table-cell office:value-type="float" office:value="1.8861030826188">
                <text:p>1.8861030826188</text:p>
              </table:table-cell>
              <table:table-cell office:value-type="float" office:value="1.66020655155796">
                <text:p>1.66020655155796</text:p>
              </table:table-cell>
              <table:table-cell office:value-type="float" office:value="1.58703204950467">
                <text:p>1.58703204950467</text:p>
              </table:table-cell>
              <table:table-cell office:value-type="float" office:value="1.6214987230926">
                <text:p>1.6214987230926</text:p>
              </table:table-cell>
              <table:table-cell office:value-type="float" office:value="1.91555462960719">
                <text:p>1.91555462960719</text:p>
              </table:table-cell>
              <table:table-cell office:value-type="float" office:value="2.60168942767004">
                <text:p>2.601689427670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6.43470925022412">
                <text:p>6.43470925022412</text:p>
              </table:table-cell>
              <table:table-cell office:value-type="float" office:value="2.38607977041499">
                <text:p>2.38607977041499</text:p>
              </table:table-cell>
              <table:table-cell office:value-type="float" office:value="1.6971973968404">
                <text:p>1.6971973968404</text:p>
              </table:table-cell>
              <table:table-cell office:value-type="float" office:value="1.4898273579906">
                <text:p>1.4898273579906</text:p>
              </table:table-cell>
              <table:table-cell office:value-type="float" office:value="1.42573604229853">
                <text:p>1.42573604229853</text:p>
              </table:table-cell>
              <table:table-cell office:value-type="float" office:value="1.44912711261187">
                <text:p>1.44912711261187</text:p>
              </table:table-cell>
              <table:table-cell office:value-type="float" office:value="1.71433830995968">
                <text:p>1.71433830995968</text:p>
              </table:table-cell>
              <table:table-cell office:value-type="float" office:value="2.33286920710449">
                <text:p>2.33286920710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6.43039864362979">
                <text:p>6.43039864362979</text:p>
              </table:table-cell>
              <table:table-cell office:value-type="float" office:value="2.38499784084083">
                <text:p>2.38499784084083</text:p>
              </table:table-cell>
              <table:table-cell office:value-type="float" office:value="1.69256853530668">
                <text:p>1.69256853530668</text:p>
              </table:table-cell>
              <table:table-cell office:value-type="float" office:value="1.48770126067154">
                <text:p>1.48770126067154</text:p>
              </table:table-cell>
              <table:table-cell office:value-type="float" office:value="1.42483728505649">
                <text:p>1.42483728505649</text:p>
              </table:table-cell>
              <table:table-cell office:value-type="float" office:value="1.45014966751015">
                <text:p>1.45014966751015</text:p>
              </table:table-cell>
              <table:table-cell office:value-type="float" office:value="1.71418937384242">
                <text:p>1.71418937384242</text:p>
              </table:table-cell>
              <table:table-cell office:value-type="float" office:value="2.33289789269017">
                <text:p>2.33289789269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233.469814423303">
                <text:p>233.469814423303</text:p>
              </table:table-cell>
              <table:table-cell office:value-type="float" office:value="184.522903453136">
                <text:p>184.522903453136</text:p>
              </table:table-cell>
              <table:table-cell office:value-type="float" office:value="159.233380314776">
                <text:p>159.233380314776</text:p>
              </table:table-cell>
              <table:table-cell office:value-type="float" office:value="17.1555085741132">
                <text:p>17.1555085741132</text:p>
              </table:table-cell>
              <table:table-cell office:value-type="float" office:value="1.85059901338971">
                <text:p>1.85059901338971</text:p>
              </table:table-cell>
              <table:table-cell office:value-type="float" office:value="1.70436927413672">
                <text:p>1.70436927413672</text:p>
              </table:table-cell>
              <table:table-cell office:value-type="float" office:value="2.21376556260277">
                <text:p>2.21376556260277</text:p>
              </table:table-cell>
              <table:table-cell office:value-type="float" office:value="1.8866572703782">
                <text:p>1.88665727037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13.0473462510531">
                <text:p>13.0473462510531</text:p>
              </table:table-cell>
              <table:table-cell office:value-type="float" office:value="7.05846672283067">
                <text:p>7.05846672283067</text:p>
              </table:table-cell>
              <table:table-cell office:value-type="float" office:value="4.07818028643639">
                <text:p>4.07818028643639</text:p>
              </table:table-cell>
              <table:table-cell office:value-type="float" office:value="2.90513900589722">
                <text:p>2.90513900589722</text:p>
              </table:table-cell>
              <table:table-cell office:value-type="float" office:value="2.08407750631845">
                <text:p>2.08407750631845</text:p>
              </table:table-cell>
              <table:table-cell office:value-type="float" office:value="1.76663858466723">
                <text:p>1.76663858466723</text:p>
              </table:table-cell>
              <table:table-cell office:value-type="float" office:value="2.59882055602359">
                <text:p>2.59882055602359</text:p>
              </table:table-cell>
              <table:table-cell office:value-type="float" office:value="2.16714406065712">
                <text:p>2.167144060657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3108.80380144518">
                <text:p>3108.80380144518</text:p>
              </table:table-cell>
              <table:table-cell office:value-type="float" office:value="3175.72635878102">
                <text:p>3175.72635878102</text:p>
              </table:table-cell>
              <table:table-cell office:value-type="float" office:value="3081.69211435752">
                <text:p>3081.69211435752</text:p>
              </table:table-cell>
              <table:table-cell office:value-type="float" office:value="2.72463085139805">
                <text:p>2.72463085139805</text:p>
              </table:table-cell>
              <table:table-cell office:value-type="float" office:value="1.97518064718819">
                <text:p>1.97518064718819</text:p>
              </table:table-cell>
              <table:table-cell office:value-type="float" office:value="1.67452089224003">
                <text:p>1.67452089224003</text:p>
              </table:table-cell>
              <table:table-cell office:value-type="float" office:value="2.45601633678919">
                <text:p>2.45601633678919</text:p>
              </table:table-cell>
              <table:table-cell office:value-type="float" office:value="2.06738925541942">
                <text:p>2.067389255419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2274.3876845743">
                <text:p>2274.3876845743</text:p>
              </table:table-cell>
              <table:table-cell office:value-type="float" office:value="2268.78557964185">
                <text:p>2268.78557964185</text:p>
              </table:table-cell>
              <table:table-cell office:value-type="float" office:value="2261.11561420044">
                <text:p>2261.11561420044</text:p>
              </table:table-cell>
              <table:table-cell office:value-type="float" office:value="2.72761545711593">
                <text:p>2.72761545711593</text:p>
              </table:table-cell>
              <table:table-cell office:value-type="float" office:value="1.97408105560792">
                <text:p>1.97408105560792</text:p>
              </table:table-cell>
              <table:table-cell office:value-type="float" office:value="1.67514923028589">
                <text:p>1.67514923028589</text:p>
              </table:table-cell>
              <table:table-cell office:value-type="float" office:value="2.46025761859881">
                <text:p>2.46025761859881</text:p>
              </table:table-cell>
              <table:table-cell office:value-type="float" office:value="2.05089538171536">
                <text:p>2.050895381715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0.155528013680334">
                <text:p>0.155528013680334</text:p>
              </table:table-cell>
              <table:table-cell office:value-type="float" office:value="0.0882616286125007">
                <text:p>0.0882616286125007</text:p>
              </table:table-cell>
              <table:table-cell office:value-type="float" office:value="0.0526213592939069">
                <text:p>0.0526213592939069</text:p>
              </table:table-cell>
              <table:table-cell office:value-type="float" office:value="0.0381772438343081">
                <text:p>0.0381772438343081</text:p>
              </table:table-cell>
              <table:table-cell office:value-type="float" office:value="0.0290106256228449">
                <text:p>0.0290106256228449</text:p>
              </table:table-cell>
              <table:table-cell office:value-type="float" office:value="0.0249920623269558">
                <text:p>0.0249920623269558</text:p>
              </table:table-cell>
              <table:table-cell office:value-type="float" office:value="0.0246439187143935">
                <text:p>0.0246439187143935</text:p>
              </table:table-cell>
              <table:table-cell office:value-type="float" office:value="0.0255252954508514">
                <text:p>0.02552529545085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0.152906037147637">
                <text:p>0.152906037147637</text:p>
              </table:table-cell>
              <table:table-cell office:value-type="float" office:value="0.0861328867557598">
                <text:p>0.0861328867557598</text:p>
              </table:table-cell>
              <table:table-cell office:value-type="float" office:value="0.052072047263366">
                <text:p>0.052072047263366</text:p>
              </table:table-cell>
              <table:table-cell office:value-type="float" office:value="0.0367093039113912">
                <text:p>0.0367093039113912</text:p>
              </table:table-cell>
              <table:table-cell office:value-type="float" office:value="0.0288163369093565">
                <text:p>0.0288163369093565</text:p>
              </table:table-cell>
              <table:table-cell office:value-type="float" office:value="0.0248206525709837">
                <text:p>0.0248206525709837</text:p>
              </table:table-cell>
              <table:table-cell office:value-type="float" office:value="0.0245181308720859">
                <text:p>0.0245181308720859</text:p>
              </table:table-cell>
              <table:table-cell office:value-type="float" office:value="0.0252768310494138">
                <text:p>0.02527683104941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0.150153439618708">
                <text:p>0.150153439618708</text:p>
              </table:table-cell>
              <table:table-cell office:value-type="float" office:value="0.0833570056571727">
                <text:p>0.0833570056571727</text:p>
              </table:table-cell>
              <table:table-cell office:value-type="float" office:value="0.0489120441283232">
                <text:p>0.0489120441283232</text:p>
              </table:table-cell>
              <table:table-cell office:value-type="float" office:value="0.0333931386573751">
                <text:p>0.0333931386573751</text:p>
              </table:table-cell>
              <table:table-cell office:value-type="float" office:value="0.025538583377425">
                <text:p>0.025538583377425</text:p>
              </table:table-cell>
              <table:table-cell office:value-type="float" office:value="0.0215897162333659">
                <text:p>0.0215897162333659</text:p>
              </table:table-cell>
              <table:table-cell office:value-type="float" office:value="0.0211245723070513">
                <text:p>0.0211245723070513</text:p>
              </table:table-cell>
              <table:table-cell office:value-type="float" office:value="0.0220254111877347">
                <text:p>0.02202541118773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0.150388665375865">
                <text:p>0.150388665375865</text:p>
              </table:table-cell>
              <table:table-cell office:value-type="float" office:value="0.0833330155905765">
                <text:p>0.0833330155905765</text:p>
              </table:table-cell>
              <table:table-cell office:value-type="float" office:value="0.0490152102417024">
                <text:p>0.0490152102417024</text:p>
              </table:table-cell>
              <table:table-cell office:value-type="float" office:value="0.0334780610627535">
                <text:p>0.0334780610627535</text:p>
              </table:table-cell>
              <table:table-cell office:value-type="float" office:value="0.0255041305473418">
                <text:p>0.0255041305473418</text:p>
              </table:table-cell>
              <table:table-cell office:value-type="float" office:value="0.0216888792324614">
                <text:p>0.0216888792324614</text:p>
              </table:table-cell>
              <table:table-cell office:value-type="float" office:value="0.0212152676001378">
                <text:p>0.0212152676001378</text:p>
              </table:table-cell>
              <table:table-cell office:value-type="float" office:value="0.0221052705977251">
                <text:p>0.02210527059772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1.25952349260817">
                <text:p>1.25952349260817</text:p>
              </table:table-cell>
              <table:table-cell office:value-type="float" office:value="0.878459211163888">
                <text:p>0.878459211163888</text:p>
              </table:table-cell>
              <table:table-cell office:value-type="float" office:value="0.392301124178667">
                <text:p>0.392301124178667</text:p>
              </table:table-cell>
              <table:table-cell office:value-type="float" office:value="0.342724491441582">
                <text:p>0.342724491441582</text:p>
              </table:table-cell>
              <table:table-cell office:value-type="float" office:value="0.326689978022234">
                <text:p>0.326689978022234</text:p>
              </table:table-cell>
              <table:table-cell office:value-type="float" office:value="0.299043637942497">
                <text:p>0.299043637942497</text:p>
              </table:table-cell>
              <table:table-cell office:value-type="float" office:value="0.343504487870338">
                <text:p>0.343504487870338</text:p>
              </table:table-cell>
              <table:table-cell office:value-type="float" office:value="0.428792124390244">
                <text:p>0.4287921243902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1.25586963205737">
                <text:p>1.25586963205737</text:p>
              </table:table-cell>
              <table:table-cell office:value-type="float" office:value="0.871709741809351">
                <text:p>0.871709741809351</text:p>
              </table:table-cell>
              <table:table-cell office:value-type="float" office:value="0.386652993828425">
                <text:p>0.386652993828425</text:p>
              </table:table-cell>
              <table:table-cell office:value-type="float" office:value="0.343076149625287">
                <text:p>0.343076149625287</text:p>
              </table:table-cell>
              <table:table-cell office:value-type="float" office:value="0.326851991520501">
                <text:p>0.326851991520501</text:p>
              </table:table-cell>
              <table:table-cell office:value-type="float" office:value="0.298261464514745">
                <text:p>0.298261464514745</text:p>
              </table:table-cell>
              <table:table-cell office:value-type="float" office:value="0.344016692787844">
                <text:p>0.344016692787844</text:p>
              </table:table-cell>
              <table:table-cell office:value-type="float" office:value="0.427230143339504">
                <text:p>0.4272301433395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1.26051968568025">
                <text:p>1.26051968568025</text:p>
              </table:table-cell>
              <table:table-cell office:value-type="float" office:value="0.858035370183031">
                <text:p>0.858035370183031</text:p>
              </table:table-cell>
              <table:table-cell office:value-type="float" office:value="0.356586223840479">
                <text:p>0.356586223840479</text:p>
              </table:table-cell>
              <table:table-cell office:value-type="float" office:value="0.31524169305074">
                <text:p>0.31524169305074</text:p>
              </table:table-cell>
              <table:table-cell office:value-type="float" office:value="0.299544689668273">
                <text:p>0.299544689668273</text:p>
              </table:table-cell>
              <table:table-cell office:value-type="float" office:value="0.265346360574296">
                <text:p>0.265346360574296</text:p>
              </table:table-cell>
              <table:table-cell office:value-type="float" office:value="0.314850065009184">
                <text:p>0.314850065009184</text:p>
              </table:table-cell>
              <table:table-cell office:value-type="float" office:value="0.404278704697763">
                <text:p>0.4042787046977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1.25729539148571">
                <text:p>1.25729539148571</text:p>
              </table:table-cell>
              <table:table-cell office:value-type="float" office:value="0.857658981370867">
                <text:p>0.857658981370867</text:p>
              </table:table-cell>
              <table:table-cell office:value-type="float" office:value="0.356012536120034">
                <text:p>0.356012536120034</text:p>
              </table:table-cell>
              <table:table-cell office:value-type="float" office:value="0.3145507748112">
                <text:p>0.3145507748112</text:p>
              </table:table-cell>
              <table:table-cell office:value-type="float" office:value="0.298977723418469">
                <text:p>0.298977723418469</text:p>
              </table:table-cell>
              <table:table-cell office:value-type="float" office:value="0.26318826942126">
                <text:p>0.26318826942126</text:p>
              </table:table-cell>
              <table:table-cell office:value-type="float" office:value="0.314703688378319">
                <text:p>0.314703688378319</text:p>
              </table:table-cell>
              <table:table-cell office:value-type="float" office:value="0.403874542959344">
                <text:p>0.4038745429593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true" chart:minimum="100" chart:maximum="20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5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4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7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8" style:family="chart">
      <style:chart-properties chart:symbol-type="named-symbol" chart:symbol-name="hourglass" chart:symbol-width="0.25cm" chart:symbol-height="0.25cm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9" style:family="chart">
      <style:chart-properties chart:symbol-type="named-symbol" chart:symbol-name="square" chart:symbol-width="0.25cm" chart:symbol-height="0.25cm"/>
      <style:graphic-properties draw:stroke="solid" svg:stroke-width="0.088cm" svg:stroke-color="#4b1f6f" draw:fill-color="#4b1f6f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draw:stroke="none" svg:stroke-color="#b3b3b3" draw:fill="solid" draw:fill-color="#cccccc"/>
    </style:style>
  </office:automatic-styles>
  <office:body>
    <office:chart>
      <chart:chart svg:width="25.673cm" svg:height="24.259cm" chart:class="chart:scatter" chart:style-name="ch1">
        <chart:title svg:x="10.743cm" svg:y="0.485cm" chart:style-name="ch2">
          <text:p>Time versus bin size</text:p>
        </chart:title>
        <chart:subtitle svg:x="11.227cm" svg:y="1.479cm" chart:style-name="ch3">
          <text:p>Compared to index</text:p>
        </chart:subtitle>
        <chart:legend chart:legend-position="end" svg:x="19.382cm" svg:y="8.897cm" chart:style-name="ch4"/>
        <chart:plot-area chart:style-name="ch5" table:cell-range-address="Sheet1.A135:Sheet1.I144" chart:data-source-has-labels="column" svg:x="0.825cm" svg:y="2.377cm" svg:width="18.045cm" svg:height="20.628cm">
          <chart:axis chart:dimension="x" chart:name="primary-x" chart:style-name="ch6">
            <chart:title svg:x="9.561cm" svg:y="22.926cm" chart:style-name="ch7">
              <text:p>Bin size</text:p>
            </chart:title>
          </chart:axis>
          <chart:axis chart:dimension="y" chart:name="primary-y" chart:style-name="ch8">
            <chart:title svg:x="0.514cm" svg:y="12.747cm" chart:style-name="ch9">
              <text:p>Time</text:p>
            </chart:title>
            <chart:grid chart:style-name="ch10" chart:class="major"/>
          </chart:axis>
          <chart:series chart:style-name="ch11" chart:values-cell-range-address="Sheet1.B136:Sheet1.I136" chart:label-cell-address="Sheet1.A136:Sheet1.A136" chart:class="chart:scatter">
            <chart:domain table:cell-range-address="Sheet1.B135:Sheet1.I135"/>
            <chart:data-point chart:repeated="8"/>
          </chart:series>
          <chart:series chart:style-name="ch12" chart:values-cell-range-address="Sheet1.B137:Sheet1.I137" chart:label-cell-address="Sheet1.A137:Sheet1.A137" chart:class="chart:scatter">
            <chart:data-point chart:repeated="8"/>
          </chart:series>
          <chart:series chart:style-name="ch13" chart:values-cell-range-address="Sheet1.B138:Sheet1.I138" chart:label-cell-address="Sheet1.A138:Sheet1.A138" chart:class="chart:scatter">
            <chart:data-point chart:repeated="8"/>
          </chart:series>
          <chart:series chart:style-name="ch14" chart:values-cell-range-address="Sheet1.B139:Sheet1.I139" chart:label-cell-address="Sheet1.A139:Sheet1.A139" chart:class="chart:scatter">
            <chart:data-point chart:repeated="8"/>
          </chart:series>
          <chart:series chart:style-name="ch15" chart:values-cell-range-address="Sheet1.B140:Sheet1.I140" chart:label-cell-address="Sheet1.A140:Sheet1.A140" chart:class="chart:scatter">
            <chart:data-point chart:repeated="8"/>
          </chart:series>
          <chart:series chart:style-name="ch16" chart:values-cell-range-address="Sheet1.B141:Sheet1.I141" chart:label-cell-address="Sheet1.A141:Sheet1.A141" chart:class="chart:scatter">
            <chart:data-point chart:repeated="8"/>
          </chart:series>
          <chart:series chart:style-name="ch17" chart:values-cell-range-address="Sheet1.B142:Sheet1.I142" chart:label-cell-address="Sheet1.A142:Sheet1.A142" chart:class="chart:scatter">
            <chart:data-point chart:repeated="8"/>
          </chart:series>
          <chart:series chart:style-name="ch18" chart:values-cell-range-address="Sheet1.B143:Sheet1.I143" chart:label-cell-address="Sheet1.A143:Sheet1.A143" chart:class="chart:scatter">
            <chart:data-point chart:repeated="8"/>
          </chart:series>
          <chart:series chart:style-name="ch19" chart:values-cell-range-address="Sheet1.B144:Sheet1.I144" chart:label-cell-address="Sheet1.A144:Sheet1.A144" chart:class="chart:scatter">
            <chart:data-point chart:repeated="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 text:id="">Row 135</text:p>
              </table:table-cell>
              <table:table-cell office:value-type="float" office:value="125">
                <text:p text:id="Sheet1.B135:Sheet1.I135">125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8000">
                <text:p>8000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 text:id="Sheet1.A136:Sheet1.A136">5' RACE (mixed-stage embryos) Genes overlapping MRNAs</text:p>
              </table:table-cell>
              <table:table-cell office:value-type="float" office:value="3.92973374402834">
                <text:p text:id="Sheet1.B136:Sheet1.I136">3.92973374402834</text:p>
              </table:table-cell>
              <table:table-cell office:value-type="float" office:value="1.9156800020644">
                <text:p>1.9156800020644</text:p>
              </table:table-cell>
              <table:table-cell office:value-type="float" office:value="0.624002296379622">
                <text:p>0.624002296379622</text:p>
              </table:table-cell>
              <table:table-cell office:value-type="float" office:value="0.369284503023339">
                <text:p>0.369284503023339</text:p>
              </table:table-cell>
              <table:table-cell office:value-type="float" office:value="0.358720133008064">
                <text:p>0.358720133008064</text:p>
              </table:table-cell>
              <table:table-cell office:value-type="float" office:value="0.27445406695897">
                <text:p>0.27445406695897</text:p>
              </table:table-cell>
              <table:table-cell office:value-type="float" office:value="0.24792978997145">
                <text:p>0.24792978997145</text:p>
              </table:table-cell>
              <table:table-cell office:value-type="float" office:value="0.248244146378422">
                <text:p>0.248244146378422</text:p>
              </table:table-cell>
            </table:table-row>
            <table:table-row>
              <table:table-cell office:value-type="string">
                <text:p text:id="Sheet1.A137:Sheet1.A137">5' RACE (mixed-stage embryos) Exons overlapping ESTs</text:p>
              </table:table-cell>
              <table:table-cell office:value-type="float" office:value="0.185893995670608">
                <text:p text:id="Sheet1.B137:Sheet1.I137">0.185893995670608</text:p>
              </table:table-cell>
              <table:table-cell office:value-type="float" office:value="0.135202995206863">
                <text:p>0.135202995206863</text:p>
              </table:table-cell>
              <table:table-cell office:value-type="float" office:value="0.109382590608016">
                <text:p>0.109382590608016</text:p>
              </table:table-cell>
              <table:table-cell office:value-type="float" office:value="0.0859756056042126">
                <text:p>0.0859756056042126</text:p>
              </table:table-cell>
              <table:table-cell office:value-type="float" office:value="0.0555894607166668">
                <text:p>0.0555894607166668</text:p>
              </table:table-cell>
              <table:table-cell office:value-type="float" office:value="0.073595805070922">
                <text:p>0.073595805070922</text:p>
              </table:table-cell>
              <table:table-cell office:value-type="float" office:value="0.066072816950803">
                <text:p>0.066072816950803</text:p>
              </table:table-cell>
              <table:table-cell office:value-type="float" office:value="0.0827146194164212">
                <text:p>0.0827146194164212</text:p>
              </table:table-cell>
            </table:table-row>
            <table:table-row>
              <table:table-cell office:value-type="string">
                <text:p text:id="Sheet1.A138:Sheet1.A138">AdultMale_H3K4Me3 2kb upstream</text:p>
              </table:table-cell>
              <table:table-cell office:value-type="float" office:value="3.60848864104319">
                <text:p text:id="Sheet1.B138:Sheet1.I138">3.60848864104319</text:p>
              </table:table-cell>
              <table:table-cell office:value-type="float" office:value="1.58414557456803">
                <text:p>1.58414557456803</text:p>
              </table:table-cell>
              <table:table-cell office:value-type="float" office:value="0.937684999216276">
                <text:p>0.937684999216276</text:p>
              </table:table-cell>
              <table:table-cell office:value-type="float" office:value="0.70269752398648">
                <text:p>0.70269752398648</text:p>
              </table:table-cell>
              <table:table-cell office:value-type="float" office:value="0.498329646098498">
                <text:p>0.498329646098498</text:p>
              </table:table-cell>
              <table:table-cell office:value-type="float" office:value="0.425933619260805">
                <text:p>0.425933619260805</text:p>
              </table:table-cell>
              <table:table-cell office:value-type="float" office:value="0.414178593362395">
                <text:p>0.414178593362395</text:p>
              </table:table-cell>
              <table:table-cell office:value-type="float" office:value="0.455807223364357">
                <text:p>0.455807223364357</text:p>
              </table:table-cell>
            </table:table-row>
            <table:table-row>
              <table:table-cell office:value-type="string">
                <text:p text:id="Sheet1.A139:Sheet1.A139">dmg3 rtpcr ESTs 5kb downstream</text:p>
              </table:table-cell>
              <table:table-cell office:value-type="float" office:value="68.5105646978564">
                <text:p text:id="Sheet1.B139:Sheet1.I139">68.5105646978564</text:p>
              </table:table-cell>
              <table:table-cell office:value-type="float" office:value="3.31235202456589">
                <text:p>3.31235202456589</text:p>
              </table:table-cell>
              <table:table-cell office:value-type="float" office:value="2.41816055252488">
                <text:p>2.41816055252488</text:p>
              </table:table-cell>
              <table:table-cell office:value-type="float" office:value="2.08441182963286">
                <text:p>2.08441182963286</text:p>
              </table:table-cell>
              <table:table-cell office:value-type="float" office:value="1.63663437462948">
                <text:p>1.63663437462948</text:p>
              </table:table-cell>
              <table:table-cell office:value-type="float" office:value="1.58886733274974">
                <text:p>1.58886733274974</text:p>
              </table:table-cell>
              <table:table-cell office:value-type="float" office:value="1.76377666801778">
                <text:p>1.76377666801778</text:p>
              </table:table-cell>
              <table:table-cell office:value-type="float" office:value="2.14555162549347">
                <text:p>2.14555162549347</text:p>
              </table:table-cell>
            </table:table-row>
            <table:table-row>
              <table:table-cell office:value-type="string">
                <text:p text:id="Sheet1.A140:Sheet1.A140">Dm_S2Rp_TotalRNA_p200_020-022-024_38bp Exons overlapping TranscriptRegions</text:p>
              </table:table-cell>
              <table:table-cell office:value-type="float" office:value="0.870316301540325">
                <text:p text:id="Sheet1.B140:Sheet1.I140">0.870316301540325</text:p>
              </table:table-cell>
              <table:table-cell office:value-type="float" office:value="0.594646383428039">
                <text:p>0.594646383428039</text:p>
              </table:table-cell>
              <table:table-cell office:value-type="float" office:value="0.390350572168668">
                <text:p>0.390350572168668</text:p>
              </table:table-cell>
              <table:table-cell office:value-type="float" office:value="0.313670577119505">
                <text:p>0.313670577119505</text:p>
              </table:table-cell>
              <table:table-cell office:value-type="float" office:value="0.475458190314677">
                <text:p>0.475458190314677</text:p>
              </table:table-cell>
              <table:table-cell office:value-type="float" office:value="0.434283091973782">
                <text:p>0.434283091973782</text:p>
              </table:table-cell>
              <table:table-cell office:value-type="float" office:value="0.588467508652498">
                <text:p>0.588467508652498</text:p>
              </table:table-cell>
              <table:table-cell office:value-type="float" office:value="0.928631014687201">
                <text:p>0.928631014687201</text:p>
              </table:table-cell>
            </table:table-row>
            <table:table-row>
              <table:table-cell office:value-type="string">
                <text:p text:id="Sheet1.A141:Sheet1.A141">Dm_S2Rp_TotalRNA_p200_020-022-024_38bp 2kb upstream</text:p>
              </table:table-cell>
              <table:table-cell office:value-type="float" office:value="6.8310465262977">
                <text:p text:id="Sheet1.B141:Sheet1.I141">6.8310465262977</text:p>
              </table:table-cell>
              <table:table-cell office:value-type="float" office:value="2.51535851397433">
                <text:p>2.51535851397433</text:p>
              </table:table-cell>
              <table:table-cell office:value-type="float" office:value="1.78882994825546">
                <text:p>1.78882994825546</text:p>
              </table:table-cell>
              <table:table-cell office:value-type="float" office:value="1.57060207027162">
                <text:p>1.57060207027162</text:p>
              </table:table-cell>
              <table:table-cell office:value-type="float" office:value="1.50455833210501">
                <text:p>1.50455833210501</text:p>
              </table:table-cell>
              <table:table-cell office:value-type="float" office:value="1.54213966558362">
                <text:p>1.54213966558362</text:p>
              </table:table-cell>
              <table:table-cell office:value-type="float" office:value="1.81034608018602">
                <text:p>1.81034608018602</text:p>
              </table:table-cell>
              <table:table-cell office:value-type="float" office:value="2.46012647913058">
                <text:p>2.46012647913058</text:p>
              </table:table-cell>
            </table:table-row>
            <table:table-row>
              <table:table-cell office:value-type="string">
                <text:p text:id="Sheet1.A142:Sheet1.A142">All LocatedSequenceFeatures overlapping Gene FBgn0000639</text:p>
              </table:table-cell>
              <table:table-cell office:value-type="float" office:value="1336.76446782679">
                <text:p text:id="Sheet1.B142:Sheet1.I142">1336.76446782679</text:p>
              </table:table-cell>
              <table:table-cell office:value-type="float" office:value="1334.48670026857">
                <text:p>1334.48670026857</text:p>
              </table:table-cell>
              <table:table-cell office:value-type="float" office:value="1302.09451455061">
                <text:p>1302.09451455061</text:p>
              </table:table-cell>
              <table:table-cell office:value-type="float" office:value="7.28497847761304">
                <text:p>7.28497847761304</text:p>
              </table:table-cell>
              <table:table-cell office:value-type="float" office:value="1.95967771605165">
                <text:p>1.95967771605165</text:p>
              </table:table-cell>
              <table:table-cell office:value-type="float" office:value="1.7041315624885">
                <text:p>1.7041315624885</text:p>
              </table:table-cell>
              <table:table-cell office:value-type="float" office:value="2.41231006953387">
                <text:p>2.41231006953387</text:p>
              </table:table-cell>
              <table:table-cell office:value-type="float" office:value="2.02869651594864">
                <text:p>2.02869651594864</text:p>
              </table:table-cell>
            </table:table-row>
            <table:table-row>
              <table:table-cell office:value-type="string">
                <text:p text:id="Sheet1.A143:Sheet1.A143">All Genes overlapping ProteinBindingSites</text:p>
              </table:table-cell>
              <table:table-cell office:value-type="float" office:value="0.152247734394088">
                <text:p text:id="Sheet1.B143:Sheet1.I143">0.152247734394088</text:p>
              </table:table-cell>
              <table:table-cell office:value-type="float" office:value="0.0852748188721778">
                <text:p>0.0852748188721778</text:p>
              </table:table-cell>
              <table:table-cell office:value-type="float" office:value="0.0506584162949735">
                <text:p>0.0506584162949735</text:p>
              </table:table-cell>
              <table:table-cell office:value-type="float" office:value="0.0354432690884123">
                <text:p>0.0354432690884123</text:p>
              </table:table-cell>
              <table:table-cell office:value-type="float" office:value="0.0272207249839238">
                <text:p>0.0272207249839238</text:p>
              </table:table-cell>
              <table:table-cell office:value-type="float" office:value="0.0232759796730642">
                <text:p>0.0232759796730642</text:p>
              </table:table-cell>
              <table:table-cell office:value-type="float" office:value="0.0228787684147093">
                <text:p>0.0228787684147093</text:p>
              </table:table-cell>
              <table:table-cell office:value-type="float" office:value="0.0237364231076925">
                <text:p>0.0237364231076925</text:p>
              </table:table-cell>
            </table:table-row>
            <table:table-row>
              <table:table-cell office:value-type="string">
                <text:p text:id="Sheet1.A144:Sheet1.A144">All IntergenicRegions overlapping TranscriptRegions</text:p>
              </table:table-cell>
              <table:table-cell office:value-type="float" office:value="1.25828933611112">
                <text:p text:id="Sheet1.B144:Sheet1.I144">1.25828933611112</text:p>
              </table:table-cell>
              <table:table-cell office:value-type="float" office:value="0.866634657116841">
                <text:p>0.866634657116841</text:p>
              </table:table-cell>
              <table:table-cell office:value-type="float" office:value="0.373213554260875">
                <text:p>0.373213554260875</text:p>
              </table:table-cell>
              <table:table-cell office:value-type="float" office:value="0.329173079152544">
                <text:p>0.329173079152544</text:p>
              </table:table-cell>
              <table:table-cell office:value-type="float" office:value="0.313286061024327">
                <text:p>0.313286061024327</text:p>
              </table:table-cell>
              <table:table-cell office:value-type="float" office:value="0.281797030012794">
                <text:p>0.281797030012794</text:p>
              </table:table-cell>
              <table:table-cell office:value-type="float" office:value="0.329553270779365">
                <text:p>0.329553270779365</text:p>
              </table:table-cell>
              <table:table-cell office:value-type="float" office:value="0.416278696643975">
                <text:p>0.4162786966439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